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028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6543in"/>
    </style:style>
    <style:style style:name="co7" style:family="table-column">
      <style:table-column-properties fo:break-before="auto" style:column-width="1.4047in"/>
    </style:style>
    <style:style style:name="co8" style:family="table-column">
      <style:table-column-properties fo:break-before="auto" style:column-width="4.9972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2.0047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2.101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1.0047in" fo:break-before="auto" style:use-optimal-row-height="false"/>
    </style:style>
    <style:style style:name="ro5" style:family="table-row">
      <style:table-row-properties style:row-height="0.178in" fo:break-before="page" style:use-optimal-row-height="true"/>
    </style:style>
    <style:style style:name="ro6" style:family="table-row">
      <style:table-row-properties style:row-height="0.9016in" fo:break-before="auto" style:use-optimal-row-height="false"/>
    </style:style>
    <style:style style:name="ro7" style:family="table-row">
      <style:table-row-properties style:row-height="1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vertical-align="top"/>
      <style:paragraph-properties fo:text-align="center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/>
      <style:text-properties fo:font-size="8pt"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style:vertical-align="top"/>
      <style:paragraph-properties fo:text-align="end"/>
      <style:text-properties fo:font-size="8pt" fo:font-weight="bold" style:font-weight-asian="bold" style:font-weight-complex="bold"/>
    </style:style>
    <style:style style:name="ce26" style:family="table-cell" style:parent-style-name="Default">
      <style:table-cell-properties fo:background-color="#cccccc"/>
      <style:text-properties fo:font-size="8pt" fo:font-weight="bold" style:font-weight-asian="bold" style:font-weight-complex="bold"/>
    </style:style>
    <style:style style:name="ce33" style:family="table-cell" style:parent-style-name="Default">
      <style:table-cell-properties fo:background-color="#cccccc"/>
      <style:text-properties fo:font-size="8pt"/>
    </style:style>
    <style:style style:name="ce5" style:family="table-cell" style:parent-style-name="Default">
      <style:table-cell-properties fo:background-color="#f7f7f7"/>
      <style:text-properties fo:font-size="8pt"/>
    </style:style>
    <style:style style:name="ce6" style:family="table-cell" style:parent-style-name="Default">
      <style:table-cell-properties fo:background-color="#ffffff" fo:border="none"/>
      <style:text-properties fo:font-size="8pt"/>
    </style:style>
    <style:style style:name="ce36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/>
      <style:text-properties fo:font-size="8pt" fo:font-weight="bold" style:font-weight-asian="bold" style:font-weight-complex="bold"/>
    </style:style>
    <style:style style:name="ce7" style:family="table-cell" style:parent-style-name="Default">
      <style:table-cell-properties fo:background-color="#bfdfff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8" style:family="table-cell" style:parent-style-name="Default">
      <style:table-cell-properties fo:background-color="#bfdfff" style:text-align-source="fix" style:repeat-content="false" fo:wrap-option="wrap" style:vertical-align="top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eff7ff" style:text-align-source="fix" style:repeat-content="false"/>
      <style:paragraph-properties fo:text-align="start"/>
      <style:text-properties fo:font-size="8pt"/>
    </style:style>
    <style:style style:name="ce10" style:family="table-cell" style:parent-style-name="Default">
      <style:table-cell-properties fo:background-color="#ddddeb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11" style:family="table-cell" style:parent-style-name="Default">
      <style:table-cell-properties fo:background-color="#ddddeb" style:text-align-source="fix" style:repeat-content="false" fo:wrap-option="wrap" style:vertical-align="top"/>
      <style:paragraph-properties fo:text-align="center"/>
      <style:text-properties fo:font-size="8pt"/>
    </style:style>
    <style:style style:name="ce12" style:family="table-cell" style:parent-style-name="Default">
      <style:table-cell-properties fo:background-color="#f7f7ff" style:text-align-source="fix" style:repeat-content="false"/>
      <style:paragraph-properties fo:text-align="start"/>
      <style:text-properties fo:font-size="8pt"/>
    </style:style>
    <style:style style:name="ce42" style:family="table-cell" style:parent-style-name="Default">
      <style:table-cell-properties fo:background-color="#d4ea6b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14" style:family="table-cell" style:parent-style-name="Default" style:data-style-name="N129">
      <style:table-cell-properties fo:background-color="#f6f9d4" style:text-align-source="fix" style:repeat-content="false"/>
      <style:paragraph-properties fo:text-align="start"/>
      <style:text-properties fo:font-size="8pt"/>
    </style:style>
    <style:style style:name="ce15" style:family="table-cell" style:parent-style-name="Default">
      <style:table-cell-properties fo:background-color="#d2ffd2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fo:background-color="#ffd7d7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17" style:family="table-cell" style:parent-style-name="Default">
      <style:table-cell-properties fo:background-color="#f4fff4" style:text-align-source="fix" style:repeat-content="false"/>
      <style:paragraph-properties fo:text-align="start"/>
      <style:text-properties fo:font-size="8pt"/>
    </style:style>
    <style:style style:name="ce18" style:family="table-cell" style:parent-style-name="Default">
      <style:table-cell-properties fo:background-color="#ffdf7f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49" style:family="table-cell" style:parent-style-name="Default">
      <style:table-cell-properties fo:background-color="#d2d2ff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fff7df" style:text-align-source="fix" style:repeat-content="false"/>
      <style:paragraph-properties fo:text-align="start"/>
      <style:text-properties fo:font-size="8pt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ffffc8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ize="8pt"/>
    </style:style>
    <style:style style:name="ce24" style:family="table-cell" style:parent-style-name="Default" style:data-style-name="N1">
      <style:table-cell-properties fo:background-color="#fffff1" style:text-align-source="fix" style:repeat-content="false"/>
      <style:paragraph-properties fo:text-align="start"/>
      <style:text-properties fo:font-size="8pt"/>
    </style:style>
    <style:style style:name="ce25" style:family="table-cell" style:parent-style-name="Default">
      <style:table-cell-properties fo:background-color="#ffbfdf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ffeff7" style:text-align-source="fix" style:repeat-content="false"/>
      <style:paragraph-properties fo:text-align="start"/>
      <style:text-properties fo:font-size="8pt"/>
    </style:style>
    <style:style style:name="ce27" style:family="table-cell" style:parent-style-name="Default" style:data-style-name="N1">
      <style:table-cell-properties fo:background-color="#eff7ff" style:text-align-source="fix" style:repeat-content="false"/>
      <style:paragraph-properties fo:text-align="start"/>
      <style:text-properties fo:font-size="8pt"/>
    </style:style>
    <style:style style:name="ce28" style:family="table-cell" style:parent-style-name="Default" style:data-style-name="N0">
      <style:table-cell-properties fo:background-color="#f6f9d4" style:text-align-source="fix" style:repeat-content="false"/>
      <style:paragraph-properties fo:text-align="start"/>
      <style:text-properties fo:font-size="8pt"/>
    </style:style>
    <style:style style:name="ce61" style:family="table-cell" style:parent-style-name="Default" style:data-style-name="N1">
      <style:table-cell-properties fo:background-color="#f4fff4" style:text-align-source="fix" style:repeat-content="false"/>
      <style:paragraph-properties fo:text-align="start"/>
      <style:text-properties fo:font-size="8pt"/>
    </style:style>
    <style:style style:name="ce63" style:family="table-cell" style:parent-style-name="Default">
      <style:table-cell-properties fo:background-color="#ffdf7f" style:text-align-source="fix" style:repeat-content="false" fo:wrap-option="wrap" style:vertical-align="top"/>
      <style:paragraph-properties fo:text-align="center"/>
      <style:text-properties fo:font-size="8pt"/>
    </style:style>
    <style:style style:name="ce67" style:family="table-cell" style:parent-style-name="Default" style:data-style-name="N99">
      <style:table-cell-properties fo:background-color="#eff7ff" style:text-align-source="fix" style:repeat-content="false"/>
      <style:paragraph-properties fo:text-align="start"/>
      <style:text-properties fo:font-size="8pt"/>
    </style:style>
    <style:style style:name="ce68" style:family="table-cell" style:parent-style-name="Default" style:data-style-name="N99">
      <style:table-cell-properties fo:background-color="#f6f9d4" style:text-align-source="fix" style:repeat-content="false"/>
      <style:paragraph-properties fo:text-align="start"/>
      <style:text-properties fo:font-size="8pt"/>
    </style:style>
    <style:style style:name="ce3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T1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2"/>
        <table:table-column table:style-name="co4" table:default-cell-style-name="ce14"/>
        <table:table-column table:style-name="co5" table:default-cell-style-name="ce17"/>
        <table:table-column table:style-name="co2" table:default-cell-style-name="ce20"/>
        <table:table-column table:style-name="co6" table:default-cell-style-name="ce24"/>
        <table:table-column table:style-name="co7" table:default-cell-style-name="ce57"/>
        <table:table-column table:style-name="co7" table:default-cell-style-name="ce27"/>
        <table:table-column table:style-name="co8" table:default-cell-style-name="ce28"/>
        <table:table-column table:style-name="co9" table:default-cell-style-name="ce61"/>
        <table:table-column table:style-name="co10" table:default-cell-style-name="ce20"/>
        <table:table-column table:style-name="co10" table:default-cell-style-name="ce24"/>
        <table:table-column table:style-name="co11" table:default-cell-style-name="ce57"/>
        <table:table-column table:style-name="co3" table:default-cell-style-name="ce67"/>
        <table:table-column table:style-name="co12" table:default-cell-style-name="ce68"/>
        <table:table-column table:style-name="co13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Tonnage</text:p>
          </table:table-cell>
          <table:table-cell table:style-name="ce1" office:value-type="string" calcext:value-type="string">
            <text:p>Drain</text:p>
          </table:table-cell>
          <table:table-cell table:style-name="ce1" office:value-type="string" calcext:value-type="string">
            <text:p>Equip Slots</text:p>
          </table:table-cell>
          <table:table-cell table:style-name="ce21" office:value-type="string" calcext:value-type="string">
            <text:p>Cost</text:p>
          </table:table-cell>
          <table:table-cell table:style-name="ce21" office:value-type="string" calcext:value-type="string">
            <text:p>GUI Feature A</text:p>
          </table:table-cell>
          <table:table-cell table:style-name="ce21" office:value-type="string" calcext:value-type="string">
            <text:p>GUI Feature B</text:p>
          </table:table-cell>
          <table:table-cell table:style-name="ce21" office:value-type="string" calcext:value-type="string">
            <text:p>Specials Codes</text:p>
          </table:table-cell>
          <table:table-cell table:style-name="ce21" office:value-type="string" calcext:value-type="string">
            <text:p>Icon Code</text:p>
          </table:table-cell>
          <table:table-cell table:style-name="ce21" office:value-type="string" calcext:value-type="string">
            <text:p>Capacity</text:p>
          </table:table-cell>
          <table:table-cell table:style-name="ce21" office:value-type="string" calcext:value-type="string">
            <text:p>Shots Per Attack</text:p>
          </table:table-cell>
          <table:table-cell table:style-name="ce21" office:value-type="string" calcext:value-type="string">
            <text:p>Ammo ID</text:p>
          </table:table-cell>
          <table:table-cell table:style-name="ce21" office:value-type="string" calcext:value-type="string">
            <text:p>Can Explode</text:p>
          </table:table-cell>
          <table:table-cell table:style-name="ce21" office:value-type="string" calcext:value-type="string">
            <text:p>Manf. Code</text:p>
          </table:table-cell>
          <table:table-cell table:style-name="ce21" office:value-type="string" calcext:value-type="string">
            <text:p>Model Name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3">
          <table:table-cell table:style-name="ce13" office:value-type="string" calcext:value-type="string">
            <text:p>UK-MG Ammo</text:p>
          </table:table-cell>
          <table:table-cell table:style-name="ce26" table:number-columns-repeated="16"/>
        </table:table-row>
        <table:table-row table:style-name="ro4">
          <table:table-cell table:style-name="ce19" office:value-type="string" calcext:value-type="string">
            <text:p>Description:</text:p>
          </table:table-cell>
          <table:table-cell table:style-name="ce36" office:value-type="string" calcext:value-type="string" table:number-columns-spanned="16" table:number-rows-spanned="1">
            <text:p><text:span text:style-name="T1">````Ammo Bins contain the rounds needed for projectile-based weaponry` with at least one bin required per weapon type.  Most Ammo Bins will explode and destroy their installed location when they receive a Critical Hit` however Ultra-Kinetic Machine Gun ammunition is made up of solid high-tech metal alloy metals engineered to have a custom-structured atomic structure` thanks to an open-standard technology developed and by Westonmach.  This solid alloy material makes up all of the rounds` and there is no casing` gunpowder` or chemical components` explosive or otherwise.  As such` there isn't any part of the ammunition to explode or burn if the ammunition or it's storage container gets damaged or even set on fire in combat` so no explosion will occur from a critical hit.\n\n````Ultra-Kinetic Machine Gun Ammo Bins may feed multiple weapons` which do not have to be installed in the same location` thanks to a battlemech's internal mechanisms which feed and transfer ammunition around inside of a battlemech's parts` like any other ammunition bins.\n\n````Westonmach ammuntion bins use magical extradimensional technology to fit their ammunition into a space smaller than the total cubic area of all of the ammunition itself.  In battlemechs` this comes at the cost of weakened total armor for the battlemech` because of the magistics that apply` however the smallest capacity ammunition box of it's type usually does not incur any such tradeoff.  Also` larger capacity ammunition bins will impair the battlemech's</text:span> cooling capabilities` resulting in a small to moderate reduction in the overheating threshold and also the maximum amount of heat the battlemech can take.</text:p>
          </table:table-cell>
          <table:covered-table-cell table:number-columns-repeated="15" table:style-name="ce26"/>
        </table:table-row>
        <table:table-row table:style-name="ro2">
          <table:table-cell table:style-name="ce26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2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2" office:value-type="string" calcext:value-type="string" table:number-columns-spanned="1" table:number-rows-spanned="2">
            <text:p>Specials Codes (Code`Value`Duration`Stack)</text:p>
          </table:table-cell>
          <table:table-cell table:style-name="ce15" office:value-type="string" calcext:value-type="string" table:number-columns-spanned="1" table:number-rows-spanned="2">
            <text:p>Icon Code</text:p>
          </table:table-cell>
          <table:table-cell table:style-name="ce18" office:value-type="string" calcext:value-type="string" table:number-columns-spanned="1" table:number-rows-spanned="2">
            <text:p>Cap</text:p>
          </table:table-cell>
          <table:table-cell table:style-name="ce22" office:value-type="string" calcext:value-type="string" table:number-columns-spanned="1" table:number-rows-spanned="2">
            <text:p>Shots / Attack</text:p>
          </table:table-cell>
          <table:table-cell table:style-name="ce25" office:value-type="string" calcext:value-type="string" table:number-columns-spanned="1" table:number-rows-spanned="2">
            <text:p>Ammo ID</text:p>
          </table:table-cell>
          <table:table-cell table:style-name="ce7" office:value-type="string" calcext:value-type="string" table:number-columns-spanned="1" table:number-rows-spanned="2">
            <text:p>Can Explode</text:p>
          </table:table-cell>
          <table:table-cell table:style-name="ce42" office:value-type="string" calcext:value-type="string" table:number-columns-spanned="1" table:number-rows-spanned="2">
            <text:p>Manf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table-cell table:style-name="ce33"/>
          <table:covered-table-cell table:style-name="ce8"/>
          <table:covered-table-cell table:style-name="ce11"/>
          <table:covered-table-cell table:style-name="ce42"/>
          <table:covered-table-cell table:style-name="ce16"/>
          <table:covered-table-cell table:style-name="ce49"/>
          <table:covered-table-cell table:number-columns-repeated="5" table:style-name="ce23"/>
          <table:covered-table-cell table:style-name="ce63"/>
          <table:covered-table-cell table:number-columns-repeated="3" table:style-name="ce23"/>
          <table:covered-table-cell table:style-name="ce42"/>
          <table:covered-table-cell table:style-name="ce23"/>
        </table:table-row>
        <table:table-row table:style-name="ro2">
          <table:table-cell table:formula="of:=&quot;UK-MG Ammo &quot; &amp; TEXT([.C7]; &quot;00&quot;) &amp; &quot;x&quot;" office:value-type="string" office:string-value="UK-MG Ammo 01x" calcext:value-type="string">
            <text:p>UK-MG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25; [.B7]; 12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10;  0; 5;  1; 1.05;   [.B7]; 12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2000; 32000; [.B7]; 12 )" office:value-type="float" office:value="2000" calcext:value-type="float">
            <text:p>2000</text:p>
          </table:table-cell>
          <table:table-cell table:formula="of:=TEXT( [.L7]; &quot;0&quot; ) &amp; &quot; Cartridges&quot;" office:value-type="string" office:string-value="30 Cartridges" calcext:value-type="string">
            <text:p>30 Cartridges</text:p>
          </table:table-cell>
          <table:table-cell table:formula="of:=TEXT( [.L7] / [.M7]; &quot;0&quot; ) &amp; &quot; Attacks&quot;" office:value-type="string" office:string-value="10 Attacks" calcext:value-type="string">
            <text:p>10 Attacks</text:p>
          </table:table-cell>
          <table:table-cell/>
          <table:table-cell office:value-type="string" calcext:value-type="string">
            <text:p>ammoBox_Support</text:p>
          </table:table-cell>
          <table:table-cell table:formula="of:=[.C7] * 3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unition_UKM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Ultra-Kinetic MG Ammunition</text:p>
          </table:table-cell>
        </table:table-row>
        <table:table-row table:style-name="ro2">
          <table:table-cell table:formula="of:=&quot;UK-MG Ammo &quot; &amp; TEXT([.C8]; &quot;00&quot;) &amp; &quot;x&quot;" office:value-type="string" office:string-value="UK-MG Ammo 02x" calcext:value-type="string">
            <text:p>UK-MG Ammo 02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table:formula="of:=DRAIN( 0; 10;  0; 5;  1; 1.05;   [.B8]; 12 )" office:value-type="string" office:string-value="0 0 1.00137" calcext:value-type="string">
            <text:p>0 0 1.00137</text:p>
          </table:table-cell>
          <table:table-cell office:value-type="float" office:value="1" calcext:value-type="float">
            <text:p>1</text:p>
          </table:table-cell>
          <table:table-cell table:formula="of:=LERP_BY_TYPE_SKEWED_X( 2000; 32000; [.B8]; 12 )" office:value-type="float" office:value="2609" calcext:value-type="float">
            <text:p>2609</text:p>
          </table:table-cell>
          <table:table-cell table:formula="of:=TEXT( [.L8]; &quot;0&quot; ) &amp; &quot; Cartridges&quot;" office:value-type="string" office:string-value="60 Cartridges" calcext:value-type="string">
            <text:p>60 Cartridges</text:p>
          </table:table-cell>
          <table:table-cell table:formula="of:=TEXT( [.L8] / [.M8]; &quot;0&quot; ) &amp; &quot; Attacks&quot;" office:value-type="string" office:string-value="20 Attacks" calcext:value-type="string">
            <text:p>20 Attacks</text:p>
          </table:table-cell>
          <table:table-cell/>
          <table:table-cell office:value-type="string" calcext:value-type="string">
            <text:p>ammoBox_Support</text:p>
          </table:table-cell>
          <table:table-cell table:formula="of:=[.C8] * 30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unition_UKM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Ultra-Kinetic MG Ammunition</text:p>
          </table:table-cell>
        </table:table-row>
        <table:table-row table:style-name="ro2">
          <table:table-cell table:formula="of:=&quot;UK-MG Ammo &quot; &amp; TEXT([.C9]; &quot;00&quot;) &amp; &quot;x&quot;" office:value-type="string" office:string-value="UK-MG Ammo 03x" calcext:value-type="string">
            <text:p>UK-MG Ammo 03x</text:p>
          </table:table-cell>
          <table:table-cell office:value-type="float" office:value="3" calcext:value-type="float">
            <text:p>3</text:p>
          </table:table-cell>
          <table:table-cell table:formula="of:=LERP_BY_TYPE_SKEWED_X( 1; 25; [.B9]; 12 )"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0; 10;  0; 5;  1; 1.05;   [.B9]; 12 )" office:value-type="string" office:string-value="0 0 1.00388" calcext:value-type="string">
            <text:p>0 0 1.00388</text:p>
          </table:table-cell>
          <table:table-cell office:value-type="float" office:value="1" calcext:value-type="float">
            <text:p>1</text:p>
          </table:table-cell>
          <table:table-cell table:formula="of:=LERP_BY_TYPE_SKEWED_X( 2000; 32000; [.B9]; 12 )" office:value-type="float" office:value="3879" calcext:value-type="float">
            <text:p>3879</text:p>
          </table:table-cell>
          <table:table-cell table:formula="of:=TEXT( [.L9]; &quot;0&quot; ) &amp; &quot; Cartridges&quot;" office:value-type="string" office:string-value="90 Cartridges" calcext:value-type="string">
            <text:p>90 Cartridges</text:p>
          </table:table-cell>
          <table:table-cell table:formula="of:=TEXT( [.L9] / [.M9]; &quot;0&quot; ) &amp; &quot; Attacks&quot;" office:value-type="string" office:string-value="30 Attacks" calcext:value-type="string">
            <text:p>30 Attacks</text:p>
          </table:table-cell>
          <table:table-cell/>
          <table:table-cell office:value-type="string" calcext:value-type="string">
            <text:p>ammoBox_Support</text:p>
          </table:table-cell>
          <table:table-cell table:formula="of:=[.C9] * 30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unition_UKM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Ultra-Kinetic MG Ammunition</text:p>
          </table:table-cell>
        </table:table-row>
        <table:table-row table:style-name="ro2">
          <table:table-cell table:formula="of:=&quot;UK-MG Ammo &quot; &amp; TEXT([.C10]; &quot;00&quot;) &amp; &quot;x&quot;" office:value-type="string" office:string-value="UK-MG Ammo 04x" calcext:value-type="string">
            <text:p>UK-MG Ammo 04x</text:p>
          </table:table-cell>
          <table:table-cell office:value-type="float" office:value="4" calcext:value-type="float">
            <text:p>4</text:p>
          </table:table-cell>
          <table:table-cell table:formula="of:=LERP_BY_TYPE_SKEWED_X( 1; 25; [.B10]; 12 )"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table:formula="of:=DRAIN( 0; 10;  0; 5;  1; 1.05;   [.B10]; 12 )" office:value-type="string" office:string-value="1 0 1.00712" calcext:value-type="string">
            <text:p>1 0 1.00712</text:p>
          </table:table-cell>
          <table:table-cell office:value-type="float" office:value="1" calcext:value-type="float">
            <text:p>1</text:p>
          </table:table-cell>
          <table:table-cell table:formula="of:=LERP_BY_TYPE_SKEWED_X( 2000; 32000; [.B10]; 12 )" office:value-type="float" office:value="5632" calcext:value-type="float">
            <text:p>5632</text:p>
          </table:table-cell>
          <table:table-cell table:formula="of:=TEXT( [.L10]; &quot;0&quot; ) &amp; &quot; Cartridges&quot;" office:value-type="string" office:string-value="120 Cartridges" calcext:value-type="string">
            <text:p>120 Cartridges</text:p>
          </table:table-cell>
          <table:table-cell table:formula="of:=TEXT( [.L10] / [.M10]; &quot;0&quot; ) &amp; &quot; Attacks&quot;" office:value-type="string" office:string-value="40 Attacks" calcext:value-type="string">
            <text:p>40 Attacks</text:p>
          </table:table-cell>
          <table:table-cell/>
          <table:table-cell office:value-type="string" calcext:value-type="string">
            <text:p>ammoBox_Support</text:p>
          </table:table-cell>
          <table:table-cell table:formula="of:=[.C10] * 30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unition_UKM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Ultra-Kinetic MG Ammunition</text:p>
          </table:table-cell>
        </table:table-row>
        <table:table-row table:style-name="ro2">
          <table:table-cell table:formula="of:=&quot;UK-MG Ammo &quot; &amp; TEXT([.C11]; &quot;00&quot;) &amp; &quot;x&quot;" office:value-type="string" office:string-value="UK-MG Ammo 06x" calcext:value-type="string">
            <text:p>UK-MG Ammo 06x</text:p>
          </table:table-cell>
          <table:table-cell office:value-type="float" office:value="5" calcext:value-type="float">
            <text:p>5</text:p>
          </table:table-cell>
          <table:table-cell table:formula="of:=LERP_BY_TYPE_SKEWED_X( 1; 25; [.B11]; 12 )"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table:formula="of:=DRAIN( 0; 10;  0; 5;  1; 1.05;   [.B11]; 12 )" office:value-type="string" office:string-value="1 1 1.01096" calcext:value-type="string">
            <text:p>1 1 1.01096</text:p>
          </table:table-cell>
          <table:table-cell office:value-type="float" office:value="1" calcext:value-type="float">
            <text:p>1</text:p>
          </table:table-cell>
          <table:table-cell table:formula="of:=LERP_BY_TYPE_SKEWED_X( 2000; 32000; [.B11]; 12 )" office:value-type="float" office:value="7797" calcext:value-type="float">
            <text:p>7797</text:p>
          </table:table-cell>
          <table:table-cell table:formula="of:=TEXT( [.L11]; &quot;0&quot; ) &amp; &quot; Cartridges&quot;" office:value-type="string" office:string-value="180 Cartridges" calcext:value-type="string">
            <text:p>180 Cartridges</text:p>
          </table:table-cell>
          <table:table-cell table:formula="of:=TEXT( [.L11] / [.M11]; &quot;0&quot; ) &amp; &quot; Attacks&quot;" office:value-type="string" office:string-value="60 Attacks" calcext:value-type="string">
            <text:p>60 Attacks</text:p>
          </table:table-cell>
          <table:table-cell/>
          <table:table-cell office:value-type="string" calcext:value-type="string">
            <text:p>ammoBox_Support</text:p>
          </table:table-cell>
          <table:table-cell table:formula="of:=[.C11] * 30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unition_UKM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Ultra-Kinetic MG Ammunition</text:p>
          </table:table-cell>
        </table:table-row>
        <table:table-row table:style-name="ro2">
          <table:table-cell table:formula="of:=&quot;UK-MG Ammo &quot; &amp; TEXT([.C12]; &quot;00&quot;) &amp; &quot;x&quot;" office:value-type="string" office:string-value="UK-MG Ammo 08x" calcext:value-type="string">
            <text:p>UK-MG Ammo 08x</text:p>
          </table:table-cell>
          <table:table-cell office:value-type="float" office:value="6" calcext:value-type="float">
            <text:p>6</text:p>
          </table:table-cell>
          <table:table-cell table:formula="of:=LERP_BY_TYPE_SKEWED_X( 1; 25; [.B12]; 12 )"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table:formula="of:=DRAIN( 0; 10;  0; 5;  1; 1.05;   [.B12]; 12 )" office:value-type="string" office:string-value="2 1 1.01532" calcext:value-type="string">
            <text:p>2 1 1.01532</text:p>
          </table:table-cell>
          <table:table-cell office:value-type="float" office:value="1" calcext:value-type="float">
            <text:p>1</text:p>
          </table:table-cell>
          <table:table-cell table:formula="of:=LERP_BY_TYPE_SKEWED_X( 2000; 32000; [.B12]; 12 )" office:value-type="float" office:value="10331" calcext:value-type="float">
            <text:p>10331</text:p>
          </table:table-cell>
          <table:table-cell table:formula="of:=TEXT( [.L12]; &quot;0&quot; ) &amp; &quot; Cartridges&quot;" office:value-type="string" office:string-value="240 Cartridges" calcext:value-type="string">
            <text:p>240 Cartridges</text:p>
          </table:table-cell>
          <table:table-cell table:formula="of:=TEXT( [.L12] / [.M12]; &quot;0&quot; ) &amp; &quot; Attacks&quot;" office:value-type="string" office:string-value="80 Attacks" calcext:value-type="string">
            <text:p>80 Attacks</text:p>
          </table:table-cell>
          <table:table-cell/>
          <table:table-cell office:value-type="string" calcext:value-type="string">
            <text:p>ammoBox_Support</text:p>
          </table:table-cell>
          <table:table-cell table:formula="of:=[.C12] * 30"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unition_UKM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Ultra-Kinetic MG Ammunition</text:p>
          </table:table-cell>
        </table:table-row>
        <table:table-row table:style-name="ro2">
          <table:table-cell table:formula="of:=&quot;UK-MG Ammo &quot; &amp; TEXT([.C13]; &quot;00&quot;) &amp; &quot;x&quot;" office:value-type="string" office:string-value="UK-MG Ammo 10x" calcext:value-type="string">
            <text:p>UK-MG Ammo 10x</text:p>
          </table:table-cell>
          <table:table-cell office:value-type="float" office:value="7" calcext:value-type="float">
            <text:p>7</text:p>
          </table:table-cell>
          <table:table-cell table:formula="of:=LERP_BY_TYPE_SKEWED_X( 1; 25; [.B13]; 12 )"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table:formula="of:=DRAIN( 0; 10;  0; 5;  1; 1.05;   [.B13]; 12 )" office:value-type="string" office:string-value="3 1 1.02014" calcext:value-type="string">
            <text:p>3 1 1.02014</text:p>
          </table:table-cell>
          <table:table-cell office:value-type="float" office:value="1" calcext:value-type="float">
            <text:p>1</text:p>
          </table:table-cell>
          <table:table-cell table:formula="of:=LERP_BY_TYPE_SKEWED_X( 2000; 32000; [.B13]; 12 )" office:value-type="float" office:value="13204" calcext:value-type="float">
            <text:p>13204</text:p>
          </table:table-cell>
          <table:table-cell table:formula="of:=TEXT( [.L13]; &quot;0&quot; ) &amp; &quot; Cartridges&quot;" office:value-type="string" office:string-value="300 Cartridges" calcext:value-type="string">
            <text:p>300 Cartridges</text:p>
          </table:table-cell>
          <table:table-cell table:formula="of:=TEXT( [.L13] / [.M13]; &quot;0&quot; ) &amp; &quot; Attacks&quot;" office:value-type="string" office:string-value="100 Attacks" calcext:value-type="string">
            <text:p>100 Attacks</text:p>
          </table:table-cell>
          <table:table-cell/>
          <table:table-cell office:value-type="string" calcext:value-type="string">
            <text:p>ammoBox_Support</text:p>
          </table:table-cell>
          <table:table-cell table:formula="of:=[.C13] * 30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unition_UKM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Ultra-Kinetic MG Ammunition</text:p>
          </table:table-cell>
        </table:table-row>
        <table:table-row table:style-name="ro2">
          <table:table-cell table:formula="of:=&quot;UK-MG Ammo &quot; &amp; TEXT([.C14]; &quot;00&quot;) &amp; &quot;x&quot;" office:value-type="string" office:string-value="UK-MG Ammo 13x" calcext:value-type="string">
            <text:p>UK-MG Ammo 13x</text:p>
          </table:table-cell>
          <table:table-cell office:value-type="float" office:value="8" calcext:value-type="float">
            <text:p>8</text:p>
          </table:table-cell>
          <table:table-cell table:formula="of:=LERP_BY_TYPE_SKEWED_X( 1; 25; [.B14]; 12 )"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table:formula="of:=DRAIN( 0; 10;  0; 5;  1; 1.05;   [.B14]; 12 )" office:value-type="string" office:string-value="4 2 1.02538" calcext:value-type="string">
            <text:p>4 2 1.02538</text:p>
          </table:table-cell>
          <table:table-cell office:value-type="float" office:value="1" calcext:value-type="float">
            <text:p>1</text:p>
          </table:table-cell>
          <table:table-cell table:formula="of:=LERP_BY_TYPE_SKEWED_X( 2000; 32000; [.B14]; 12 )" office:value-type="float" office:value="16393" calcext:value-type="float">
            <text:p>16393</text:p>
          </table:table-cell>
          <table:table-cell table:formula="of:=TEXT( [.L14]; &quot;0&quot; ) &amp; &quot; Cartridges&quot;" office:value-type="string" office:string-value="390 Cartridges" calcext:value-type="string">
            <text:p>390 Cartridges</text:p>
          </table:table-cell>
          <table:table-cell table:formula="of:=TEXT( [.L14] / [.M14]; &quot;0&quot; ) &amp; &quot; Attacks&quot;" office:value-type="string" office:string-value="130 Attacks" calcext:value-type="string">
            <text:p>130 Attacks</text:p>
          </table:table-cell>
          <table:table-cell/>
          <table:table-cell office:value-type="string" calcext:value-type="string">
            <text:p>ammoBox_Support</text:p>
          </table:table-cell>
          <table:table-cell table:formula="of:=[.C14] * 30"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unition_UKM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Ultra-Kinetic MG Ammunition</text:p>
          </table:table-cell>
        </table:table-row>
        <table:table-row table:style-name="ro2">
          <table:table-cell table:formula="of:=&quot;UK-MG Ammo &quot; &amp; TEXT([.C15]; &quot;00&quot;) &amp; &quot;x&quot;" office:value-type="string" office:string-value="UK-MG Ammo 15x" calcext:value-type="string">
            <text:p>UK-MG Ammo 15x</text:p>
          </table:table-cell>
          <table:table-cell office:value-type="float" office:value="9" calcext:value-type="float">
            <text:p>9</text:p>
          </table:table-cell>
          <table:table-cell table:formula="of:=LERP_BY_TYPE_SKEWED_X( 1; 25; [.B15]; 12 )"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table:formula="of:=DRAIN( 0; 10;  0; 5;  1; 1.05;   [.B15]; 12 )" office:value-type="string" office:string-value="5 3 1.03101" calcext:value-type="string">
            <text:p>5 3 1.03101</text:p>
          </table:table-cell>
          <table:table-cell office:value-type="float" office:value="1" calcext:value-type="float">
            <text:p>1</text:p>
          </table:table-cell>
          <table:table-cell table:formula="of:=LERP_BY_TYPE_SKEWED_X( 2000; 32000; [.B15]; 12 )" office:value-type="float" office:value="19880" calcext:value-type="float">
            <text:p>19880</text:p>
          </table:table-cell>
          <table:table-cell table:formula="of:=TEXT( [.L15]; &quot;0&quot; ) &amp; &quot; Cartridges&quot;" office:value-type="string" office:string-value="450 Cartridges" calcext:value-type="string">
            <text:p>450 Cartridges</text:p>
          </table:table-cell>
          <table:table-cell table:formula="of:=TEXT( [.L15] / [.M15]; &quot;0&quot; ) &amp; &quot; Attacks&quot;" office:value-type="string" office:string-value="150 Attacks" calcext:value-type="string">
            <text:p>150 Attacks</text:p>
          </table:table-cell>
          <table:table-cell/>
          <table:table-cell office:value-type="string" calcext:value-type="string">
            <text:p>ammoBox_Support</text:p>
          </table:table-cell>
          <table:table-cell table:formula="of:=[.C15] * 30"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unition_UKM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Ultra-Kinetic MG Ammunition</text:p>
          </table:table-cell>
        </table:table-row>
        <table:table-row table:style-name="ro2">
          <table:table-cell table:formula="of:=&quot;UK-MG Ammo &quot; &amp; TEXT([.C16]; &quot;00&quot;) &amp; &quot;x&quot;" office:value-type="string" office:string-value="UK-MG Ammo 18x" calcext:value-type="string">
            <text:p>UK-MG Ammo 18x</text:p>
          </table:table-cell>
          <table:table-cell office:value-type="float" office:value="10" calcext:value-type="float">
            <text:p>10</text:p>
          </table:table-cell>
          <table:table-cell table:formula="of:=LERP_BY_TYPE_SKEWED_X( 1; 25; [.B16]; 12 )"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formula="of:=DRAIN( 0; 10;  0; 5;  1; 1.05;   [.B16]; 12 )" office:value-type="string" office:string-value="7 3 1.03700" calcext:value-type="string">
            <text:p>7 3 1.03700</text:p>
          </table:table-cell>
          <table:table-cell office:value-type="float" office:value="1" calcext:value-type="float">
            <text:p>1</text:p>
          </table:table-cell>
          <table:table-cell table:formula="of:=LERP_BY_TYPE_SKEWED_X( 2000; 32000; [.B16]; 12 )" office:value-type="float" office:value="23652" calcext:value-type="float">
            <text:p>23652</text:p>
          </table:table-cell>
          <table:table-cell table:formula="of:=TEXT( [.L16]; &quot;0&quot; ) &amp; &quot; Cartridges&quot;" office:value-type="string" office:string-value="540 Cartridges" calcext:value-type="string">
            <text:p>540 Cartridges</text:p>
          </table:table-cell>
          <table:table-cell table:formula="of:=TEXT( [.L16] / [.M16]; &quot;0&quot; ) &amp; &quot; Attacks&quot;" office:value-type="string" office:string-value="180 Attacks" calcext:value-type="string">
            <text:p>180 Attacks</text:p>
          </table:table-cell>
          <table:table-cell/>
          <table:table-cell office:value-type="string" calcext:value-type="string">
            <text:p>ammoBox_Support</text:p>
          </table:table-cell>
          <table:table-cell table:formula="of:=[.C16] * 30"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unition_UKM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Ultra-Kinetic MG Ammunition</text:p>
          </table:table-cell>
        </table:table-row>
        <table:table-row table:style-name="ro2">
          <table:table-cell table:formula="of:=&quot;UK-MG Ammo &quot; &amp; TEXT([.C17]; &quot;00&quot;) &amp; &quot;x&quot;" office:value-type="string" office:string-value="UK-MG Ammo 22x" calcext:value-type="string">
            <text:p>UK-MG Ammo 22x</text:p>
          </table:table-cell>
          <table:table-cell office:value-type="float" office:value="11" calcext:value-type="float">
            <text:p>11</text:p>
          </table:table-cell>
          <table:table-cell table:formula="of:=LERP_BY_TYPE_SKEWED_X( 1; 25; [.B17]; 12 )"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table:formula="of:=DRAIN( 0; 10;  0; 5;  1; 1.05;   [.B17]; 12 )" office:value-type="string" office:string-value="8 4 1.04334" calcext:value-type="string">
            <text:p>8 4 1.04334</text:p>
          </table:table-cell>
          <table:table-cell office:value-type="float" office:value="1" calcext:value-type="float">
            <text:p>1</text:p>
          </table:table-cell>
          <table:table-cell table:formula="of:=LERP_BY_TYPE_SKEWED_X( 2000; 32000; [.B17]; 12 )" office:value-type="float" office:value="27696" calcext:value-type="float">
            <text:p>27696</text:p>
          </table:table-cell>
          <table:table-cell table:formula="of:=TEXT( [.L17]; &quot;0&quot; ) &amp; &quot; Cartridges&quot;" office:value-type="string" office:string-value="660 Cartridges" calcext:value-type="string">
            <text:p>660 Cartridges</text:p>
          </table:table-cell>
          <table:table-cell table:formula="of:=TEXT( [.L17] / [.M17]; &quot;0&quot; ) &amp; &quot; Attacks&quot;" office:value-type="string" office:string-value="220 Attacks" calcext:value-type="string">
            <text:p>220 Attacks</text:p>
          </table:table-cell>
          <table:table-cell/>
          <table:table-cell office:value-type="string" calcext:value-type="string">
            <text:p>ammoBox_Support</text:p>
          </table:table-cell>
          <table:table-cell table:formula="of:=[.C17] * 30"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unition_UKM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Ultra-Kinetic MG Ammunition</text:p>
          </table:table-cell>
        </table:table-row>
        <table:table-row table:style-name="ro2">
          <table:table-cell table:formula="of:=&quot;UK-MG Ammo &quot; &amp; TEXT([.C18]; &quot;00&quot;) &amp; &quot;x&quot;" office:value-type="string" office:string-value="UK-MG Ammo 25x" calcext:value-type="string">
            <text:p>UK-MG Ammo 25x</text:p>
          </table:table-cell>
          <table:table-cell office:value-type="float" office:value="12" calcext:value-type="float">
            <text:p>12</text:p>
          </table:table-cell>
          <table:table-cell table:formula="of:=LERP_BY_TYPE_SKEWED_X( 1; 25; [.B18]; 12 )"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formula="of:=DRAIN( 0; 10;  0; 5;  1; 1.05;   [.B18]; 12 )" office:value-type="string" office:string-value="10 5 1.05000" calcext:value-type="string">
            <text:p>10 5 1.05000</text:p>
          </table:table-cell>
          <table:table-cell office:value-type="float" office:value="1" calcext:value-type="float">
            <text:p>1</text:p>
          </table:table-cell>
          <table:table-cell table:formula="of:=LERP_BY_TYPE_SKEWED_X( 2000; 32000; [.B18]; 12 )" office:value-type="float" office:value="32000" calcext:value-type="float">
            <text:p>32000</text:p>
          </table:table-cell>
          <table:table-cell table:formula="of:=TEXT( [.L18]; &quot;0&quot; ) &amp; &quot; Cartridges&quot;" office:value-type="string" office:string-value="750 Cartridges" calcext:value-type="string">
            <text:p>750 Cartridges</text:p>
          </table:table-cell>
          <table:table-cell table:formula="of:=TEXT( [.L18] / [.M18]; &quot;0&quot; ) &amp; &quot; Attacks&quot;" office:value-type="string" office:string-value="250 Attacks" calcext:value-type="string">
            <text:p>250 Attacks</text:p>
          </table:table-cell>
          <table:table-cell/>
          <table:table-cell office:value-type="string" calcext:value-type="string">
            <text:p>ammoBox_Support</text:p>
          </table:table-cell>
          <table:table-cell table:formula="of:=[.C18] * 30"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unition_UKM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Ultra-Kinetic MG Ammunition</text:p>
          </table:table-cell>
        </table:table-row>
        <table:table-row table:style-name="ro2" table:number-rows-repeated="3">
          <table:table-cell table:style-name="ce6" table:number-columns-repeated="17"/>
        </table:table-row>
        <table:table-row table:style-name="ro5">
          <table:table-cell table:style-name="ce13" office:value-type="string" calcext:value-type="string">
            <text:p>Rocket, Deathfire</text:p>
          </table:table-cell>
          <table:table-cell table:style-name="ce26" table:number-columns-repeated="16"/>
        </table:table-row>
        <table:table-row table:style-name="ro6">
          <table:table-cell table:style-name="ce19" office:value-type="string" calcext:value-type="string">
            <text:p>Description:</text:p>
          </table:table-cell>
          <table:table-cell table:style-name="ce36" office:value-type="string" calcext:value-type="string" table:number-columns-spanned="16" table:number-rows-spanned="1">
            <text:p>````Ammo Bins contain the rounds needed for projectile-based weaponry` with at least one bin required per weapon type. <text:s/>Most Ammo Bins will explode and destroy their installed location when they receive a Critical Hit. <text:s/>Deathfire Rocket Ammunition Bins may feed multiple weapons` which do not have to be installed in the same location as each other or the ammunition bin` thanks to a battlemech's internal mechanisms that transfer ammunition around inside arms` legs` torso parts` etc.\n\n````Deathfire rockets are a bit bigger than SRM and LRM missles` and their launchers of higher levels can take up more space than typical LRM and SRM launchers. <text:s/>Deathfire rockets use magical technology in that the rockets will have characteristics determined by the launching units` such as damage dealt` maximum range` etc.` that will vary depending on the launcher’s type and level.\n\n <text:s text:c="3"/>Westonmach ammuntion bins use magical extradimensional technology to fit their ammunition into a space smaller than the total cubic area of all of the ammunition itself. <text:s/>In Battlemechs` this comes at the cost of weakened total armor for the battlemech` because of the magistics that apply` however the smallest capacity ammunition box of it’s type usually does not incur any such tradeoff. <text:s/>Also` larger capacity ammunition bins will impair the battlemech’s cooling capabilities` resulting in a small to moderate reduction in the overheating threshold and also the maximum amount of heat the battlemech can take.</text:p>
          </table:table-cell>
          <table:covered-table-cell table:number-columns-repeated="15" table:style-name="ce26"/>
        </table:table-row>
        <table:table-row table:style-name="ro2">
          <table:table-cell table:style-name="ce26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2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2" office:value-type="string" calcext:value-type="string" table:number-columns-spanned="1" table:number-rows-spanned="2">
            <text:p>Specials Codes (Code`Value`Duration`Stack)</text:p>
          </table:table-cell>
          <table:table-cell table:style-name="ce15" office:value-type="string" calcext:value-type="string" table:number-columns-spanned="1" table:number-rows-spanned="2">
            <text:p>Icon Code</text:p>
          </table:table-cell>
          <table:table-cell table:style-name="ce18" office:value-type="string" calcext:value-type="string" table:number-columns-spanned="1" table:number-rows-spanned="2">
            <text:p>Cap</text:p>
          </table:table-cell>
          <table:table-cell table:style-name="ce22" office:value-type="string" calcext:value-type="string" table:number-columns-spanned="1" table:number-rows-spanned="2">
            <text:p>Shots / Attack</text:p>
          </table:table-cell>
          <table:table-cell table:style-name="ce25" office:value-type="string" calcext:value-type="string" table:number-columns-spanned="1" table:number-rows-spanned="2">
            <text:p>Ammo ID</text:p>
          </table:table-cell>
          <table:table-cell table:style-name="ce7" office:value-type="string" calcext:value-type="string" table:number-columns-spanned="1" table:number-rows-spanned="2">
            <text:p>Can Explode</text:p>
          </table:table-cell>
          <table:table-cell table:style-name="ce42" office:value-type="string" calcext:value-type="string" table:number-columns-spanned="1" table:number-rows-spanned="2">
            <text:p>Manf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table-cell table:style-name="ce33"/>
          <table:covered-table-cell table:style-name="ce8"/>
          <table:covered-table-cell table:style-name="ce11"/>
          <table:covered-table-cell table:style-name="ce42"/>
          <table:covered-table-cell table:style-name="ce16"/>
          <table:covered-table-cell table:style-name="ce49"/>
          <table:covered-table-cell table:number-columns-repeated="5" table:style-name="ce23"/>
          <table:covered-table-cell table:style-name="ce63"/>
          <table:covered-table-cell table:number-columns-repeated="3" table:style-name="ce23"/>
          <table:covered-table-cell table:style-name="ce42"/>
          <table:covered-table-cell table:style-name="ce23"/>
        </table:table-row>
        <table:table-row table:style-name="ro2">
          <table:table-cell table:formula="of:=&quot;Deathfire Rocket Ammo &quot; &amp; TEXT([.C26]; &quot;00&quot;) &amp; &quot;x&quot;" office:value-type="string" office:string-value="Deathfire Rocket Ammo 01x" calcext:value-type="string">
            <text:p>Deathfire Rocket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40; [.B26]; 9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26]; 9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26]; 9 )" office:value-type="float" office:value="8000" calcext:value-type="float">
            <text:p>8000</text:p>
          </table:table-cell>
          <table:table-cell table:formula="of:=TEXT( [.L26]; &quot;0&quot; ) &amp; &quot; Rockets&quot;" office:value-type="string" office:string-value="40 Rockets" calcext:value-type="string">
            <text:p>4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26] * 40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DF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Deathfire Rocket Ammunition</text:p>
          </table:table-cell>
        </table:table-row>
        <table:table-row table:style-name="ro2">
          <table:table-cell table:formula="of:=&quot;Deathfire Rocket Ammo &quot; &amp; TEXT([.C27]; &quot;00&quot;) &amp; &quot;x&quot;" office:value-type="string" office:string-value="Deathfire Rocket Ammo 02x" calcext:value-type="string">
            <text:p>Deathfire Rocket Ammo 02x</text:p>
          </table:table-cell>
          <table:table-cell office:value-type="float" office:value="2" calcext:value-type="float">
            <text:p>2</text:p>
          </table:table-cell>
          <table:table-cell table:formula="of:=LERP_BY_TYPE_SKEWED_X( 1; 40; [.B27]; 9 )"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27]; 9 )" office:value-type="string" office:string-value="0 0 1.00619" calcext:value-type="string">
            <text:p>0 0 1.00619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27]; 9 )" office:value-type="float" office:value="14373" calcext:value-type="float">
            <text:p>14373</text:p>
          </table:table-cell>
          <table:table-cell table:formula="of:=TEXT( [.L27]; &quot;0&quot; ) &amp; &quot; Rockets&quot;" office:value-type="string" office:string-value="80 Rockets" calcext:value-type="string">
            <text:p>8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27] * 4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DF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Deathfire Rocket Ammunition</text:p>
          </table:table-cell>
        </table:table-row>
        <table:table-row table:style-name="ro2">
          <table:table-cell table:formula="of:=&quot;Deathfire Rocket Ammo &quot; &amp; TEXT([.C28]; &quot;00&quot;) &amp; &quot;x&quot;" office:value-type="string" office:string-value="Deathfire Rocket Ammo 05x" calcext:value-type="string">
            <text:p>Deathfire Rocket Ammo 05x</text:p>
          </table:table-cell>
          <table:table-cell office:value-type="float" office:value="3" calcext:value-type="float">
            <text:p>3</text:p>
          </table:table-cell>
          <table:table-cell table:formula="of:=LERP_BY_TYPE_SKEWED_X( 1; 40; [.B28]; 9 )"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28]; 9 )" office:value-type="string" office:string-value="1 1 1.01750" calcext:value-type="string">
            <text:p>1 1 1.01750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28]; 9 )" office:value-type="float" office:value="27656" calcext:value-type="float">
            <text:p>27656</text:p>
          </table:table-cell>
          <table:table-cell table:formula="of:=TEXT( [.L28]; &quot;0&quot; ) &amp; &quot; Rockets&quot;" office:value-type="string" office:string-value="200 Rockets" calcext:value-type="string">
            <text:p>20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28] * 40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DF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Deathfire Rocket Ammunition</text:p>
          </table:table-cell>
        </table:table-row>
        <table:table-row table:style-name="ro2">
          <table:table-cell table:formula="of:=&quot;Deathfire Rocket Ammo &quot; &amp; TEXT([.C29]; &quot;00&quot;) &amp; &quot;x&quot;" office:value-type="string" office:string-value="Deathfire Rocket Ammo 09x" calcext:value-type="string">
            <text:p>Deathfire Rocket Ammo 09x</text:p>
          </table:table-cell>
          <table:table-cell office:value-type="float" office:value="4" calcext:value-type="float">
            <text:p>4</text:p>
          </table:table-cell>
          <table:table-cell table:formula="of:=LERP_BY_TYPE_SKEWED_X( 1; 40; [.B29]; 9 )"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29]; 9 )" office:value-type="string" office:string-value="2 1 1.03215" calcext:value-type="string">
            <text:p>2 1 1.03215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29]; 9 )" office:value-type="float" office:value="45988" calcext:value-type="float">
            <text:p>45988</text:p>
          </table:table-cell>
          <table:table-cell table:formula="of:=TEXT( [.L29]; &quot;0&quot; ) &amp; &quot; Rockets&quot;" office:value-type="string" office:string-value="360 Rockets" calcext:value-type="string">
            <text:p>36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29] * 40"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DF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Deathfire Rocket Ammunition</text:p>
          </table:table-cell>
        </table:table-row>
        <table:table-row table:style-name="ro2">
          <table:table-cell table:formula="of:=&quot;Deathfire Rocket Ammo &quot; &amp; TEXT([.C30]; &quot;00&quot;) &amp; &quot;x&quot;" office:value-type="string" office:string-value="Deathfire Rocket Ammo 14x" calcext:value-type="string">
            <text:p>Deathfire Rocket Ammo 14x</text:p>
          </table:table-cell>
          <table:table-cell office:value-type="float" office:value="5" calcext:value-type="float">
            <text:p>5</text:p>
          </table:table-cell>
          <table:table-cell table:formula="of:=LERP_BY_TYPE_SKEWED_X( 1; 40; [.B30]; 9 )"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30]; 9 )" office:value-type="string" office:string-value="4 3 1.04950" calcext:value-type="string">
            <text:p>4 3 1.04950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30]; 9 )" office:value-type="float" office:value="68627" calcext:value-type="float">
            <text:p>68627</text:p>
          </table:table-cell>
          <table:table-cell table:formula="of:=TEXT( [.L30]; &quot;0&quot; ) &amp; &quot; Rockets&quot;" office:value-type="string" office:string-value="560 Rockets" calcext:value-type="string">
            <text:p>56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30] * 40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DF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Deathfire Rocket Ammunition</text:p>
          </table:table-cell>
        </table:table-row>
        <table:table-row table:style-name="ro2">
          <table:table-cell table:formula="of:=&quot;Deathfire Rocket Ammo &quot; &amp; TEXT([.C31]; &quot;00&quot;) &amp; &quot;x&quot;" office:value-type="string" office:string-value="Deathfire Rocket Ammo 19x" calcext:value-type="string">
            <text:p>Deathfire Rocket Ammo 19x</text:p>
          </table:table-cell>
          <table:table-cell office:value-type="float" office:value="6" calcext:value-type="float">
            <text:p>6</text:p>
          </table:table-cell>
          <table:table-cell table:formula="of:=LERP_BY_TYPE_SKEWED_X( 1; 40; [.B31]; 9 )"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31]; 9 )" office:value-type="string" office:string-value="6 4 1.06917" calcext:value-type="string">
            <text:p>6 4 1.06917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31]; 9 )" office:value-type="float" office:value="95126" calcext:value-type="float">
            <text:p>95126</text:p>
          </table:table-cell>
          <table:table-cell table:formula="of:=TEXT( [.L31]; &quot;0&quot; ) &amp; &quot; Rockets&quot;" office:value-type="string" office:string-value="760 Rockets" calcext:value-type="string">
            <text:p>76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31] * 40"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DF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Deathfire Rocket Ammunition</text:p>
          </table:table-cell>
        </table:table-row>
        <table:table-row table:style-name="ro2">
          <table:table-cell table:formula="of:=&quot;Deathfire Rocket Ammo &quot; &amp; TEXT([.C32]; &quot;00&quot;) &amp; &quot;x&quot;" office:value-type="string" office:string-value="Deathfire Rocket Ammo 25x" calcext:value-type="string">
            <text:p>Deathfire Rocket Ammo 25x</text:p>
          </table:table-cell>
          <table:table-cell office:value-type="float" office:value="7" calcext:value-type="float">
            <text:p>7</text:p>
          </table:table-cell>
          <table:table-cell table:formula="of:=LERP_BY_TYPE_SKEWED_X( 1; 40; [.B32]; 9 )"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32]; 9 )" office:value-type="string" office:string-value="9 6 1.09093" calcext:value-type="string">
            <text:p>9 6 1.09093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32]; 9 )" office:value-type="float" office:value="125170" calcext:value-type="float">
            <text:p>125170</text:p>
          </table:table-cell>
          <table:table-cell table:formula="of:=TEXT( [.L32]; &quot;0&quot; ) &amp; &quot; Rockets&quot;" office:value-type="string" office:string-value="1000 Rockets" calcext:value-type="string">
            <text:p>100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32] * 4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DF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Deathfire Rocket Ammunition</text:p>
          </table:table-cell>
        </table:table-row>
        <table:table-row table:style-name="ro2">
          <table:table-cell table:formula="of:=&quot;Deathfire Rocket Ammo &quot; &amp; TEXT([.C33]; &quot;00&quot;) &amp; &quot;x&quot;" office:value-type="string" office:string-value="Deathfire Rocket Ammo 32x" calcext:value-type="string">
            <text:p>Deathfire Rocket Ammo 32x</text:p>
          </table:table-cell>
          <table:table-cell office:value-type="float" office:value="8" calcext:value-type="float">
            <text:p>8</text:p>
          </table:table-cell>
          <table:table-cell table:formula="of:=LERP_BY_TYPE_SKEWED_X( 1; 40; [.B33]; 9 )" office:value-type="float" office:value="32" calcext:value-type="float">
            <text:p>32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33]; 9 )" office:value-type="string" office:string-value="12 8 1.11459" calcext:value-type="string">
            <text:p>12 8 1.11459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33]; 9 )" office:value-type="float" office:value="158524" calcext:value-type="float">
            <text:p>158524</text:p>
          </table:table-cell>
          <table:table-cell table:formula="of:=TEXT( [.L33]; &quot;0&quot; ) &amp; &quot; Rockets&quot;" office:value-type="string" office:string-value="1280 Rockets" calcext:value-type="string">
            <text:p>128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33] * 40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DF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Deathfire Rocket Ammunition</text:p>
          </table:table-cell>
        </table:table-row>
        <table:table-row table:style-name="ro2">
          <table:table-cell table:formula="of:=&quot;Deathfire Rocket Ammo &quot; &amp; TEXT([.C34]; &quot;00&quot;) &amp; &quot;x&quot;" office:value-type="string" office:string-value="Deathfire Rocket Ammo 40x" calcext:value-type="string">
            <text:p>Deathfire Rocket Ammo 40x</text:p>
          </table:table-cell>
          <table:table-cell office:value-type="float" office:value="9" calcext:value-type="float">
            <text:p>9</text:p>
          </table:table-cell>
          <table:table-cell table:formula="of:=LERP_BY_TYPE_SKEWED_X( 1; 40; [.B34]; 9 )" office:value-type="float" office:value="40" calcext:value-type="float">
            <text:p>40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34]; 9 )" office:value-type="string" office:string-value="16 10 1.14000" calcext:value-type="string">
            <text:p>16 10 1.14000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34]; 9 )" office:value-type="float" office:value="195000" calcext:value-type="float">
            <text:p>195000</text:p>
          </table:table-cell>
          <table:table-cell table:formula="of:=TEXT( [.L34]; &quot;0&quot; ) &amp; &quot; Rockets&quot;" office:value-type="string" office:string-value="1600 Rockets" calcext:value-type="string">
            <text:p>160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34] * 40"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DF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Deathfire Rocket Ammunition</text:p>
          </table:table-cell>
        </table:table-row>
        <table:table-row table:style-name="ro2" table:number-rows-repeated="3">
          <table:table-cell table:style-name="ce6" table:number-columns-repeated="17"/>
        </table:table-row>
        <table:table-row table:style-name="ro2">
          <table:table-cell table:style-name="ce13" office:value-type="string" calcext:value-type="string">
            <text:p>Rocket, Viper Nine</text:p>
          </table:table-cell>
          <table:table-cell table:style-name="ce26" table:number-columns-repeated="16"/>
        </table:table-row>
        <table:table-row table:style-name="ro6">
          <table:table-cell table:style-name="ce19" office:value-type="string" calcext:value-type="string">
            <text:p>Description:</text:p>
          </table:table-cell>
          <table:table-cell table:style-name="ce36" office:value-type="string" calcext:value-type="string" table:number-columns-spanned="16" table:number-rows-spanned="1">
            <text:p>````Ammo Bins contain the rounds needed for projectile-based weaponry` with at least one bin required per weapon type. <text:s/>Most Ammo Bins will explode and destroy their installed location when they receive a Critical Hit. <text:s/>Viper Nine Rocket Ammunition Bins may feed multiple weapons` which do not have to be installed in the same location as each other or the ammunition bin` thanks to a battlemech's internal mechanisms that transfer ammunition around inside arms` legs` torso parts` etc.\n\n````Viper Nine rockets are a bit bigger than SRM and LRM missles` and their launchers of higher levels can take up more space than typical LRM and SRM launchers. <text:s/>Viper Nine rockets use magical technology in that the rockets will have characteristics determined by the launching units` such as damage dealt` maximum range` etc.` that will vary depending on the launcher’s type and level.\n\n <text:s text:c="3"/>Westonmach ammuntion bins use magical extradimensional technology to fit their ammunition into a space smaller than the total cubic area of all of the ammunition itself. <text:s/>In Battlemechs` this comes at the cost of weakened total armor for the battlemech` because of the magistics that apply` however the smallest capacity ammunition box of it’s type usually does not incur any such tradeoff. <text:s/>Also` larger capacity ammunition bins will impair the battlemech’s cooling capabilities` resulting in a small to moderate reduction in the overheating threshold and also the maximum amount of heat the battlemech can take.</text:p>
          </table:table-cell>
          <table:covered-table-cell table:number-columns-repeated="15" table:style-name="ce26"/>
        </table:table-row>
        <table:table-row table:style-name="ro2">
          <table:table-cell table:style-name="ce26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2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2" office:value-type="string" calcext:value-type="string" table:number-columns-spanned="1" table:number-rows-spanned="2">
            <text:p>Specials Codes (Code`Value`Duration`Stack)</text:p>
          </table:table-cell>
          <table:table-cell table:style-name="ce15" office:value-type="string" calcext:value-type="string" table:number-columns-spanned="1" table:number-rows-spanned="2">
            <text:p>Icon Code</text:p>
          </table:table-cell>
          <table:table-cell table:style-name="ce18" office:value-type="string" calcext:value-type="string" table:number-columns-spanned="1" table:number-rows-spanned="2">
            <text:p>Cap</text:p>
          </table:table-cell>
          <table:table-cell table:style-name="ce22" office:value-type="string" calcext:value-type="string" table:number-columns-spanned="1" table:number-rows-spanned="2">
            <text:p>Shots / Attack</text:p>
          </table:table-cell>
          <table:table-cell table:style-name="ce25" office:value-type="string" calcext:value-type="string" table:number-columns-spanned="1" table:number-rows-spanned="2">
            <text:p>Ammo ID</text:p>
          </table:table-cell>
          <table:table-cell table:style-name="ce7" office:value-type="string" calcext:value-type="string" table:number-columns-spanned="1" table:number-rows-spanned="2">
            <text:p>Can Explode</text:p>
          </table:table-cell>
          <table:table-cell table:style-name="ce42" office:value-type="string" calcext:value-type="string" table:number-columns-spanned="1" table:number-rows-spanned="2">
            <text:p>Manf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table-cell table:style-name="ce33"/>
          <table:covered-table-cell table:style-name="ce8"/>
          <table:covered-table-cell table:style-name="ce11"/>
          <table:covered-table-cell table:style-name="ce42"/>
          <table:covered-table-cell table:style-name="ce16"/>
          <table:covered-table-cell table:style-name="ce49"/>
          <table:covered-table-cell table:number-columns-repeated="5" table:style-name="ce23"/>
          <table:covered-table-cell table:style-name="ce63"/>
          <table:covered-table-cell table:number-columns-repeated="3" table:style-name="ce23"/>
          <table:covered-table-cell table:style-name="ce42"/>
          <table:covered-table-cell table:style-name="ce23"/>
        </table:table-row>
        <table:table-row table:style-name="ro2">
          <table:table-cell table:formula="of:=&quot;Viper Nine Rocket Ammo &quot; &amp; TEXT([.C42]; &quot;00&quot;) &amp; &quot;x&quot;" office:value-type="string" office:string-value="Viper Nine Rocket Ammo 01x" calcext:value-type="string">
            <text:p>Viper Nine Rocket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40; [.B42]; 9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42]; 9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42]; 9 )" office:value-type="float" office:value="8000" calcext:value-type="float">
            <text:p>8000</text:p>
          </table:table-cell>
          <table:table-cell table:formula="of:=TEXT( [.L42]; &quot;0&quot; ) &amp; &quot; Rockets&quot;" office:value-type="string" office:string-value="40 Rockets" calcext:value-type="string">
            <text:p>4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42] * 40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Viper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Viper Nine Rocket Ammunition</text:p>
          </table:table-cell>
        </table:table-row>
        <table:table-row table:style-name="ro2">
          <table:table-cell table:formula="of:=&quot;Viper Nine Rocket Ammo &quot; &amp; TEXT([.C43]; &quot;00&quot;) &amp; &quot;x&quot;" office:value-type="string" office:string-value="Viper Nine Rocket Ammo 02x" calcext:value-type="string">
            <text:p>Viper Nine Rocket Ammo 02x</text:p>
          </table:table-cell>
          <table:table-cell office:value-type="float" office:value="2" calcext:value-type="float">
            <text:p>2</text:p>
          </table:table-cell>
          <table:table-cell table:formula="of:=LERP_BY_TYPE_SKEWED_X( 1; 40; [.B43]; 9 )"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43]; 9 )" office:value-type="string" office:string-value="0 0 1.00619" calcext:value-type="string">
            <text:p>0 0 1.00619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43]; 9 )" office:value-type="float" office:value="14373" calcext:value-type="float">
            <text:p>14373</text:p>
          </table:table-cell>
          <table:table-cell table:formula="of:=TEXT( [.L43]; &quot;0&quot; ) &amp; &quot; Rockets&quot;" office:value-type="string" office:string-value="80 Rockets" calcext:value-type="string">
            <text:p>8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43] * 4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Viper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Viper Nine Rocket Ammunition</text:p>
          </table:table-cell>
        </table:table-row>
        <table:table-row table:style-name="ro2">
          <table:table-cell table:formula="of:=&quot;Viper Nine Rocket Ammo &quot; &amp; TEXT([.C44]; &quot;00&quot;) &amp; &quot;x&quot;" office:value-type="string" office:string-value="Viper Nine Rocket Ammo 05x" calcext:value-type="string">
            <text:p>Viper Nine Rocket Ammo 05x</text:p>
          </table:table-cell>
          <table:table-cell office:value-type="float" office:value="3" calcext:value-type="float">
            <text:p>3</text:p>
          </table:table-cell>
          <table:table-cell table:formula="of:=LERP_BY_TYPE_SKEWED_X( 1; 40; [.B44]; 9 )"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44]; 9 )" office:value-type="string" office:string-value="1 1 1.01750" calcext:value-type="string">
            <text:p>1 1 1.01750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44]; 9 )" office:value-type="float" office:value="27656" calcext:value-type="float">
            <text:p>27656</text:p>
          </table:table-cell>
          <table:table-cell table:formula="of:=TEXT( [.L44]; &quot;0&quot; ) &amp; &quot; Rockets&quot;" office:value-type="string" office:string-value="200 Rockets" calcext:value-type="string">
            <text:p>20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44] * 40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Viper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Viper Nine Rocket Ammunition</text:p>
          </table:table-cell>
        </table:table-row>
        <table:table-row table:style-name="ro2">
          <table:table-cell table:formula="of:=&quot;Viper Nine Rocket Ammo &quot; &amp; TEXT([.C45]; &quot;00&quot;) &amp; &quot;x&quot;" office:value-type="string" office:string-value="Viper Nine Rocket Ammo 09x" calcext:value-type="string">
            <text:p>Viper Nine Rocket Ammo 09x</text:p>
          </table:table-cell>
          <table:table-cell office:value-type="float" office:value="4" calcext:value-type="float">
            <text:p>4</text:p>
          </table:table-cell>
          <table:table-cell table:formula="of:=LERP_BY_TYPE_SKEWED_X( 1; 40; [.B45]; 9 )"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45]; 9 )" office:value-type="string" office:string-value="2 1 1.03215" calcext:value-type="string">
            <text:p>2 1 1.03215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45]; 9 )" office:value-type="float" office:value="45988" calcext:value-type="float">
            <text:p>45988</text:p>
          </table:table-cell>
          <table:table-cell table:formula="of:=TEXT( [.L45]; &quot;0&quot; ) &amp; &quot; Rockets&quot;" office:value-type="string" office:string-value="360 Rockets" calcext:value-type="string">
            <text:p>36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45] * 40"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Viper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Viper Nine Rocket Ammunition</text:p>
          </table:table-cell>
        </table:table-row>
        <table:table-row table:style-name="ro2">
          <table:table-cell table:formula="of:=&quot;Viper Nine Rocket Ammo &quot; &amp; TEXT([.C46]; &quot;00&quot;) &amp; &quot;x&quot;" office:value-type="string" office:string-value="Viper Nine Rocket Ammo 14x" calcext:value-type="string">
            <text:p>Viper Nine Rocket Ammo 14x</text:p>
          </table:table-cell>
          <table:table-cell office:value-type="float" office:value="5" calcext:value-type="float">
            <text:p>5</text:p>
          </table:table-cell>
          <table:table-cell table:formula="of:=LERP_BY_TYPE_SKEWED_X( 1; 40; [.B46]; 9 )"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46]; 9 )" office:value-type="string" office:string-value="4 3 1.04950" calcext:value-type="string">
            <text:p>4 3 1.04950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46]; 9 )" office:value-type="float" office:value="68627" calcext:value-type="float">
            <text:p>68627</text:p>
          </table:table-cell>
          <table:table-cell table:formula="of:=TEXT( [.L46]; &quot;0&quot; ) &amp; &quot; Rockets&quot;" office:value-type="string" office:string-value="560 Rockets" calcext:value-type="string">
            <text:p>56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46] * 40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Viper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Viper Nine Rocket Ammunition</text:p>
          </table:table-cell>
        </table:table-row>
        <table:table-row table:style-name="ro2">
          <table:table-cell table:formula="of:=&quot;Viper Nine Rocket Ammo &quot; &amp; TEXT([.C47]; &quot;00&quot;) &amp; &quot;x&quot;" office:value-type="string" office:string-value="Viper Nine Rocket Ammo 19x" calcext:value-type="string">
            <text:p>Viper Nine Rocket Ammo 19x</text:p>
          </table:table-cell>
          <table:table-cell office:value-type="float" office:value="6" calcext:value-type="float">
            <text:p>6</text:p>
          </table:table-cell>
          <table:table-cell table:formula="of:=LERP_BY_TYPE_SKEWED_X( 1; 40; [.B47]; 9 )"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47]; 9 )" office:value-type="string" office:string-value="6 4 1.06917" calcext:value-type="string">
            <text:p>6 4 1.06917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47]; 9 )" office:value-type="float" office:value="95126" calcext:value-type="float">
            <text:p>95126</text:p>
          </table:table-cell>
          <table:table-cell table:formula="of:=TEXT( [.L47]; &quot;0&quot; ) &amp; &quot; Rockets&quot;" office:value-type="string" office:string-value="760 Rockets" calcext:value-type="string">
            <text:p>76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47] * 40"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Viper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Viper Nine Rocket Ammunition</text:p>
          </table:table-cell>
        </table:table-row>
        <table:table-row table:style-name="ro2">
          <table:table-cell table:formula="of:=&quot;Viper Nine Rocket Ammo &quot; &amp; TEXT([.C48]; &quot;00&quot;) &amp; &quot;x&quot;" office:value-type="string" office:string-value="Viper Nine Rocket Ammo 25x" calcext:value-type="string">
            <text:p>Viper Nine Rocket Ammo 25x</text:p>
          </table:table-cell>
          <table:table-cell office:value-type="float" office:value="7" calcext:value-type="float">
            <text:p>7</text:p>
          </table:table-cell>
          <table:table-cell table:formula="of:=LERP_BY_TYPE_SKEWED_X( 1; 40; [.B48]; 9 )"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48]; 9 )" office:value-type="string" office:string-value="9 6 1.09093" calcext:value-type="string">
            <text:p>9 6 1.09093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48]; 9 )" office:value-type="float" office:value="125170" calcext:value-type="float">
            <text:p>125170</text:p>
          </table:table-cell>
          <table:table-cell table:formula="of:=TEXT( [.L48]; &quot;0&quot; ) &amp; &quot; Rockets&quot;" office:value-type="string" office:string-value="1000 Rockets" calcext:value-type="string">
            <text:p>100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48] * 4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Viper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Viper Nine Rocket Ammunition</text:p>
          </table:table-cell>
        </table:table-row>
        <table:table-row table:style-name="ro2">
          <table:table-cell table:formula="of:=&quot;Viper Nine Rocket Ammo &quot; &amp; TEXT([.C49]; &quot;00&quot;) &amp; &quot;x&quot;" office:value-type="string" office:string-value="Viper Nine Rocket Ammo 32x" calcext:value-type="string">
            <text:p>Viper Nine Rocket Ammo 32x</text:p>
          </table:table-cell>
          <table:table-cell office:value-type="float" office:value="8" calcext:value-type="float">
            <text:p>8</text:p>
          </table:table-cell>
          <table:table-cell table:formula="of:=LERP_BY_TYPE_SKEWED_X( 1; 40; [.B49]; 9 )" office:value-type="float" office:value="32" calcext:value-type="float">
            <text:p>32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49]; 9 )" office:value-type="string" office:string-value="12 8 1.11459" calcext:value-type="string">
            <text:p>12 8 1.11459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49]; 9 )" office:value-type="float" office:value="158524" calcext:value-type="float">
            <text:p>158524</text:p>
          </table:table-cell>
          <table:table-cell table:formula="of:=TEXT( [.L49]; &quot;0&quot; ) &amp; &quot; Rockets&quot;" office:value-type="string" office:string-value="1280 Rockets" calcext:value-type="string">
            <text:p>128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49] * 40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Viper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Viper Nine Rocket Ammunition</text:p>
          </table:table-cell>
        </table:table-row>
        <table:table-row table:style-name="ro2">
          <table:table-cell table:formula="of:=&quot;Viper Nine Rocket Ammo &quot; &amp; TEXT([.C50]; &quot;00&quot;) &amp; &quot;x&quot;" office:value-type="string" office:string-value="Viper Nine Rocket Ammo 40x" calcext:value-type="string">
            <text:p>Viper Nine Rocket Ammo 40x</text:p>
          </table:table-cell>
          <table:table-cell office:value-type="float" office:value="9" calcext:value-type="float">
            <text:p>9</text:p>
          </table:table-cell>
          <table:table-cell table:formula="of:=LERP_BY_TYPE_SKEWED_X( 1; 40; [.B50]; 9 )" office:value-type="float" office:value="40" calcext:value-type="float">
            <text:p>40</text:p>
          </table:table-cell>
          <table:table-cell office:value-type="float" office:value="0" calcext:value-type="float">
            <text:p>0.0000</text:p>
          </table:table-cell>
          <table:table-cell table:formula="of:=DRAIN( 0; 16;  0; 10;  1; 1.14;   [.B50]; 9 )" office:value-type="string" office:string-value="16 10 1.14000" calcext:value-type="string">
            <text:p>16 10 1.14000</text:p>
          </table:table-cell>
          <table:table-cell office:value-type="float" office:value="1" calcext:value-type="float">
            <text:p>1</text:p>
          </table:table-cell>
          <table:table-cell table:formula="of:=LERP_BY_TYPE_SKEWED_X( 8000; 195000; [.B50]; 9 )" office:value-type="float" office:value="195000" calcext:value-type="float">
            <text:p>195000</text:p>
          </table:table-cell>
          <table:table-cell table:formula="of:=TEXT( [.L50]; &quot;0&quot; ) &amp; &quot; Rockets&quot;" office:value-type="string" office:string-value="1600 Rockets" calcext:value-type="string">
            <text:p>1600 Rockets</text:p>
          </table:table-cell>
          <table:table-cell table:number-columns-repeated="2"/>
          <table:table-cell office:value-type="string" calcext:value-type="string">
            <text:p>ammoBox_Missile</text:p>
          </table:table-cell>
          <table:table-cell table:formula="of:=[.C50] * 40"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Viper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Viper Nine Rocket Ammunition</text:p>
          </table:table-cell>
        </table:table-row>
        <table:table-row table:style-name="ro2" table:number-rows-repeated="3">
          <table:table-cell table:style-name="ce6" table:number-columns-repeated="17"/>
        </table:table-row>
        <table:table-row table:style-name="ro5">
          <table:table-cell table:style-name="ce13" office:value-type="string" calcext:value-type="string">
            <text:p>Reaper Auto Cannon Ammo</text:p>
          </table:table-cell>
          <table:table-cell table:style-name="ce26" table:number-columns-repeated="16"/>
        </table:table-row>
        <table:table-row table:style-name="ro4">
          <table:table-cell table:style-name="ce19" office:value-type="string" calcext:value-type="string">
            <text:p>Description:</text:p>
          </table:table-cell>
          <table:table-cell table:style-name="ce36" office:value-type="string" calcext:value-type="string" table:number-columns-spanned="16" table:number-rows-spanned="1">
            <text:p>````Ammo Bins contain the rounds needed for projectile-based weaponry` with at least one bin required per weapon type. <text:s/>Most Ammo Bins will explode and destroy their installed location when they receive a Critical Hit` including Reaper Auto Cannon ammunition` which have warheads that can be made to explode under certain conditions. <text:s/>Aside from the warhead` a Reaper Auto Cannon round is made up of solid high-tech metal alloy metals engineered to have a custom-structured atomic structure` thanks to an open-standard technology developed and by Westonmach. <text:s/>The rounds do not leave any shell or casing behind after firing` and do not use gunpowder or out-dated archaic technology to propel the round through and out of the barrel` but use alternative technology.\n\n````Reaper Auto Cannon Ammo Bins may feed multiple weapons` which do not have to be installed in the same location` thanks to a battlemech's internal mechanisms which feed and transfer ammunition around inside of a battlemech's parts` like any other ammunition bins.\n\n <text:s text:c="3"/>Westonmach weapon ammuntion bins use magical extradimensional technology to fit their ammunition into a space smaller than the total cubic area of all of the ammunition itself. <text:s/>In Battlemechs` this comes at the cost of weakened total armor for the battlemech` because of the magistics that apply` however the smallest capacity ammunition box of it’s type usually does not incur any such tradeoff. <text:s/>Also` larger capacity ammunition bins will impair the battlemech’s cooling capabilities` resulting in a small to moderate reduction in the overheating threshold and also the maximum amount of heat the battlemech can take.</text:p>
          </table:table-cell>
          <table:covered-table-cell table:number-columns-repeated="15" table:style-name="ce26"/>
        </table:table-row>
        <table:table-row table:style-name="ro2">
          <table:table-cell table:style-name="ce26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2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2" office:value-type="string" calcext:value-type="string" table:number-columns-spanned="1" table:number-rows-spanned="2">
            <text:p>Specials Codes (Code`Value`Duration`Stack)</text:p>
          </table:table-cell>
          <table:table-cell table:style-name="ce15" office:value-type="string" calcext:value-type="string" table:number-columns-spanned="1" table:number-rows-spanned="2">
            <text:p>Icon Code</text:p>
          </table:table-cell>
          <table:table-cell table:style-name="ce18" office:value-type="string" calcext:value-type="string" table:number-columns-spanned="1" table:number-rows-spanned="2">
            <text:p>Cap</text:p>
          </table:table-cell>
          <table:table-cell table:style-name="ce22" office:value-type="string" calcext:value-type="string" table:number-columns-spanned="1" table:number-rows-spanned="2">
            <text:p>Shots / Attack</text:p>
          </table:table-cell>
          <table:table-cell table:style-name="ce25" office:value-type="string" calcext:value-type="string" table:number-columns-spanned="1" table:number-rows-spanned="2">
            <text:p>Ammo ID</text:p>
          </table:table-cell>
          <table:table-cell table:style-name="ce7" office:value-type="string" calcext:value-type="string" table:number-columns-spanned="1" table:number-rows-spanned="2">
            <text:p>Can Explode</text:p>
          </table:table-cell>
          <table:table-cell table:style-name="ce42" office:value-type="string" calcext:value-type="string" table:number-columns-spanned="1" table:number-rows-spanned="2">
            <text:p>Manf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table-cell table:style-name="ce33"/>
          <table:covered-table-cell table:style-name="ce8"/>
          <table:covered-table-cell table:style-name="ce11"/>
          <table:covered-table-cell table:style-name="ce42"/>
          <table:covered-table-cell table:style-name="ce16"/>
          <table:covered-table-cell table:style-name="ce49"/>
          <table:covered-table-cell table:number-columns-repeated="5" table:style-name="ce23"/>
          <table:covered-table-cell table:style-name="ce63"/>
          <table:covered-table-cell table:number-columns-repeated="3" table:style-name="ce23"/>
          <table:covered-table-cell table:style-name="ce42"/>
          <table:covered-table-cell table:style-name="ce23"/>
        </table:table-row>
        <table:table-row table:style-name="ro2">
          <table:table-cell table:formula="of:=&quot;Reaper AC A-Light Ammo &quot; &amp; TEXT([.C58]; &quot;00&quot;) &amp; &quot;x&quot;" office:value-type="string" office:string-value="Reaper AC A-Light Ammo 01x" calcext:value-type="string">
            <text:p>Reaper AC A-Light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40; [.B58]; 7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58]; 7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58]; 7 )" office:value-type="float" office:value="2000" calcext:value-type="float">
            <text:p>2000</text:p>
          </table:table-cell>
          <table:table-cell table:formula="of:=TEXT( [.L58]; &quot;0&quot; ) &amp; &quot; Rounds&quot;" office:value-type="string" office:string-value="12 Rounds" calcext:value-type="string">
            <text:p>12 Rounds</text:p>
          </table:table-cell>
          <table:table-cell table:formula="of:=TEXT( [.L58] / [.M58]; &quot;0&quot; ) &amp; &quot; Attacks&quot;" office:value-type="string" office:string-value="12 Attacks" calcext:value-type="string">
            <text:p>12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58] * 12 * [.M5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A-Light Ammo &quot; &amp; TEXT([.C59]; &quot;00&quot;) &amp; &quot;x&quot;" office:value-type="string" office:string-value="Reaper AC A-Light Ammo 03x" calcext:value-type="string">
            <text:p>Reaper AC A-Light Ammo 03x</text:p>
          </table:table-cell>
          <table:table-cell office:value-type="float" office:value="2" calcext:value-type="float">
            <text:p>2</text:p>
          </table:table-cell>
          <table:table-cell table:formula="of:=LERP_BY_TYPE_SKEWED_X( 1; 40; [.B59]; 7 )"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59]; 7 )" office:value-type="string" office:string-value="0 0 1.00170" calcext:value-type="string">
            <text:p>0 0 1.00170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59]; 7 )" office:value-type="float" office:value="10607" calcext:value-type="float">
            <text:p>10607</text:p>
          </table:table-cell>
          <table:table-cell table:formula="of:=TEXT( [.L59]; &quot;0&quot; ) &amp; &quot; Rounds&quot;" office:value-type="string" office:string-value="36 Rounds" calcext:value-type="string">
            <text:p>36 Rounds</text:p>
          </table:table-cell>
          <table:table-cell table:formula="of:=TEXT( [.L59] / [.M59]; &quot;0&quot; ) &amp; &quot; Attacks&quot;" office:value-type="string" office:string-value="36 Attacks" calcext:value-type="string">
            <text:p>3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59] * 12 * [.M59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A-Light Ammo &quot; &amp; TEXT([.C60]; &quot;00&quot;) &amp; &quot;x&quot;" office:value-type="string" office:string-value="Reaper AC A-Light Ammo 08x" calcext:value-type="string">
            <text:p>Reaper AC A-Light Ammo 08x</text:p>
          </table:table-cell>
          <table:table-cell office:value-type="float" office:value="3" calcext:value-type="float">
            <text:p>3</text:p>
          </table:table-cell>
          <table:table-cell table:formula="of:=LERP_BY_TYPE_SKEWED_X( 1; 40; [.B60]; 7 )"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60]; 7 )" office:value-type="string" office:string-value="1 1 1.00481" calcext:value-type="string">
            <text:p>1 1 1.00481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60]; 7 )" office:value-type="float" office:value="28547" calcext:value-type="float">
            <text:p>28547</text:p>
          </table:table-cell>
          <table:table-cell table:formula="of:=TEXT( [.L60]; &quot;0&quot; ) &amp; &quot; Rounds&quot;" office:value-type="string" office:string-value="96 Rounds" calcext:value-type="string">
            <text:p>96 Rounds</text:p>
          </table:table-cell>
          <table:table-cell table:formula="of:=TEXT( [.L60] / [.M60]; &quot;0&quot; ) &amp; &quot; Attacks&quot;" office:value-type="string" office:string-value="96 Attacks" calcext:value-type="string">
            <text:p>9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60] * 12 * [.M60]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A-Light Ammo &quot; &amp; TEXT([.C61]; &quot;00&quot;) &amp; &quot;x&quot;" office:value-type="string" office:string-value="Reaper AC A-Light Ammo 14x" calcext:value-type="string">
            <text:p>Reaper AC A-Light Ammo 14x</text:p>
          </table:table-cell>
          <table:table-cell office:value-type="float" office:value="4" calcext:value-type="float">
            <text:p>4</text:p>
          </table:table-cell>
          <table:table-cell table:formula="of:=LERP_BY_TYPE_SKEWED_X( 1; 40; [.B61]; 7 )"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61]; 7 )" office:value-type="string" office:string-value="3 3 1.00884" calcext:value-type="string">
            <text:p>3 3 1.00884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61]; 7 )" office:value-type="float" office:value="53306" calcext:value-type="float">
            <text:p>53306</text:p>
          </table:table-cell>
          <table:table-cell table:formula="of:=TEXT( [.L61]; &quot;0&quot; ) &amp; &quot; Rounds&quot;" office:value-type="string" office:string-value="168 Rounds" calcext:value-type="string">
            <text:p>168 Rounds</text:p>
          </table:table-cell>
          <table:table-cell table:formula="of:=TEXT( [.L61] / [.M61]; &quot;0&quot; ) &amp; &quot; Attacks&quot;" office:value-type="string" office:string-value="168 Attacks" calcext:value-type="string">
            <text:p>16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61] * 12 * [.M61]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A-Light Ammo &quot; &amp; TEXT([.C62]; &quot;00&quot;) &amp; &quot;x&quot;" office:value-type="string" office:string-value="Reaper AC A-Light Ammo 21x" calcext:value-type="string">
            <text:p>Reaper AC A-Light Ammo 21x</text:p>
          </table:table-cell>
          <table:table-cell office:value-type="float" office:value="5" calcext:value-type="float">
            <text:p>5</text:p>
          </table:table-cell>
          <table:table-cell table:formula="of:=LERP_BY_TYPE_SKEWED_X( 1; 40; [.B62]; 7 )"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62]; 7 )" office:value-type="string" office:string-value="5 5 1.01361" calcext:value-type="string">
            <text:p>5 5 1.01361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62]; 7 )" office:value-type="float" office:value="83883" calcext:value-type="float">
            <text:p>83883</text:p>
          </table:table-cell>
          <table:table-cell table:formula="of:=TEXT( [.L62]; &quot;0&quot; ) &amp; &quot; Rounds&quot;" office:value-type="string" office:string-value="252 Rounds" calcext:value-type="string">
            <text:p>252 Rounds</text:p>
          </table:table-cell>
          <table:table-cell table:formula="of:=TEXT( [.L62] / [.M62]; &quot;0&quot; ) &amp; &quot; Attacks&quot;" office:value-type="string" office:string-value="252 Attacks" calcext:value-type="string">
            <text:p>252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62] * 12 * [.M62]"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A-Light Ammo &quot; &amp; TEXT([.C63]; &quot;00&quot;) &amp; &quot;x&quot;" office:value-type="string" office:string-value="Reaper AC A-Light Ammo 30x" calcext:value-type="string">
            <text:p>Reaper AC A-Light Ammo 30x</text:p>
          </table:table-cell>
          <table:table-cell office:value-type="float" office:value="6" calcext:value-type="float">
            <text:p>6</text:p>
          </table:table-cell>
          <table:table-cell table:formula="of:=LERP_BY_TYPE_SKEWED_X( 1; 40; [.B63]; 7 )" office:value-type="float" office:value="30" calcext:value-type="float">
            <text:p>30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63]; 7 )" office:value-type="string" office:string-value="8 8 1.01902" calcext:value-type="string">
            <text:p>8 8 1.01902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63]; 7 )" office:value-type="float" office:value="119672" calcext:value-type="float">
            <text:p>119672</text:p>
          </table:table-cell>
          <table:table-cell table:formula="of:=TEXT( [.L63]; &quot;0&quot; ) &amp; &quot; Rounds&quot;" office:value-type="string" office:string-value="360 Rounds" calcext:value-type="string">
            <text:p>360 Rounds</text:p>
          </table:table-cell>
          <table:table-cell table:formula="of:=TEXT( [.L63] / [.M63]; &quot;0&quot; ) &amp; &quot; Attacks&quot;" office:value-type="string" office:string-value="360 Attacks" calcext:value-type="string">
            <text:p>36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63] * 12 * [.M63]"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A-Light Ammo &quot; &amp; TEXT([.C64]; &quot;00&quot;) &amp; &quot;x&quot;" office:value-type="string" office:string-value="Reaper AC A-Light Ammo 40x" calcext:value-type="string">
            <text:p>Reaper AC A-Light Ammo 40x</text:p>
          </table:table-cell>
          <table:table-cell office:value-type="float" office:value="7" calcext:value-type="float">
            <text:p>7</text:p>
          </table:table-cell>
          <table:table-cell table:formula="of:=LERP_BY_TYPE_SKEWED_X( 1; 40; [.B64]; 7 )" office:value-type="float" office:value="40" calcext:value-type="float">
            <text:p>40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64]; 7 )" office:value-type="string" office:string-value="12 12 1.02500" calcext:value-type="string">
            <text:p>12 12 1.02500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64]; 7 )" office:value-type="float" office:value="160250" calcext:value-type="float">
            <text:p>160250</text:p>
          </table:table-cell>
          <table:table-cell table:formula="of:=TEXT( [.L64]; &quot;0&quot; ) &amp; &quot; Rounds&quot;" office:value-type="string" office:string-value="480 Rounds" calcext:value-type="string">
            <text:p>480 Rounds</text:p>
          </table:table-cell>
          <table:table-cell table:formula="of:=TEXT( [.L64] / [.M64]; &quot;0&quot; ) &amp; &quot; Attacks&quot;" office:value-type="string" office:string-value="480 Attacks" calcext:value-type="string">
            <text:p>48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64] * 12 * [.M64]"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style-name="ce6" table:number-columns-repeated="17"/>
        </table:table-row>
        <table:table-row table:style-name="ro2">
          <table:table-cell table:formula="of:=&quot;Reaper AC B-Medium Ammo &quot; &amp; TEXT([.C66]; &quot;00&quot;) &amp; &quot;x&quot;" office:value-type="string" office:string-value="Reaper AC B-Medium Ammo 01x" calcext:value-type="string">
            <text:p>Reaper AC B-Medium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36; [.B66]; 7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66]; 7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66]; 7 )" office:value-type="float" office:value="4200" calcext:value-type="float">
            <text:p>4200</text:p>
          </table:table-cell>
          <table:table-cell table:formula="of:=TEXT( [.L66]; &quot;0&quot; ) &amp; &quot; Rounds&quot;" office:value-type="string" office:string-value="8 Rounds" calcext:value-type="string">
            <text:p>8 Rounds</text:p>
          </table:table-cell>
          <table:table-cell table:formula="of:=TEXT( [.L66] / [.M66]; &quot;0&quot; ) &amp; &quot; Attacks&quot;" office:value-type="string" office:string-value="8 Attacks" calcext:value-type="string">
            <text:p>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66] * 8 * [.M6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B-Medium Ammo &quot; &amp; TEXT([.C67]; &quot;00&quot;) &amp; &quot;x&quot;" office:value-type="string" office:string-value="Reaper AC B-Medium Ammo 03x" calcext:value-type="string">
            <text:p>Reaper AC B-Medium Ammo 03x</text:p>
          </table:table-cell>
          <table:table-cell office:value-type="float" office:value="2" calcext:value-type="float">
            <text:p>2</text:p>
          </table:table-cell>
          <table:table-cell table:formula="of:=LERP_BY_TYPE_SKEWED_X( 1; 36; [.B67]; 7 )"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67]; 7 )" office:value-type="string" office:string-value="0 0 1.00170" calcext:value-type="string">
            <text:p>0 0 1.00170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67]; 7 )" office:value-type="float" office:value="21389" calcext:value-type="float">
            <text:p>21389</text:p>
          </table:table-cell>
          <table:table-cell table:formula="of:=TEXT( [.L67]; &quot;0&quot; ) &amp; &quot; Rounds&quot;" office:value-type="string" office:string-value="24 Rounds" calcext:value-type="string">
            <text:p>24 Rounds</text:p>
          </table:table-cell>
          <table:table-cell table:formula="of:=TEXT( [.L67] / [.M67]; &quot;0&quot; ) &amp; &quot; Attacks&quot;" office:value-type="string" office:string-value="24 Attacks" calcext:value-type="string">
            <text:p>24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67] * 8 * [.M67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B-Medium Ammo &quot; &amp; TEXT([.C68]; &quot;00&quot;) &amp; &quot;x&quot;" office:value-type="string" office:string-value="Reaper AC B-Medium Ammo 07x" calcext:value-type="string">
            <text:p>Reaper AC B-Medium Ammo 07x</text:p>
          </table:table-cell>
          <table:table-cell office:value-type="float" office:value="3" calcext:value-type="float">
            <text:p>3</text:p>
          </table:table-cell>
          <table:table-cell table:formula="of:=LERP_BY_TYPE_SKEWED_X( 1; 36; [.B68]; 7 )"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68]; 7 )" office:value-type="string" office:string-value="1 1 1.00481" calcext:value-type="string">
            <text:p>1 1 1.00481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68]; 7 )" office:value-type="float" office:value="57219" calcext:value-type="float">
            <text:p>57219</text:p>
          </table:table-cell>
          <table:table-cell table:formula="of:=TEXT( [.L68]; &quot;0&quot; ) &amp; &quot; Rounds&quot;" office:value-type="string" office:string-value="56 Rounds" calcext:value-type="string">
            <text:p>56 Rounds</text:p>
          </table:table-cell>
          <table:table-cell table:formula="of:=TEXT( [.L68] / [.M68]; &quot;0&quot; ) &amp; &quot; Attacks&quot;" office:value-type="string" office:string-value="56 Attacks" calcext:value-type="string">
            <text:p>5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68] * 8 * [.M68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B-Medium Ammo &quot; &amp; TEXT([.C69]; &quot;00&quot;) &amp; &quot;x&quot;" office:value-type="string" office:string-value="Reaper AC B-Medium Ammo 12x" calcext:value-type="string">
            <text:p>Reaper AC B-Medium Ammo 12x</text:p>
          </table:table-cell>
          <table:table-cell office:value-type="float" office:value="4" calcext:value-type="float">
            <text:p>4</text:p>
          </table:table-cell>
          <table:table-cell table:formula="of:=LERP_BY_TYPE_SKEWED_X( 1; 36; [.B69]; 7 )"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69]; 7 )" office:value-type="string" office:string-value="3 3 1.00884" calcext:value-type="string">
            <text:p>3 3 1.00884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69]; 7 )" office:value-type="float" office:value="106667" calcext:value-type="float">
            <text:p>106667</text:p>
          </table:table-cell>
          <table:table-cell table:formula="of:=TEXT( [.L69]; &quot;0&quot; ) &amp; &quot; Rounds&quot;" office:value-type="string" office:string-value="96 Rounds" calcext:value-type="string">
            <text:p>96 Rounds</text:p>
          </table:table-cell>
          <table:table-cell table:formula="of:=TEXT( [.L69] / [.M69]; &quot;0&quot; ) &amp; &quot; Attacks&quot;" office:value-type="string" office:string-value="96 Attacks" calcext:value-type="string">
            <text:p>9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69] * 8 * [.M69]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B-Medium Ammo &quot; &amp; TEXT([.C70]; &quot;00&quot;) &amp; &quot;x&quot;" office:value-type="string" office:string-value="Reaper AC B-Medium Ammo 19x" calcext:value-type="string">
            <text:p>Reaper AC B-Medium Ammo 19x</text:p>
          </table:table-cell>
          <table:table-cell office:value-type="float" office:value="5" calcext:value-type="float">
            <text:p>5</text:p>
          </table:table-cell>
          <table:table-cell table:formula="of:=LERP_BY_TYPE_SKEWED_X( 1; 36; [.B70]; 7 )"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70]; 7 )" office:value-type="string" office:string-value="5 5 1.01361" calcext:value-type="string">
            <text:p>5 5 1.01361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70]; 7 )" office:value-type="float" office:value="167734" calcext:value-type="float">
            <text:p>167734</text:p>
          </table:table-cell>
          <table:table-cell table:formula="of:=TEXT( [.L70]; &quot;0&quot; ) &amp; &quot; Rounds&quot;" office:value-type="string" office:string-value="152 Rounds" calcext:value-type="string">
            <text:p>152 Rounds</text:p>
          </table:table-cell>
          <table:table-cell table:formula="of:=TEXT( [.L70] / [.M70]; &quot;0&quot; ) &amp; &quot; Attacks&quot;" office:value-type="string" office:string-value="152 Attacks" calcext:value-type="string">
            <text:p>152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70] * 8 * [.M70]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B-Medium Ammo &quot; &amp; TEXT([.C71]; &quot;00&quot;) &amp; &quot;x&quot;" office:value-type="string" office:string-value="Reaper AC B-Medium Ammo 27x" calcext:value-type="string">
            <text:p>Reaper AC B-Medium Ammo 27x</text:p>
          </table:table-cell>
          <table:table-cell office:value-type="float" office:value="6" calcext:value-type="float">
            <text:p>6</text:p>
          </table:table-cell>
          <table:table-cell table:formula="of:=LERP_BY_TYPE_SKEWED_X( 1; 36; [.B71]; 7 )"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71]; 7 )" office:value-type="string" office:string-value="8 8 1.01902" calcext:value-type="string">
            <text:p>8 8 1.01902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71]; 7 )" office:value-type="float" office:value="239210" calcext:value-type="float">
            <text:p>239210</text:p>
          </table:table-cell>
          <table:table-cell table:formula="of:=TEXT( [.L71]; &quot;0&quot; ) &amp; &quot; Rounds&quot;" office:value-type="string" office:string-value="216 Rounds" calcext:value-type="string">
            <text:p>216 Rounds</text:p>
          </table:table-cell>
          <table:table-cell table:formula="of:=TEXT( [.L71] / [.M71]; &quot;0&quot; ) &amp; &quot; Attacks&quot;" office:value-type="string" office:string-value="216 Attacks" calcext:value-type="string">
            <text:p>21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71] * 8 * [.M71]"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B-Medium Ammo &quot; &amp; TEXT([.C72]; &quot;00&quot;) &amp; &quot;x&quot;" office:value-type="string" office:string-value="Reaper AC B-Medium Ammo 36x" calcext:value-type="string">
            <text:p>Reaper AC B-Medium Ammo 36x</text:p>
          </table:table-cell>
          <table:table-cell office:value-type="float" office:value="7" calcext:value-type="float">
            <text:p>7</text:p>
          </table:table-cell>
          <table:table-cell table:formula="of:=LERP_BY_TYPE_SKEWED_X( 1; 36; [.B72]; 7 )" office:value-type="float" office:value="36" calcext:value-type="float">
            <text:p>36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72]; 7 )" office:value-type="string" office:string-value="12 12 1.02500" calcext:value-type="string">
            <text:p>12 12 1.02500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72]; 7 )" office:value-type="float" office:value="320250" calcext:value-type="float">
            <text:p>320250</text:p>
          </table:table-cell>
          <table:table-cell table:formula="of:=TEXT( [.L72]; &quot;0&quot; ) &amp; &quot; Rounds&quot;" office:value-type="string" office:string-value="288 Rounds" calcext:value-type="string">
            <text:p>288 Rounds</text:p>
          </table:table-cell>
          <table:table-cell table:formula="of:=TEXT( [.L72] / [.M72]; &quot;0&quot; ) &amp; &quot; Attacks&quot;" office:value-type="string" office:string-value="288 Attacks" calcext:value-type="string">
            <text:p>28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72] * 8 * [.M72]"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style-name="ce6" table:number-columns-repeated="17"/>
        </table:table-row>
        <table:table-row table:style-name="ro2">
          <table:table-cell table:formula="of:=&quot;Reaper AC C-Heavy Ammo &quot; &amp; TEXT([.C74]; &quot;00&quot;) &amp; &quot;x&quot;" office:value-type="string" office:string-value="Reaper AC C-Heavy Ammo 01x" calcext:value-type="string">
            <text:p>Reaper AC C-Heavy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30; [.B74]; 7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74]; 7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74]; 7 )" office:value-type="float" office:value="6600" calcext:value-type="float">
            <text:p>6600</text:p>
          </table:table-cell>
          <table:table-cell table:formula="of:=TEXT( [.L74]; &quot;0&quot; ) &amp; &quot; Rounds&quot;" office:value-type="string" office:string-value="5 Rounds" calcext:value-type="string">
            <text:p>5 Rounds</text:p>
          </table:table-cell>
          <table:table-cell table:formula="of:=TEXT( [.L74] / [.M74]; &quot;0&quot; ) &amp; &quot; Attacks&quot;" office:value-type="string" office:string-value="5 Attacks" calcext:value-type="string">
            <text:p>5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74] * 5 * [.M7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C-Heavy Ammo &quot; &amp; TEXT([.C75]; &quot;00&quot;) &amp; &quot;x&quot;" office:value-type="string" office:string-value="Reaper AC C-Heavy Ammo 03x" calcext:value-type="string">
            <text:p>Reaper AC C-Heavy Ammo 03x</text:p>
          </table:table-cell>
          <table:table-cell office:value-type="float" office:value="2" calcext:value-type="float">
            <text:p>2</text:p>
          </table:table-cell>
          <table:table-cell table:formula="of:=LERP_BY_TYPE_SKEWED_X( 1; 30; [.B75]; 7 )"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75]; 7 )" office:value-type="string" office:string-value="0 0 1.00170" calcext:value-type="string">
            <text:p>0 0 1.00170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75]; 7 )" office:value-type="float" office:value="43239" calcext:value-type="float">
            <text:p>43239</text:p>
          </table:table-cell>
          <table:table-cell table:formula="of:=TEXT( [.L75]; &quot;0&quot; ) &amp; &quot; Rounds&quot;" office:value-type="string" office:string-value="15 Rounds" calcext:value-type="string">
            <text:p>15 Rounds</text:p>
          </table:table-cell>
          <table:table-cell table:formula="of:=TEXT( [.L75] / [.M75]; &quot;0&quot; ) &amp; &quot; Attacks&quot;" office:value-type="string" office:string-value="15 Attacks" calcext:value-type="string">
            <text:p>15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75] * 5 * [.M75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C-Heavy Ammo &quot; &amp; TEXT([.C76]; &quot;00&quot;) &amp; &quot;x&quot;" office:value-type="string" office:string-value="Reaper AC C-Heavy Ammo 06x" calcext:value-type="string">
            <text:p>Reaper AC C-Heavy Ammo 06x</text:p>
          </table:table-cell>
          <table:table-cell office:value-type="float" office:value="3" calcext:value-type="float">
            <text:p>3</text:p>
          </table:table-cell>
          <table:table-cell table:formula="of:=LERP_BY_TYPE_SKEWED_X( 1; 30; [.B76]; 7 )"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76]; 7 )" office:value-type="string" office:string-value="1 1 1.00481" calcext:value-type="string">
            <text:p>1 1 1.00481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76]; 7 )" office:value-type="float" office:value="119609" calcext:value-type="float">
            <text:p>119609</text:p>
          </table:table-cell>
          <table:table-cell table:formula="of:=TEXT( [.L76]; &quot;0&quot; ) &amp; &quot; Rounds&quot;" office:value-type="string" office:string-value="30 Rounds" calcext:value-type="string">
            <text:p>30 Rounds</text:p>
          </table:table-cell>
          <table:table-cell table:formula="of:=TEXT( [.L76] / [.M76]; &quot;0&quot; ) &amp; &quot; Attacks&quot;" office:value-type="string" office:string-value="30 Attacks" calcext:value-type="string">
            <text:p>3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76] * 5 * [.M76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C-Heavy Ammo &quot; &amp; TEXT([.C77]; &quot;00&quot;) &amp; &quot;x&quot;" office:value-type="string" office:string-value="Reaper AC C-Heavy Ammo 10x" calcext:value-type="string">
            <text:p>Reaper AC C-Heavy Ammo 10x</text:p>
          </table:table-cell>
          <table:table-cell office:value-type="float" office:value="4" calcext:value-type="float">
            <text:p>4</text:p>
          </table:table-cell>
          <table:table-cell table:formula="of:=LERP_BY_TYPE_SKEWED_X( 1; 30; [.B77]; 7 )"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77]; 7 )" office:value-type="string" office:string-value="3 3 1.00884" calcext:value-type="string">
            <text:p>3 3 1.00884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77]; 7 )" office:value-type="float" office:value="225004" calcext:value-type="float">
            <text:p>225004</text:p>
          </table:table-cell>
          <table:table-cell table:formula="of:=TEXT( [.L77]; &quot;0&quot; ) &amp; &quot; Rounds&quot;" office:value-type="string" office:string-value="50 Rounds" calcext:value-type="string">
            <text:p>50 Rounds</text:p>
          </table:table-cell>
          <table:table-cell table:formula="of:=TEXT( [.L77] / [.M77]; &quot;0&quot; ) &amp; &quot; Attacks&quot;" office:value-type="string" office:string-value="50 Attacks" calcext:value-type="string">
            <text:p>5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77] * 5 * [.M77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C-Heavy Ammo &quot; &amp; TEXT([.C78]; &quot;00&quot;) &amp; &quot;x&quot;" office:value-type="string" office:string-value="Reaper AC C-Heavy Ammo 16x" calcext:value-type="string">
            <text:p>Reaper AC C-Heavy Ammo 16x</text:p>
          </table:table-cell>
          <table:table-cell office:value-type="float" office:value="5" calcext:value-type="float">
            <text:p>5</text:p>
          </table:table-cell>
          <table:table-cell table:formula="of:=LERP_BY_TYPE_SKEWED_X( 1; 30; [.B78]; 7 )"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78]; 7 )" office:value-type="string" office:string-value="5 5 1.01361" calcext:value-type="string">
            <text:p>5 5 1.01361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78]; 7 )" office:value-type="float" office:value="355167" calcext:value-type="float">
            <text:p>355167</text:p>
          </table:table-cell>
          <table:table-cell table:formula="of:=TEXT( [.L78]; &quot;0&quot; ) &amp; &quot; Rounds&quot;" office:value-type="string" office:string-value="80 Rounds" calcext:value-type="string">
            <text:p>80 Rounds</text:p>
          </table:table-cell>
          <table:table-cell table:formula="of:=TEXT( [.L78] / [.M78]; &quot;0&quot; ) &amp; &quot; Attacks&quot;" office:value-type="string" office:string-value="80 Attacks" calcext:value-type="string">
            <text:p>8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78] * 5 * [.M78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C-Heavy Ammo &quot; &amp; TEXT([.C79]; &quot;00&quot;) &amp; &quot;x&quot;" office:value-type="string" office:string-value="Reaper AC C-Heavy Ammo 23x" calcext:value-type="string">
            <text:p>Reaper AC C-Heavy Ammo 23x</text:p>
          </table:table-cell>
          <table:table-cell office:value-type="float" office:value="6" calcext:value-type="float">
            <text:p>6</text:p>
          </table:table-cell>
          <table:table-cell table:formula="of:=LERP_BY_TYPE_SKEWED_X( 1; 30; [.B79]; 7 )"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79]; 7 )" office:value-type="string" office:string-value="8 8 1.01902" calcext:value-type="string">
            <text:p>8 8 1.01902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79]; 7 )" office:value-type="float" office:value="507516" calcext:value-type="float">
            <text:p>507516</text:p>
          </table:table-cell>
          <table:table-cell table:formula="of:=TEXT( [.L79]; &quot;0&quot; ) &amp; &quot; Rounds&quot;" office:value-type="string" office:string-value="115 Rounds" calcext:value-type="string">
            <text:p>115 Rounds</text:p>
          </table:table-cell>
          <table:table-cell table:formula="of:=TEXT( [.L79] / [.M79]; &quot;0&quot; ) &amp; &quot; Attacks&quot;" office:value-type="string" office:string-value="115 Attacks" calcext:value-type="string">
            <text:p>115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79] * 5 * [.M79]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C-Heavy Ammo &quot; &amp; TEXT([.C80]; &quot;00&quot;) &amp; &quot;x&quot;" office:value-type="string" office:string-value="Reaper AC C-Heavy Ammo 30x" calcext:value-type="string">
            <text:p>Reaper AC C-Heavy Ammo 30x</text:p>
          </table:table-cell>
          <table:table-cell office:value-type="float" office:value="7" calcext:value-type="float">
            <text:p>7</text:p>
          </table:table-cell>
          <table:table-cell table:formula="of:=LERP_BY_TYPE_SKEWED_X( 1; 30; [.B80]; 7 )" office:value-type="float" office:value="30" calcext:value-type="float">
            <text:p>30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80]; 7 )" office:value-type="string" office:string-value="12 12 1.02500" calcext:value-type="string">
            <text:p>12 12 1.02500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80]; 7 )" office:value-type="float" office:value="680250" calcext:value-type="float">
            <text:p>680250</text:p>
          </table:table-cell>
          <table:table-cell table:formula="of:=TEXT( [.L80]; &quot;0&quot; ) &amp; &quot; Rounds&quot;" office:value-type="string" office:string-value="150 Rounds" calcext:value-type="string">
            <text:p>150 Rounds</text:p>
          </table:table-cell>
          <table:table-cell table:formula="of:=TEXT( [.L80] / [.M80]; &quot;0&quot; ) &amp; &quot; Attacks&quot;" office:value-type="string" office:string-value="150 Attacks" calcext:value-type="string">
            <text:p>15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80] * 5 * [.M80]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style-name="ce6" table:number-columns-repeated="17"/>
        </table:table-row>
        <table:table-row table:style-name="ro2">
          <table:table-cell table:formula="of:=&quot;Reaper AC D-Sniper Ammo &quot; &amp; TEXT([.C82]; &quot;00&quot;) &amp; &quot;x&quot;" office:value-type="string" office:string-value="Reaper AC D-Sniper Ammo 01x" calcext:value-type="string">
            <text:p>Reaper AC D-Sniper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33; [.B82]; 7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82]; 7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5000; 501250; [.B82]; 7 )" office:value-type="float" office:value="5000" calcext:value-type="float">
            <text:p>5000</text:p>
          </table:table-cell>
          <table:table-cell table:formula="of:=TEXT( [.L82]; &quot;0&quot; ) &amp; &quot; Rounds&quot;" office:value-type="string" office:string-value="20 Rounds" calcext:value-type="string">
            <text:p>20 Rounds</text:p>
          </table:table-cell>
          <table:table-cell table:formula="of:=TEXT( [.L82] / [.M82]; &quot;0&quot; ) &amp; &quot; Attacks&quot;" office:value-type="string" office:string-value="10 Attacks" calcext:value-type="string">
            <text:p>1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82] * 10 * [.M82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Reaper_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D-Sniper Ammo &quot; &amp; TEXT([.C83]; &quot;00&quot;) &amp; &quot;x&quot;" office:value-type="string" office:string-value="Reaper AC D-Sniper Ammo 03x" calcext:value-type="string">
            <text:p>Reaper AC D-Sniper Ammo 03x</text:p>
          </table:table-cell>
          <table:table-cell office:value-type="float" office:value="2" calcext:value-type="float">
            <text:p>2</text:p>
          </table:table-cell>
          <table:table-cell table:formula="of:=LERP_BY_TYPE_SKEWED_X( 1; 33; [.B83]; 7 )"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83]; 7 )" office:value-type="string" office:string-value="0 0 1.00170" calcext:value-type="string">
            <text:p>0 0 1.00170</text:p>
          </table:table-cell>
          <table:table-cell office:value-type="float" office:value="1" calcext:value-type="float">
            <text:p>1</text:p>
          </table:table-cell>
          <table:table-cell table:formula="of:=LERP_BY_TYPE_SKEWED_X( 5000; 501250; [.B83]; 7 )" office:value-type="float" office:value="31990" calcext:value-type="float">
            <text:p>31990</text:p>
          </table:table-cell>
          <table:table-cell table:formula="of:=TEXT( [.L83]; &quot;0&quot; ) &amp; &quot; Rounds&quot;" office:value-type="string" office:string-value="60 Rounds" calcext:value-type="string">
            <text:p>60 Rounds</text:p>
          </table:table-cell>
          <table:table-cell table:formula="of:=TEXT( [.L83] / [.M83]; &quot;0&quot; ) &amp; &quot; Attacks&quot;" office:value-type="string" office:string-value="30 Attacks" calcext:value-type="string">
            <text:p>3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83] * 10 * [.M83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Reaper_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D-Sniper Ammo &quot; &amp; TEXT([.C84]; &quot;00&quot;) &amp; &quot;x&quot;" office:value-type="string" office:string-value="Reaper AC D-Sniper Ammo 06x" calcext:value-type="string">
            <text:p>Reaper AC D-Sniper Ammo 06x</text:p>
          </table:table-cell>
          <table:table-cell office:value-type="float" office:value="3" calcext:value-type="float">
            <text:p>3</text:p>
          </table:table-cell>
          <table:table-cell table:formula="of:=LERP_BY_TYPE_SKEWED_X( 1; 33; [.B84]; 7 )"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84]; 7 )" office:value-type="string" office:string-value="1 1 1.00481" calcext:value-type="string">
            <text:p>1 1 1.00481</text:p>
          </table:table-cell>
          <table:table-cell office:value-type="float" office:value="1" calcext:value-type="float">
            <text:p>1</text:p>
          </table:table-cell>
          <table:table-cell table:formula="of:=LERP_BY_TYPE_SKEWED_X( 5000; 501250; [.B84]; 7 )" office:value-type="float" office:value="88249" calcext:value-type="float">
            <text:p>88249</text:p>
          </table:table-cell>
          <table:table-cell table:formula="of:=TEXT( [.L84]; &quot;0&quot; ) &amp; &quot; Rounds&quot;" office:value-type="string" office:string-value="120 Rounds" calcext:value-type="string">
            <text:p>120 Rounds</text:p>
          </table:table-cell>
          <table:table-cell table:formula="of:=TEXT( [.L84] / [.M84]; &quot;0&quot; ) &amp; &quot; Attacks&quot;" office:value-type="string" office:string-value="60 Attacks" calcext:value-type="string">
            <text:p>6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84] * 10 * [.M84]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Reaper_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D-Sniper Ammo &quot; &amp; TEXT([.C85]; &quot;00&quot;) &amp; &quot;x&quot;" office:value-type="string" office:string-value="Reaper AC D-Sniper Ammo 11x" calcext:value-type="string">
            <text:p>Reaper AC D-Sniper Ammo 11x</text:p>
          </table:table-cell>
          <table:table-cell office:value-type="float" office:value="4" calcext:value-type="float">
            <text:p>4</text:p>
          </table:table-cell>
          <table:table-cell table:formula="of:=LERP_BY_TYPE_SKEWED_X( 1; 33; [.B85]; 7 )"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85]; 7 )" office:value-type="string" office:string-value="3 3 1.00884" calcext:value-type="string">
            <text:p>3 3 1.00884</text:p>
          </table:table-cell>
          <table:table-cell office:value-type="float" office:value="1" calcext:value-type="float">
            <text:p>1</text:p>
          </table:table-cell>
          <table:table-cell table:formula="of:=LERP_BY_TYPE_SKEWED_X( 5000; 501250; [.B85]; 7 )" office:value-type="float" office:value="165889" calcext:value-type="float">
            <text:p>165889</text:p>
          </table:table-cell>
          <table:table-cell table:formula="of:=TEXT( [.L85]; &quot;0&quot; ) &amp; &quot; Rounds&quot;" office:value-type="string" office:string-value="220 Rounds" calcext:value-type="string">
            <text:p>220 Rounds</text:p>
          </table:table-cell>
          <table:table-cell table:formula="of:=TEXT( [.L85] / [.M85]; &quot;0&quot; ) &amp; &quot; Attacks&quot;" office:value-type="string" office:string-value="110 Attacks" calcext:value-type="string">
            <text:p>11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85] * 10 * [.M85]"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Reaper_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D-Sniper Ammo &quot; &amp; TEXT([.C86]; &quot;00&quot;) &amp; &quot;x&quot;" office:value-type="string" office:string-value="Reaper AC D-Sniper Ammo 18x" calcext:value-type="string">
            <text:p>Reaper AC D-Sniper Ammo 18x</text:p>
          </table:table-cell>
          <table:table-cell office:value-type="float" office:value="5" calcext:value-type="float">
            <text:p>5</text:p>
          </table:table-cell>
          <table:table-cell table:formula="of:=LERP_BY_TYPE_SKEWED_X( 1; 33; [.B86]; 7 )"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86]; 7 )" office:value-type="string" office:string-value="5 5 1.01361" calcext:value-type="string">
            <text:p>5 5 1.01361</text:p>
          </table:table-cell>
          <table:table-cell office:value-type="float" office:value="1" calcext:value-type="float">
            <text:p>1</text:p>
          </table:table-cell>
          <table:table-cell table:formula="of:=LERP_BY_TYPE_SKEWED_X( 5000; 501250; [.B86]; 7 )" office:value-type="float" office:value="261775" calcext:value-type="float">
            <text:p>261775</text:p>
          </table:table-cell>
          <table:table-cell table:formula="of:=TEXT( [.L86]; &quot;0&quot; ) &amp; &quot; Rounds&quot;" office:value-type="string" office:string-value="360 Rounds" calcext:value-type="string">
            <text:p>360 Rounds</text:p>
          </table:table-cell>
          <table:table-cell table:formula="of:=TEXT( [.L86] / [.M86]; &quot;0&quot; ) &amp; &quot; Attacks&quot;" office:value-type="string" office:string-value="180 Attacks" calcext:value-type="string">
            <text:p>18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86] * 10 * [.M86]"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Reaper_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D-Sniper Ammo &quot; &amp; TEXT([.C87]; &quot;00&quot;) &amp; &quot;x&quot;" office:value-type="string" office:string-value="Reaper AC D-Sniper Ammo 25x" calcext:value-type="string">
            <text:p>Reaper AC D-Sniper Ammo 25x</text:p>
          </table:table-cell>
          <table:table-cell office:value-type="float" office:value="6" calcext:value-type="float">
            <text:p>6</text:p>
          </table:table-cell>
          <table:table-cell table:formula="of:=LERP_BY_TYPE_SKEWED_X( 1; 33; [.B87]; 7 )"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87]; 7 )" office:value-type="string" office:string-value="8 8 1.01902" calcext:value-type="string">
            <text:p>8 8 1.01902</text:p>
          </table:table-cell>
          <table:table-cell office:value-type="float" office:value="1" calcext:value-type="float">
            <text:p>1</text:p>
          </table:table-cell>
          <table:table-cell table:formula="of:=LERP_BY_TYPE_SKEWED_X( 5000; 501250; [.B87]; 7 )" office:value-type="float" office:value="374004" calcext:value-type="float">
            <text:p>374004</text:p>
          </table:table-cell>
          <table:table-cell table:formula="of:=TEXT( [.L87]; &quot;0&quot; ) &amp; &quot; Rounds&quot;" office:value-type="string" office:string-value="500 Rounds" calcext:value-type="string">
            <text:p>500 Rounds</text:p>
          </table:table-cell>
          <table:table-cell table:formula="of:=TEXT( [.L87] / [.M87]; &quot;0&quot; ) &amp; &quot; Attacks&quot;" office:value-type="string" office:string-value="250 Attacks" calcext:value-type="string">
            <text:p>25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87] * 10 * [.M87]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Reaper_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D-Sniper Ammo &quot; &amp; TEXT([.C88]; &quot;00&quot;) &amp; &quot;x&quot;" office:value-type="string" office:string-value="Reaper AC D-Sniper Ammo 33x" calcext:value-type="string">
            <text:p>Reaper AC D-Sniper Ammo 33x</text:p>
          </table:table-cell>
          <table:table-cell office:value-type="float" office:value="7" calcext:value-type="float">
            <text:p>7</text:p>
          </table:table-cell>
          <table:table-cell table:formula="of:=LERP_BY_TYPE_SKEWED_X( 1; 33; [.B88]; 7 )" office:value-type="float" office:value="33" calcext:value-type="float">
            <text:p>33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88]; 7 )" office:value-type="string" office:string-value="12 12 1.02500" calcext:value-type="string">
            <text:p>12 12 1.02500</text:p>
          </table:table-cell>
          <table:table-cell office:value-type="float" office:value="1" calcext:value-type="float">
            <text:p>1</text:p>
          </table:table-cell>
          <table:table-cell table:formula="of:=LERP_BY_TYPE_SKEWED_X( 5000; 501250; [.B88]; 7 )" office:value-type="float" office:value="501250" calcext:value-type="float">
            <text:p>501250</text:p>
          </table:table-cell>
          <table:table-cell table:formula="of:=TEXT( [.L88]; &quot;0&quot; ) &amp; &quot; Rounds&quot;" office:value-type="string" office:string-value="660 Rounds" calcext:value-type="string">
            <text:p>660 Rounds</text:p>
          </table:table-cell>
          <table:table-cell table:formula="of:=TEXT( [.L88] / [.M88]; &quot;0&quot; ) &amp; &quot; Attacks&quot;" office:value-type="string" office:string-value="330 Attacks" calcext:value-type="string">
            <text:p>33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88] * 10 * [.M88]"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Reaper_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style-name="ce6" table:number-columns-repeated="17"/>
        </table:table-row>
        <table:table-row table:style-name="ro2">
          <table:table-cell table:formula="of:=&quot;Reaper AC E-Ultra Ammo &quot; &amp; TEXT([.C90]; &quot;00&quot;) &amp; &quot;x&quot;" office:value-type="string" office:string-value="Reaper AC E-Ultra Ammo 01x" calcext:value-type="string">
            <text:p>Reaper AC E-Ultra Ammo 01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90]; 7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8920; 2650520; [.B90]; 7 )" office:value-type="float" office:value="8920" calcext:value-type="float">
            <text:p>8920</text:p>
          </table:table-cell>
          <table:table-cell table:formula="of:=TEXT( [.L90]; &quot;0&quot; ) &amp; &quot; Rounds&quot;" office:value-type="string" office:string-value="2 Rounds" calcext:value-type="string">
            <text:p>2 Rounds</text:p>
          </table:table-cell>
          <table:table-cell table:formula="of:=TEXT( [.L90] / [.M90]; &quot;0&quot; ) &amp; &quot; Attacks&quot;" office:value-type="string" office:string-value="2 Attacks" calcext:value-type="string">
            <text:p>2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90] * 2 * [.M9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U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E-Ultra Ammo &quot; &amp; TEXT([.C91]; &quot;00&quot;) &amp; &quot;x&quot;" office:value-type="string" office:string-value="Reaper AC E-Ultra Ammo 03x" calcext:value-type="string">
            <text:p>Reaper AC E-Ultra Ammo 03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91]; 7 )" office:value-type="string" office:string-value="0 0 1.00170" calcext:value-type="string">
            <text:p>0 0 1.00170</text:p>
          </table:table-cell>
          <table:table-cell office:value-type="float" office:value="1" calcext:value-type="float">
            <text:p>1</text:p>
          </table:table-cell>
          <table:table-cell table:formula="of:=LERP_BY_TYPE_SKEWED_X( 8920; 2650520; [.B91]; 7 )" office:value-type="float" office:value="152592" calcext:value-type="float">
            <text:p>152592</text:p>
          </table:table-cell>
          <table:table-cell table:formula="of:=TEXT( [.L91]; &quot;0&quot; ) &amp; &quot; Rounds&quot;" office:value-type="string" office:string-value="6 Rounds" calcext:value-type="string">
            <text:p>6 Rounds</text:p>
          </table:table-cell>
          <table:table-cell table:formula="of:=TEXT( [.L91] / [.M91]; &quot;0&quot; ) &amp; &quot; Attacks&quot;" office:value-type="string" office:string-value="6 Attacks" calcext:value-type="string">
            <text:p>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91] * 2 * [.M9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U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E-Ultra Ammo &quot; &amp; TEXT([.C92]; &quot;00&quot;) &amp; &quot;x&quot;" office:value-type="string" office:string-value="Reaper AC E-Ultra Ammo 05x" calcext:value-type="string">
            <text:p>Reaper AC E-Ultra Ammo 05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92]; 7 )" office:value-type="string" office:string-value="1 1 1.00481" calcext:value-type="string">
            <text:p>1 1 1.00481</text:p>
          </table:table-cell>
          <table:table-cell office:value-type="float" office:value="1" calcext:value-type="float">
            <text:p>1</text:p>
          </table:table-cell>
          <table:table-cell table:formula="of:=LERP_BY_TYPE_SKEWED_X( 8920; 2650520; [.B92]; 7 )" office:value-type="float" office:value="452064" calcext:value-type="float">
            <text:p>452064</text:p>
          </table:table-cell>
          <table:table-cell table:formula="of:=TEXT( [.L92]; &quot;0&quot; ) &amp; &quot; Rounds&quot;" office:value-type="string" office:string-value="10 Rounds" calcext:value-type="string">
            <text:p>10 Rounds</text:p>
          </table:table-cell>
          <table:table-cell table:formula="of:=TEXT( [.L92] / [.M92]; &quot;0&quot; ) &amp; &quot; Attacks&quot;" office:value-type="string" office:string-value="10 Attacks" calcext:value-type="string">
            <text:p>1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92] * 2 * [.M9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U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E-Ultra Ammo &quot; &amp; TEXT([.C93]; &quot;00&quot;) &amp; &quot;x&quot;" office:value-type="string" office:string-value="Reaper AC E-Ultra Ammo 09x" calcext:value-type="string">
            <text:p>Reaper AC E-Ultra Ammo 09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93]; 7 )" office:value-type="string" office:string-value="3 3 1.00884" calcext:value-type="string">
            <text:p>3 3 1.00884</text:p>
          </table:table-cell>
          <table:table-cell office:value-type="float" office:value="1" calcext:value-type="float">
            <text:p>1</text:p>
          </table:table-cell>
          <table:table-cell table:formula="of:=LERP_BY_TYPE_SKEWED_X( 8920; 2650520; [.B93]; 7 )" office:value-type="float" office:value="865353" calcext:value-type="float">
            <text:p>865353</text:p>
          </table:table-cell>
          <table:table-cell table:formula="of:=TEXT( [.L93]; &quot;0&quot; ) &amp; &quot; Rounds&quot;" office:value-type="string" office:string-value="18 Rounds" calcext:value-type="string">
            <text:p>18 Rounds</text:p>
          </table:table-cell>
          <table:table-cell table:formula="of:=TEXT( [.L93] / [.M93]; &quot;0&quot; ) &amp; &quot; Attacks&quot;" office:value-type="string" office:string-value="18 Attacks" calcext:value-type="string">
            <text:p>1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93] * 2 * [.M93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U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E-Ultra Ammo &quot; &amp; TEXT([.C94]; &quot;00&quot;) &amp; &quot;x&quot;" office:value-type="string" office:string-value="Reaper AC E-Ultra Ammo 12x" calcext:value-type="string">
            <text:p>Reaper AC E-Ultra Ammo 12x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94]; 7 )" office:value-type="string" office:string-value="5 5 1.01361" calcext:value-type="string">
            <text:p>5 5 1.01361</text:p>
          </table:table-cell>
          <table:table-cell office:value-type="float" office:value="1" calcext:value-type="float">
            <text:p>1</text:p>
          </table:table-cell>
          <table:table-cell table:formula="of:=LERP_BY_TYPE_SKEWED_X( 8920; 2650520; [.B94]; 7 )" office:value-type="float" office:value="1375763" calcext:value-type="float">
            <text:p>1375763</text:p>
          </table:table-cell>
          <table:table-cell table:formula="of:=TEXT( [.L94]; &quot;0&quot; ) &amp; &quot; Rounds&quot;" office:value-type="string" office:string-value="24 Rounds" calcext:value-type="string">
            <text:p>24 Rounds</text:p>
          </table:table-cell>
          <table:table-cell table:formula="of:=TEXT( [.L94] / [.M94]; &quot;0&quot; ) &amp; &quot; Attacks&quot;" office:value-type="string" office:string-value="24 Attacks" calcext:value-type="string">
            <text:p>24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94] * 2 * [.M94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U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E-Ultra Ammo &quot; &amp; TEXT([.C95]; &quot;00&quot;) &amp; &quot;x&quot;" office:value-type="string" office:string-value="Reaper AC E-Ultra Ammo 16x" calcext:value-type="string">
            <text:p>Reaper AC E-Ultra Ammo 16x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95]; 7 )" office:value-type="string" office:string-value="8 8 1.01902" calcext:value-type="string">
            <text:p>8 8 1.01902</text:p>
          </table:table-cell>
          <table:table-cell office:value-type="float" office:value="1" calcext:value-type="float">
            <text:p>1</text:p>
          </table:table-cell>
          <table:table-cell table:formula="of:=LERP_BY_TYPE_SKEWED_X( 8920; 2650520; [.B95]; 7 )" office:value-type="float" office:value="1973173" calcext:value-type="float">
            <text:p>1973173</text:p>
          </table:table-cell>
          <table:table-cell table:formula="of:=TEXT( [.L95]; &quot;0&quot; ) &amp; &quot; Rounds&quot;" office:value-type="string" office:string-value="32 Rounds" calcext:value-type="string">
            <text:p>32 Rounds</text:p>
          </table:table-cell>
          <table:table-cell table:formula="of:=TEXT( [.L95] / [.M95]; &quot;0&quot; ) &amp; &quot; Attacks&quot;" office:value-type="string" office:string-value="32 Attacks" calcext:value-type="string">
            <text:p>32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95] * 2 * [.M95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U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E-Ultra Ammo &quot; &amp; TEXT([.C96]; &quot;00&quot;) &amp; &quot;x&quot;" office:value-type="string" office:string-value="Reaper AC E-Ultra Ammo 20x" calcext:value-type="string">
            <text:p>Reaper AC E-Ultra Ammo 20x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96]; 7 )" office:value-type="string" office:string-value="12 12 1.02500" calcext:value-type="string">
            <text:p>12 12 1.02500</text:p>
          </table:table-cell>
          <table:table-cell office:value-type="float" office:value="1" calcext:value-type="float">
            <text:p>1</text:p>
          </table:table-cell>
          <table:table-cell table:formula="of:=LERP_BY_TYPE_SKEWED_X( 8920; 2650520; [.B96]; 7 )" office:value-type="float" office:value="2650520" calcext:value-type="float">
            <text:p>2650520</text:p>
          </table:table-cell>
          <table:table-cell table:formula="of:=TEXT( [.L96]; &quot;0&quot; ) &amp; &quot; Rounds&quot;" office:value-type="string" office:string-value="40 Rounds" calcext:value-type="string">
            <text:p>40 Rounds</text:p>
          </table:table-cell>
          <table:table-cell table:formula="of:=TEXT( [.L96] / [.M96]; &quot;0&quot; ) &amp; &quot; Attacks&quot;" office:value-type="string" office:string-value="40 Attacks" calcext:value-type="string">
            <text:p>4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96] * 2 * [.M96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Reaper_U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style-name="ce6" table:number-columns-repeated="17"/>
        </table:table-row>
        <table:table-row table:style-name="ro2">
          <table:table-cell table:formula="of:=&quot;Reaper AC F-Light BF Ammo &quot; &amp; TEXT([.C98]; &quot;00&quot;) &amp; &quot;x&quot;" office:value-type="string" office:string-value="Reaper AC F-Light BF Ammo 01x" calcext:value-type="string">
            <text:p>Reaper AC F-Light BF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40; [.B98]; 7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98]; 7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98]; 7 )" office:value-type="float" office:value="2000" calcext:value-type="float">
            <text:p>2000</text:p>
          </table:table-cell>
          <table:table-cell table:formula="of:=TEXT( [.L98]; &quot;0&quot; ) &amp; &quot; Rounds&quot;" office:value-type="string" office:string-value="60 Rounds" calcext:value-type="string">
            <text:p>60 Rounds</text:p>
          </table:table-cell>
          <table:table-cell table:formula="of:=TEXT( [.L98] / [.M98]; &quot;0&quot; ) &amp; &quot; Attacks&quot;" office:value-type="string" office:string-value="12 Attacks" calcext:value-type="string">
            <text:p>12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98] * 12 * [.M98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L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F-Light BF Ammo &quot; &amp; TEXT([.C99]; &quot;00&quot;) &amp; &quot;x&quot;" office:value-type="string" office:string-value="Reaper AC F-Light BF Ammo 03x" calcext:value-type="string">
            <text:p>Reaper AC F-Light BF Ammo 03x</text:p>
          </table:table-cell>
          <table:table-cell office:value-type="float" office:value="2" calcext:value-type="float">
            <text:p>2</text:p>
          </table:table-cell>
          <table:table-cell table:formula="of:=LERP_BY_TYPE_SKEWED_X( 1; 40; [.B99]; 7 )"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99]; 7 )" office:value-type="string" office:string-value="0 0 1.00170" calcext:value-type="string">
            <text:p>0 0 1.00170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99]; 7 )" office:value-type="float" office:value="10607" calcext:value-type="float">
            <text:p>10607</text:p>
          </table:table-cell>
          <table:table-cell table:formula="of:=TEXT( [.L99]; &quot;0&quot; ) &amp; &quot; Rounds&quot;" office:value-type="string" office:string-value="180 Rounds" calcext:value-type="string">
            <text:p>180 Rounds</text:p>
          </table:table-cell>
          <table:table-cell table:formula="of:=TEXT( [.L99] / [.M99]; &quot;0&quot; ) &amp; &quot; Attacks&quot;" office:value-type="string" office:string-value="36 Attacks" calcext:value-type="string">
            <text:p>3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99] * 12 * [.M99]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L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F-Light BF Ammo &quot; &amp; TEXT([.C100]; &quot;00&quot;) &amp; &quot;x&quot;" office:value-type="string" office:string-value="Reaper AC F-Light BF Ammo 08x" calcext:value-type="string">
            <text:p>Reaper AC F-Light BF Ammo 08x</text:p>
          </table:table-cell>
          <table:table-cell office:value-type="float" office:value="3" calcext:value-type="float">
            <text:p>3</text:p>
          </table:table-cell>
          <table:table-cell table:formula="of:=LERP_BY_TYPE_SKEWED_X( 1; 40; [.B100]; 7 )"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00]; 7 )" office:value-type="string" office:string-value="1 1 1.00481" calcext:value-type="string">
            <text:p>1 1 1.00481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100]; 7 )" office:value-type="float" office:value="28547" calcext:value-type="float">
            <text:p>28547</text:p>
          </table:table-cell>
          <table:table-cell table:formula="of:=TEXT( [.L100]; &quot;0&quot; ) &amp; &quot; Rounds&quot;" office:value-type="string" office:string-value="480 Rounds" calcext:value-type="string">
            <text:p>480 Rounds</text:p>
          </table:table-cell>
          <table:table-cell table:formula="of:=TEXT( [.L100] / [.M100]; &quot;0&quot; ) &amp; &quot; Attacks&quot;" office:value-type="string" office:string-value="96 Attacks" calcext:value-type="string">
            <text:p>9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00] * 12 * [.M100]"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L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F-Light BF Ammo &quot; &amp; TEXT([.C101]; &quot;00&quot;) &amp; &quot;x&quot;" office:value-type="string" office:string-value="Reaper AC F-Light BF Ammo 14x" calcext:value-type="string">
            <text:p>Reaper AC F-Light BF Ammo 14x</text:p>
          </table:table-cell>
          <table:table-cell office:value-type="float" office:value="4" calcext:value-type="float">
            <text:p>4</text:p>
          </table:table-cell>
          <table:table-cell table:formula="of:=LERP_BY_TYPE_SKEWED_X( 1; 40; [.B101]; 7 )"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01]; 7 )" office:value-type="string" office:string-value="3 3 1.00884" calcext:value-type="string">
            <text:p>3 3 1.00884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101]; 7 )" office:value-type="float" office:value="53306" calcext:value-type="float">
            <text:p>53306</text:p>
          </table:table-cell>
          <table:table-cell table:formula="of:=TEXT( [.L101]; &quot;0&quot; ) &amp; &quot; Rounds&quot;" office:value-type="string" office:string-value="840 Rounds" calcext:value-type="string">
            <text:p>840 Rounds</text:p>
          </table:table-cell>
          <table:table-cell table:formula="of:=TEXT( [.L101] / [.M101]; &quot;0&quot; ) &amp; &quot; Attacks&quot;" office:value-type="string" office:string-value="168 Attacks" calcext:value-type="string">
            <text:p>16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01] * 12 * [.M101]" office:value-type="float" office:value="840" calcext:value-type="float">
            <text:p>8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L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F-Light BF Ammo &quot; &amp; TEXT([.C102]; &quot;00&quot;) &amp; &quot;x&quot;" office:value-type="string" office:string-value="Reaper AC F-Light BF Ammo 21x" calcext:value-type="string">
            <text:p>Reaper AC F-Light BF Ammo 21x</text:p>
          </table:table-cell>
          <table:table-cell office:value-type="float" office:value="5" calcext:value-type="float">
            <text:p>5</text:p>
          </table:table-cell>
          <table:table-cell table:formula="of:=LERP_BY_TYPE_SKEWED_X( 1; 40; [.B102]; 7 )"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02]; 7 )" office:value-type="string" office:string-value="5 5 1.01361" calcext:value-type="string">
            <text:p>5 5 1.01361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102]; 7 )" office:value-type="float" office:value="83883" calcext:value-type="float">
            <text:p>83883</text:p>
          </table:table-cell>
          <table:table-cell table:formula="of:=TEXT( [.L102]; &quot;0&quot; ) &amp; &quot; Rounds&quot;" office:value-type="string" office:string-value="1260 Rounds" calcext:value-type="string">
            <text:p>1260 Rounds</text:p>
          </table:table-cell>
          <table:table-cell table:formula="of:=TEXT( [.L102] / [.M102]; &quot;0&quot; ) &amp; &quot; Attacks&quot;" office:value-type="string" office:string-value="252 Attacks" calcext:value-type="string">
            <text:p>252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02] * 12 * [.M102]"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L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F-Light BF Ammo &quot; &amp; TEXT([.C103]; &quot;00&quot;) &amp; &quot;x&quot;" office:value-type="string" office:string-value="Reaper AC F-Light BF Ammo 30x" calcext:value-type="string">
            <text:p>Reaper AC F-Light BF Ammo 30x</text:p>
          </table:table-cell>
          <table:table-cell office:value-type="float" office:value="6" calcext:value-type="float">
            <text:p>6</text:p>
          </table:table-cell>
          <table:table-cell table:formula="of:=LERP_BY_TYPE_SKEWED_X( 1; 40; [.B103]; 7 )" office:value-type="float" office:value="30" calcext:value-type="float">
            <text:p>30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03]; 7 )" office:value-type="string" office:string-value="8 8 1.01902" calcext:value-type="string">
            <text:p>8 8 1.01902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103]; 7 )" office:value-type="float" office:value="119672" calcext:value-type="float">
            <text:p>119672</text:p>
          </table:table-cell>
          <table:table-cell table:formula="of:=TEXT( [.L103]; &quot;0&quot; ) &amp; &quot; Rounds&quot;" office:value-type="string" office:string-value="1800 Rounds" calcext:value-type="string">
            <text:p>1800 Rounds</text:p>
          </table:table-cell>
          <table:table-cell table:formula="of:=TEXT( [.L103] / [.M103]; &quot;0&quot; ) &amp; &quot; Attacks&quot;" office:value-type="string" office:string-value="360 Attacks" calcext:value-type="string">
            <text:p>36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03] * 12 * [.M103]" office:value-type="float" office:value="1800" calcext:value-type="float">
            <text:p>1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L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F-Light BF Ammo &quot; &amp; TEXT([.C104]; &quot;00&quot;) &amp; &quot;x&quot;" office:value-type="string" office:string-value="Reaper AC F-Light BF Ammo 40x" calcext:value-type="string">
            <text:p>Reaper AC F-Light BF Ammo 40x</text:p>
          </table:table-cell>
          <table:table-cell office:value-type="float" office:value="7" calcext:value-type="float">
            <text:p>7</text:p>
          </table:table-cell>
          <table:table-cell table:formula="of:=LERP_BY_TYPE_SKEWED_X( 1; 40; [.B104]; 7 )" office:value-type="float" office:value="40" calcext:value-type="float">
            <text:p>40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04]; 7 )" office:value-type="string" office:string-value="12 12 1.02500" calcext:value-type="string">
            <text:p>12 12 1.02500</text:p>
          </table:table-cell>
          <table:table-cell office:value-type="float" office:value="1" calcext:value-type="float">
            <text:p>1</text:p>
          </table:table-cell>
          <table:table-cell table:formula="of:=LERP_BY_TYPE_SKEWED_X( 2000; 160250; [.B104]; 7 )" office:value-type="float" office:value="160250" calcext:value-type="float">
            <text:p>160250</text:p>
          </table:table-cell>
          <table:table-cell table:formula="of:=TEXT( [.L104]; &quot;0&quot; ) &amp; &quot; Rounds&quot;" office:value-type="string" office:string-value="2400 Rounds" calcext:value-type="string">
            <text:p>2400 Rounds</text:p>
          </table:table-cell>
          <table:table-cell table:formula="of:=TEXT( [.L104] / [.M104]; &quot;0&quot; ) &amp; &quot; Attacks&quot;" office:value-type="string" office:string-value="480 Attacks" calcext:value-type="string">
            <text:p>48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04] * 12 * [.M104]"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L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style-name="ce6" table:number-columns-repeated="17"/>
        </table:table-row>
        <table:table-row table:style-name="ro2">
          <table:table-cell table:formula="of:=&quot;Reaper AC G-Medium BF Ammo &quot; &amp; TEXT([.C106]; &quot;00&quot;) &amp; &quot;x&quot;" office:value-type="string" office:string-value="Reaper AC G-Medium BF Ammo 01x" calcext:value-type="string">
            <text:p>Reaper AC G-Medium BF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36; [.B106]; 7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06]; 7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106]; 7 )" office:value-type="float" office:value="4200" calcext:value-type="float">
            <text:p>4200</text:p>
          </table:table-cell>
          <table:table-cell table:formula="of:=TEXT( [.L106]; &quot;0&quot; ) &amp; &quot; Rounds&quot;" office:value-type="string" office:string-value="40 Rounds" calcext:value-type="string">
            <text:p>40 Rounds</text:p>
          </table:table-cell>
          <table:table-cell table:formula="of:=TEXT( [.L106] / [.M106]; &quot;0&quot; ) &amp; &quot; Attacks&quot;" office:value-type="string" office:string-value="8 Attacks" calcext:value-type="string">
            <text:p>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06] * 8 * [.M106]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M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G-Medium BF Ammo &quot; &amp; TEXT([.C107]; &quot;00&quot;) &amp; &quot;x&quot;" office:value-type="string" office:string-value="Reaper AC G-Medium BF Ammo 03x" calcext:value-type="string">
            <text:p>Reaper AC G-Medium BF Ammo 03x</text:p>
          </table:table-cell>
          <table:table-cell office:value-type="float" office:value="2" calcext:value-type="float">
            <text:p>2</text:p>
          </table:table-cell>
          <table:table-cell table:formula="of:=LERP_BY_TYPE_SKEWED_X( 1; 36; [.B107]; 7 )"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07]; 7 )" office:value-type="string" office:string-value="0 0 1.00170" calcext:value-type="string">
            <text:p>0 0 1.00170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107]; 7 )" office:value-type="float" office:value="21389" calcext:value-type="float">
            <text:p>21389</text:p>
          </table:table-cell>
          <table:table-cell table:formula="of:=TEXT( [.L107]; &quot;0&quot; ) &amp; &quot; Rounds&quot;" office:value-type="string" office:string-value="120 Rounds" calcext:value-type="string">
            <text:p>120 Rounds</text:p>
          </table:table-cell>
          <table:table-cell table:formula="of:=TEXT( [.L107] / [.M107]; &quot;0&quot; ) &amp; &quot; Attacks&quot;" office:value-type="string" office:string-value="24 Attacks" calcext:value-type="string">
            <text:p>24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07] * 8 * [.M107]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M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G-Medium BF Ammo &quot; &amp; TEXT([.C108]; &quot;00&quot;) &amp; &quot;x&quot;" office:value-type="string" office:string-value="Reaper AC G-Medium BF Ammo 07x" calcext:value-type="string">
            <text:p>Reaper AC G-Medium BF Ammo 07x</text:p>
          </table:table-cell>
          <table:table-cell office:value-type="float" office:value="3" calcext:value-type="float">
            <text:p>3</text:p>
          </table:table-cell>
          <table:table-cell table:formula="of:=LERP_BY_TYPE_SKEWED_X( 1; 36; [.B108]; 7 )"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08]; 7 )" office:value-type="string" office:string-value="1 1 1.00481" calcext:value-type="string">
            <text:p>1 1 1.00481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108]; 7 )" office:value-type="float" office:value="57219" calcext:value-type="float">
            <text:p>57219</text:p>
          </table:table-cell>
          <table:table-cell table:formula="of:=TEXT( [.L108]; &quot;0&quot; ) &amp; &quot; Rounds&quot;" office:value-type="string" office:string-value="280 Rounds" calcext:value-type="string">
            <text:p>280 Rounds</text:p>
          </table:table-cell>
          <table:table-cell table:formula="of:=TEXT( [.L108] / [.M108]; &quot;0&quot; ) &amp; &quot; Attacks&quot;" office:value-type="string" office:string-value="56 Attacks" calcext:value-type="string">
            <text:p>5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08] * 8 * [.M108]"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M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G-Medium BF Ammo &quot; &amp; TEXT([.C109]; &quot;00&quot;) &amp; &quot;x&quot;" office:value-type="string" office:string-value="Reaper AC G-Medium BF Ammo 12x" calcext:value-type="string">
            <text:p>Reaper AC G-Medium BF Ammo 12x</text:p>
          </table:table-cell>
          <table:table-cell office:value-type="float" office:value="4" calcext:value-type="float">
            <text:p>4</text:p>
          </table:table-cell>
          <table:table-cell table:formula="of:=LERP_BY_TYPE_SKEWED_X( 1; 36; [.B109]; 7 )"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09]; 7 )" office:value-type="string" office:string-value="3 3 1.00884" calcext:value-type="string">
            <text:p>3 3 1.00884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109]; 7 )" office:value-type="float" office:value="106667" calcext:value-type="float">
            <text:p>106667</text:p>
          </table:table-cell>
          <table:table-cell table:formula="of:=TEXT( [.L109]; &quot;0&quot; ) &amp; &quot; Rounds&quot;" office:value-type="string" office:string-value="480 Rounds" calcext:value-type="string">
            <text:p>480 Rounds</text:p>
          </table:table-cell>
          <table:table-cell table:formula="of:=TEXT( [.L109] / [.M109]; &quot;0&quot; ) &amp; &quot; Attacks&quot;" office:value-type="string" office:string-value="96 Attacks" calcext:value-type="string">
            <text:p>9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09] * 8 * [.M109]"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M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G-Medium BF Ammo &quot; &amp; TEXT([.C110]; &quot;00&quot;) &amp; &quot;x&quot;" office:value-type="string" office:string-value="Reaper AC G-Medium BF Ammo 19x" calcext:value-type="string">
            <text:p>Reaper AC G-Medium BF Ammo 19x</text:p>
          </table:table-cell>
          <table:table-cell office:value-type="float" office:value="5" calcext:value-type="float">
            <text:p>5</text:p>
          </table:table-cell>
          <table:table-cell table:formula="of:=LERP_BY_TYPE_SKEWED_X( 1; 36; [.B110]; 7 )"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10]; 7 )" office:value-type="string" office:string-value="5 5 1.01361" calcext:value-type="string">
            <text:p>5 5 1.01361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110]; 7 )" office:value-type="float" office:value="167734" calcext:value-type="float">
            <text:p>167734</text:p>
          </table:table-cell>
          <table:table-cell table:formula="of:=TEXT( [.L110]; &quot;0&quot; ) &amp; &quot; Rounds&quot;" office:value-type="string" office:string-value="760 Rounds" calcext:value-type="string">
            <text:p>760 Rounds</text:p>
          </table:table-cell>
          <table:table-cell table:formula="of:=TEXT( [.L110] / [.M110]; &quot;0&quot; ) &amp; &quot; Attacks&quot;" office:value-type="string" office:string-value="152 Attacks" calcext:value-type="string">
            <text:p>152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10] * 8 * [.M110]"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M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G-Medium BF Ammo &quot; &amp; TEXT([.C111]; &quot;00&quot;) &amp; &quot;x&quot;" office:value-type="string" office:string-value="Reaper AC G-Medium BF Ammo 27x" calcext:value-type="string">
            <text:p>Reaper AC G-Medium BF Ammo 27x</text:p>
          </table:table-cell>
          <table:table-cell office:value-type="float" office:value="6" calcext:value-type="float">
            <text:p>6</text:p>
          </table:table-cell>
          <table:table-cell table:formula="of:=LERP_BY_TYPE_SKEWED_X( 1; 36; [.B111]; 7 )"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11]; 7 )" office:value-type="string" office:string-value="8 8 1.01902" calcext:value-type="string">
            <text:p>8 8 1.01902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111]; 7 )" office:value-type="float" office:value="239210" calcext:value-type="float">
            <text:p>239210</text:p>
          </table:table-cell>
          <table:table-cell table:formula="of:=TEXT( [.L111]; &quot;0&quot; ) &amp; &quot; Rounds&quot;" office:value-type="string" office:string-value="1080 Rounds" calcext:value-type="string">
            <text:p>1080 Rounds</text:p>
          </table:table-cell>
          <table:table-cell table:formula="of:=TEXT( [.L111] / [.M111]; &quot;0&quot; ) &amp; &quot; Attacks&quot;" office:value-type="string" office:string-value="216 Attacks" calcext:value-type="string">
            <text:p>21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11] * 8 * [.M111]" office:value-type="float" office:value="1080" calcext:value-type="float">
            <text:p>10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M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G-Medium BF Ammo &quot; &amp; TEXT([.C112]; &quot;00&quot;) &amp; &quot;x&quot;" office:value-type="string" office:string-value="Reaper AC G-Medium BF Ammo 36x" calcext:value-type="string">
            <text:p>Reaper AC G-Medium BF Ammo 36x</text:p>
          </table:table-cell>
          <table:table-cell office:value-type="float" office:value="7" calcext:value-type="float">
            <text:p>7</text:p>
          </table:table-cell>
          <table:table-cell table:formula="of:=LERP_BY_TYPE_SKEWED_X( 1; 36; [.B112]; 7 )" office:value-type="float" office:value="36" calcext:value-type="float">
            <text:p>36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12]; 7 )" office:value-type="string" office:string-value="12 12 1.02500" calcext:value-type="string">
            <text:p>12 12 1.02500</text:p>
          </table:table-cell>
          <table:table-cell office:value-type="float" office:value="1" calcext:value-type="float">
            <text:p>1</text:p>
          </table:table-cell>
          <table:table-cell table:formula="of:=LERP_BY_TYPE_SKEWED_X( 4200; 320250; [.B112]; 7 )" office:value-type="float" office:value="320250" calcext:value-type="float">
            <text:p>320250</text:p>
          </table:table-cell>
          <table:table-cell table:formula="of:=TEXT( [.L112]; &quot;0&quot; ) &amp; &quot; Rounds&quot;" office:value-type="string" office:string-value="1440 Rounds" calcext:value-type="string">
            <text:p>1440 Rounds</text:p>
          </table:table-cell>
          <table:table-cell table:formula="of:=TEXT( [.L112] / [.M112]; &quot;0&quot; ) &amp; &quot; Attacks&quot;" office:value-type="string" office:string-value="288 Attacks" calcext:value-type="string">
            <text:p>28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12] * 8 * [.M112]" office:value-type="float" office:value="1440" calcext:value-type="float">
            <text:p>1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M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style-name="ce6" table:number-columns-repeated="17"/>
        </table:table-row>
        <table:table-row table:style-name="ro2">
          <table:table-cell table:formula="of:=&quot;Reaper AC H-Heavy BF Ammo &quot; &amp; TEXT([.C114]; &quot;00&quot;) &amp; &quot;x&quot;" office:value-type="string" office:string-value="Reaper AC H-Heavy BF Ammo 01x" calcext:value-type="string">
            <text:p>Reaper AC H-Heavy BF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30; [.B114]; 7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14]; 7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114]; 7 )" office:value-type="float" office:value="6600" calcext:value-type="float">
            <text:p>6600</text:p>
          </table:table-cell>
          <table:table-cell table:formula="of:=TEXT( [.L114]; &quot;0&quot; ) &amp; &quot; Rounds&quot;" office:value-type="string" office:string-value="25 Rounds" calcext:value-type="string">
            <text:p>25 Rounds</text:p>
          </table:table-cell>
          <table:table-cell table:formula="of:=TEXT( [.L114] / [.M114]; &quot;0&quot; ) &amp; &quot; Attacks&quot;" office:value-type="string" office:string-value="5 Attacks" calcext:value-type="string">
            <text:p>5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14] * 5 * [.M114]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H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H-Heavy BF Ammo &quot; &amp; TEXT([.C115]; &quot;00&quot;) &amp; &quot;x&quot;" office:value-type="string" office:string-value="Reaper AC H-Heavy BF Ammo 03x" calcext:value-type="string">
            <text:p>Reaper AC H-Heavy BF Ammo 03x</text:p>
          </table:table-cell>
          <table:table-cell office:value-type="float" office:value="2" calcext:value-type="float">
            <text:p>2</text:p>
          </table:table-cell>
          <table:table-cell table:formula="of:=LERP_BY_TYPE_SKEWED_X( 1; 30; [.B115]; 7 )"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15]; 7 )" office:value-type="string" office:string-value="0 0 1.00170" calcext:value-type="string">
            <text:p>0 0 1.00170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115]; 7 )" office:value-type="float" office:value="43239" calcext:value-type="float">
            <text:p>43239</text:p>
          </table:table-cell>
          <table:table-cell table:formula="of:=TEXT( [.L115]; &quot;0&quot; ) &amp; &quot; Rounds&quot;" office:value-type="string" office:string-value="75 Rounds" calcext:value-type="string">
            <text:p>75 Rounds</text:p>
          </table:table-cell>
          <table:table-cell table:formula="of:=TEXT( [.L115] / [.M115]; &quot;0&quot; ) &amp; &quot; Attacks&quot;" office:value-type="string" office:string-value="15 Attacks" calcext:value-type="string">
            <text:p>15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15] * 5 * [.M115]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H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H-Heavy BF Ammo &quot; &amp; TEXT([.C116]; &quot;00&quot;) &amp; &quot;x&quot;" office:value-type="string" office:string-value="Reaper AC H-Heavy BF Ammo 06x" calcext:value-type="string">
            <text:p>Reaper AC H-Heavy BF Ammo 06x</text:p>
          </table:table-cell>
          <table:table-cell office:value-type="float" office:value="3" calcext:value-type="float">
            <text:p>3</text:p>
          </table:table-cell>
          <table:table-cell table:formula="of:=LERP_BY_TYPE_SKEWED_X( 1; 30; [.B116]; 7 )"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16]; 7 )" office:value-type="string" office:string-value="1 1 1.00481" calcext:value-type="string">
            <text:p>1 1 1.00481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116]; 7 )" office:value-type="float" office:value="119609" calcext:value-type="float">
            <text:p>119609</text:p>
          </table:table-cell>
          <table:table-cell table:formula="of:=TEXT( [.L116]; &quot;0&quot; ) &amp; &quot; Rounds&quot;" office:value-type="string" office:string-value="150 Rounds" calcext:value-type="string">
            <text:p>150 Rounds</text:p>
          </table:table-cell>
          <table:table-cell table:formula="of:=TEXT( [.L116] / [.M116]; &quot;0&quot; ) &amp; &quot; Attacks&quot;" office:value-type="string" office:string-value="30 Attacks" calcext:value-type="string">
            <text:p>3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16] * 5 * [.M116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H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H-Heavy BF Ammo &quot; &amp; TEXT([.C117]; &quot;00&quot;) &amp; &quot;x&quot;" office:value-type="string" office:string-value="Reaper AC H-Heavy BF Ammo 10x" calcext:value-type="string">
            <text:p>Reaper AC H-Heavy BF Ammo 10x</text:p>
          </table:table-cell>
          <table:table-cell office:value-type="float" office:value="4" calcext:value-type="float">
            <text:p>4</text:p>
          </table:table-cell>
          <table:table-cell table:formula="of:=LERP_BY_TYPE_SKEWED_X( 1; 30; [.B117]; 7 )"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17]; 7 )" office:value-type="string" office:string-value="3 3 1.00884" calcext:value-type="string">
            <text:p>3 3 1.00884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117]; 7 )" office:value-type="float" office:value="225004" calcext:value-type="float">
            <text:p>225004</text:p>
          </table:table-cell>
          <table:table-cell table:formula="of:=TEXT( [.L117]; &quot;0&quot; ) &amp; &quot; Rounds&quot;" office:value-type="string" office:string-value="250 Rounds" calcext:value-type="string">
            <text:p>250 Rounds</text:p>
          </table:table-cell>
          <table:table-cell table:formula="of:=TEXT( [.L117] / [.M117]; &quot;0&quot; ) &amp; &quot; Attacks&quot;" office:value-type="string" office:string-value="50 Attacks" calcext:value-type="string">
            <text:p>5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17] * 5 * [.M117]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H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H-Heavy BF Ammo &quot; &amp; TEXT([.C118]; &quot;00&quot;) &amp; &quot;x&quot;" office:value-type="string" office:string-value="Reaper AC H-Heavy BF Ammo 16x" calcext:value-type="string">
            <text:p>Reaper AC H-Heavy BF Ammo 16x</text:p>
          </table:table-cell>
          <table:table-cell office:value-type="float" office:value="5" calcext:value-type="float">
            <text:p>5</text:p>
          </table:table-cell>
          <table:table-cell table:formula="of:=LERP_BY_TYPE_SKEWED_X( 1; 30; [.B118]; 7 )"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18]; 7 )" office:value-type="string" office:string-value="5 5 1.01361" calcext:value-type="string">
            <text:p>5 5 1.01361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118]; 7 )" office:value-type="float" office:value="355167" calcext:value-type="float">
            <text:p>355167</text:p>
          </table:table-cell>
          <table:table-cell table:formula="of:=TEXT( [.L118]; &quot;0&quot; ) &amp; &quot; Rounds&quot;" office:value-type="string" office:string-value="400 Rounds" calcext:value-type="string">
            <text:p>400 Rounds</text:p>
          </table:table-cell>
          <table:table-cell table:formula="of:=TEXT( [.L118] / [.M118]; &quot;0&quot; ) &amp; &quot; Attacks&quot;" office:value-type="string" office:string-value="80 Attacks" calcext:value-type="string">
            <text:p>8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18] * 5 * [.M118]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H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H-Heavy BF Ammo &quot; &amp; TEXT([.C119]; &quot;00&quot;) &amp; &quot;x&quot;" office:value-type="string" office:string-value="Reaper AC H-Heavy BF Ammo 23x" calcext:value-type="string">
            <text:p>Reaper AC H-Heavy BF Ammo 23x</text:p>
          </table:table-cell>
          <table:table-cell office:value-type="float" office:value="6" calcext:value-type="float">
            <text:p>6</text:p>
          </table:table-cell>
          <table:table-cell table:formula="of:=LERP_BY_TYPE_SKEWED_X( 1; 30; [.B119]; 7 )"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19]; 7 )" office:value-type="string" office:string-value="8 8 1.01902" calcext:value-type="string">
            <text:p>8 8 1.01902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119]; 7 )" office:value-type="float" office:value="507516" calcext:value-type="float">
            <text:p>507516</text:p>
          </table:table-cell>
          <table:table-cell table:formula="of:=TEXT( [.L119]; &quot;0&quot; ) &amp; &quot; Rounds&quot;" office:value-type="string" office:string-value="575 Rounds" calcext:value-type="string">
            <text:p>575 Rounds</text:p>
          </table:table-cell>
          <table:table-cell table:formula="of:=TEXT( [.L119] / [.M119]; &quot;0&quot; ) &amp; &quot; Attacks&quot;" office:value-type="string" office:string-value="115 Attacks" calcext:value-type="string">
            <text:p>115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19] * 5 * [.M119]"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H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>
          <table:table-cell table:formula="of:=&quot;Reaper AC H-Heavy BF Ammo &quot; &amp; TEXT([.C120]; &quot;00&quot;) &amp; &quot;x&quot;" office:value-type="string" office:string-value="Reaper AC H-Heavy BF Ammo 30x" calcext:value-type="string">
            <text:p>Reaper AC H-Heavy BF Ammo 30x</text:p>
          </table:table-cell>
          <table:table-cell office:value-type="float" office:value="7" calcext:value-type="float">
            <text:p>7</text:p>
          </table:table-cell>
          <table:table-cell table:formula="of:=LERP_BY_TYPE_SKEWED_X( 1; 30; [.B120]; 7 )" office:value-type="float" office:value="30" calcext:value-type="float">
            <text:p>30</text:p>
          </table:table-cell>
          <table:table-cell office:value-type="float" office:value="0" calcext:value-type="float">
            <text:p>0.0000</text:p>
          </table:table-cell>
          <table:table-cell table:formula="of:=DRAIN( 0; 12;  0; 12;  1; 1.025;   [.B120]; 7 )" office:value-type="string" office:string-value="12 12 1.02500" calcext:value-type="string">
            <text:p>12 12 1.02500</text:p>
          </table:table-cell>
          <table:table-cell office:value-type="float" office:value="1" calcext:value-type="float">
            <text:p>1</text:p>
          </table:table-cell>
          <table:table-cell table:formula="of:=LERP_BY_TYPE_SKEWED_X( 6600; 680250; [.B120]; 7 )" office:value-type="float" office:value="680250" calcext:value-type="float">
            <text:p>680250</text:p>
          </table:table-cell>
          <table:table-cell table:formula="of:=TEXT( [.L120]; &quot;0&quot; ) &amp; &quot; Rounds&quot;" office:value-type="string" office:string-value="750 Rounds" calcext:value-type="string">
            <text:p>750 Rounds</text:p>
          </table:table-cell>
          <table:table-cell table:formula="of:=TEXT( [.L120] / [.M120]; &quot;0&quot; ) &amp; &quot; Attacks&quot;" office:value-type="string" office:string-value="150 Attacks" calcext:value-type="string">
            <text:p>15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20] * 5 * [.M120]"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unition_Reaper_H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aper AC Ammunition</text:p>
          </table:table-cell>
        </table:table-row>
        <table:table-row table:style-name="ro2" table:number-rows-repeated="3">
          <table:table-cell table:style-name="ce6" table:number-columns-repeated="17"/>
        </table:table-row>
        <table:table-row table:style-name="ro2">
          <table:table-cell table:style-name="ce13" office:value-type="string" calcext:value-type="string">
            <text:p>Wastemaker Auto Cannon Ammo</text:p>
          </table:table-cell>
          <table:table-cell table:style-name="ce26" table:number-columns-repeated="16"/>
        </table:table-row>
        <table:table-row table:style-name="ro7">
          <table:table-cell table:style-name="ce19" office:value-type="string" calcext:value-type="string">
            <text:p>Description:</text:p>
          </table:table-cell>
          <table:table-cell table:style-name="ce36" office:value-type="string" calcext:value-type="string" table:number-columns-spanned="16" table:number-rows-spanned="1">
            <text:p>````Ammo Bins contain the rounds needed for projectile-based weaponry` with at least one bin required per weapon type. <text:s/>Most Ammo Bins will explode and destroy their installed location when they receive a Critical Hit` although Wastemaker Cannon ammunition is completely made up of a shaped slug` with no casing` no warhead` and no chemical or explosive propellant of any kind as it relies on the cannon shooting it to propel it through the air. <text:s/>As such` it will not explode while inside of an ammunition bin that gets hit or damaged` and is therefore not a fire or explosion hazard. <text:s/>Wastemaker rounds differ from Reaper Auto Cannon rounds in these ways` as well as the rounds and the guns that fire them being smaller. <text:s/>Wastemaker rounds are made of solid high-tech metal alloy metals engineered to have a custom-structured atomic structure` thanks to an open-standard technology developed and by Gralthler. <text:s/>Wastemaker Auto Cannon rounds use a technology other than archaic methods involving gunpowder` etc.` to propel the rounds.\n\n````Wastemaker Auto Cannon Ammo Bins may feed multiple weapons` which do not have to be installed in the same location` thanks to a battlemech's internal mechanisms which feed and transfer ammunition around inside of a battlemech's parts` like any other ammunition bins.\n\n````Gralthler weapon ammuntion bins use magical extradimensional technology to fit their ammunition into a space smaller than the total cubic area of all of the ammunition itself. <text:s/>In Battlemechs` this comes at the cost of weakened total armor for the battlemech` because of the magistics that apply` however the smallest capacity ammunition box of it’s type usually does not incur any such tradeoff. <text:s/>Also` larger capacity ammunition bins will impair the battlemech’s cooling capabilities` resulting in a small to moderate reduction in the overheating threshold and also the maximum amount of heat the battlemech can take.</text:p>
          </table:table-cell>
          <table:covered-table-cell table:number-columns-repeated="15" table:style-name="ce26"/>
        </table:table-row>
        <table:table-row table:style-name="ro2">
          <table:table-cell table:style-name="ce26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2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2" office:value-type="string" calcext:value-type="string" table:number-columns-spanned="1" table:number-rows-spanned="2">
            <text:p>Specials Codes (Code`Value`Duration`Stack)</text:p>
          </table:table-cell>
          <table:table-cell table:style-name="ce15" office:value-type="string" calcext:value-type="string" table:number-columns-spanned="1" table:number-rows-spanned="2">
            <text:p>Icon Code</text:p>
          </table:table-cell>
          <table:table-cell table:style-name="ce18" office:value-type="string" calcext:value-type="string" table:number-columns-spanned="1" table:number-rows-spanned="2">
            <text:p>Cap</text:p>
          </table:table-cell>
          <table:table-cell table:style-name="ce22" office:value-type="string" calcext:value-type="string" table:number-columns-spanned="1" table:number-rows-spanned="2">
            <text:p>Shots / Attack</text:p>
          </table:table-cell>
          <table:table-cell table:style-name="ce25" office:value-type="string" calcext:value-type="string" table:number-columns-spanned="1" table:number-rows-spanned="2">
            <text:p>Ammo ID</text:p>
          </table:table-cell>
          <table:table-cell table:style-name="ce7" office:value-type="string" calcext:value-type="string" table:number-columns-spanned="1" table:number-rows-spanned="2">
            <text:p>Can Explode</text:p>
          </table:table-cell>
          <table:table-cell table:style-name="ce42" office:value-type="string" calcext:value-type="string" table:number-columns-spanned="1" table:number-rows-spanned="2">
            <text:p>Manf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table-cell table:style-name="ce33"/>
          <table:covered-table-cell table:style-name="ce8"/>
          <table:covered-table-cell table:style-name="ce11"/>
          <table:covered-table-cell table:style-name="ce42"/>
          <table:covered-table-cell table:style-name="ce16"/>
          <table:covered-table-cell table:style-name="ce49"/>
          <table:covered-table-cell table:number-columns-repeated="5" table:style-name="ce23"/>
          <table:covered-table-cell table:style-name="ce63"/>
          <table:covered-table-cell table:number-columns-repeated="3" table:style-name="ce23"/>
          <table:covered-table-cell table:style-name="ce42"/>
          <table:covered-table-cell table:style-name="ce23"/>
        </table:table-row>
        <table:table-row table:style-name="ro2">
          <table:table-cell table:formula="of:=&quot;Wastemaker AC A-Light Ammo &quot; &amp; TEXT([.C128]; &quot;00&quot;) &amp; &quot;x&quot;" office:value-type="string" office:string-value="Wastemaker AC A-Light Ammo 01x" calcext:value-type="string">
            <text:p>Wastemaker AC A-Light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30; [.B128]; 7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28]; 7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1600; 160250; [.B128]; 7 )" office:value-type="float" office:value="1600" calcext:value-type="float">
            <text:p>1600</text:p>
          </table:table-cell>
          <table:table-cell table:formula="of:=TEXT( [.L128]; &quot;0&quot; ) &amp; &quot; Rounds&quot;" office:value-type="string" office:string-value="16 Rounds" calcext:value-type="string">
            <text:p>16 Rounds</text:p>
          </table:table-cell>
          <table:table-cell table:formula="of:=TEXT( [.L128] / [.M128]; &quot;0&quot; ) &amp; &quot; Attacks&quot;" office:value-type="string" office:string-value="16 Attacks" calcext:value-type="string">
            <text:p>1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28] * 16 * [.M12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Lg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A-Light Ammo &quot; &amp; TEXT([.C129]; &quot;00&quot;) &amp; &quot;x&quot;" office:value-type="string" office:string-value="Wastemaker AC A-Light Ammo 03x" calcext:value-type="string">
            <text:p>Wastemaker AC A-Light Ammo 03x</text:p>
          </table:table-cell>
          <table:table-cell office:value-type="float" office:value="2" calcext:value-type="float">
            <text:p>2</text:p>
          </table:table-cell>
          <table:table-cell table:formula="of:=LERP_BY_TYPE_SKEWED_X( 1; 30; [.B129]; 7 )"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29]; 7 )" office:value-type="string" office:string-value="0 0 1.00085" calcext:value-type="string">
            <text:p>0 0 1.00085</text:p>
          </table:table-cell>
          <table:table-cell office:value-type="float" office:value="1" calcext:value-type="float">
            <text:p>1</text:p>
          </table:table-cell>
          <table:table-cell table:formula="of:=LERP_BY_TYPE_SKEWED_X( 1600; 160250; [.B129]; 7 )" office:value-type="float" office:value="10229" calcext:value-type="float">
            <text:p>10229</text:p>
          </table:table-cell>
          <table:table-cell table:formula="of:=TEXT( [.L129]; &quot;0&quot; ) &amp; &quot; Rounds&quot;" office:value-type="string" office:string-value="48 Rounds" calcext:value-type="string">
            <text:p>48 Rounds</text:p>
          </table:table-cell>
          <table:table-cell table:formula="of:=TEXT( [.L129] / [.M129]; &quot;0&quot; ) &amp; &quot; Attacks&quot;" office:value-type="string" office:string-value="48 Attacks" calcext:value-type="string">
            <text:p>4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29] * 16 * [.M129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Lg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A-Light Ammo &quot; &amp; TEXT([.C130]; &quot;00&quot;) &amp; &quot;x&quot;" office:value-type="string" office:string-value="Wastemaker AC A-Light Ammo 06x" calcext:value-type="string">
            <text:p>Wastemaker AC A-Light Ammo 06x</text:p>
          </table:table-cell>
          <table:table-cell office:value-type="float" office:value="3" calcext:value-type="float">
            <text:p>3</text:p>
          </table:table-cell>
          <table:table-cell table:formula="of:=LERP_BY_TYPE_SKEWED_X( 1; 30; [.B130]; 7 )"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30]; 7 )" office:value-type="string" office:string-value="1 1 1.00241" calcext:value-type="string">
            <text:p>1 1 1.00241</text:p>
          </table:table-cell>
          <table:table-cell office:value-type="float" office:value="1" calcext:value-type="float">
            <text:p>1</text:p>
          </table:table-cell>
          <table:table-cell table:formula="of:=LERP_BY_TYPE_SKEWED_X( 1600; 160250; [.B130]; 7 )" office:value-type="float" office:value="28214" calcext:value-type="float">
            <text:p>28214</text:p>
          </table:table-cell>
          <table:table-cell table:formula="of:=TEXT( [.L130]; &quot;0&quot; ) &amp; &quot; Rounds&quot;" office:value-type="string" office:string-value="96 Rounds" calcext:value-type="string">
            <text:p>96 Rounds</text:p>
          </table:table-cell>
          <table:table-cell table:formula="of:=TEXT( [.L130] / [.M130]; &quot;0&quot; ) &amp; &quot; Attacks&quot;" office:value-type="string" office:string-value="96 Attacks" calcext:value-type="string">
            <text:p>9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30] * 16 * [.M130]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Lg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A-Light Ammo &quot; &amp; TEXT([.C131]; &quot;00&quot;) &amp; &quot;x&quot;" office:value-type="string" office:string-value="Wastemaker AC A-Light Ammo 10x" calcext:value-type="string">
            <text:p>Wastemaker AC A-Light Ammo 10x</text:p>
          </table:table-cell>
          <table:table-cell office:value-type="float" office:value="4" calcext:value-type="float">
            <text:p>4</text:p>
          </table:table-cell>
          <table:table-cell table:formula="of:=LERP_BY_TYPE_SKEWED_X( 1; 30; [.B131]; 7 )"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31]; 7 )" office:value-type="string" office:string-value="2 2 1.00442" calcext:value-type="string">
            <text:p>2 2 1.00442</text:p>
          </table:table-cell>
          <table:table-cell office:value-type="float" office:value="1" calcext:value-type="float">
            <text:p>1</text:p>
          </table:table-cell>
          <table:table-cell table:formula="of:=LERP_BY_TYPE_SKEWED_X( 1600; 160250; [.B131]; 7 )" office:value-type="float" office:value="53036" calcext:value-type="float">
            <text:p>53036</text:p>
          </table:table-cell>
          <table:table-cell table:formula="of:=TEXT( [.L131]; &quot;0&quot; ) &amp; &quot; Rounds&quot;" office:value-type="string" office:string-value="160 Rounds" calcext:value-type="string">
            <text:p>160 Rounds</text:p>
          </table:table-cell>
          <table:table-cell table:formula="of:=TEXT( [.L131] / [.M131]; &quot;0&quot; ) &amp; &quot; Attacks&quot;" office:value-type="string" office:string-value="160 Attacks" calcext:value-type="string">
            <text:p>16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31] * 16 * [.M131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Lg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A-Light Ammo &quot; &amp; TEXT([.C132]; &quot;00&quot;) &amp; &quot;x&quot;" office:value-type="string" office:string-value="Wastemaker AC A-Light Ammo 16x" calcext:value-type="string">
            <text:p>Wastemaker AC A-Light Ammo 16x</text:p>
          </table:table-cell>
          <table:table-cell office:value-type="float" office:value="5" calcext:value-type="float">
            <text:p>5</text:p>
          </table:table-cell>
          <table:table-cell table:formula="of:=LERP_BY_TYPE_SKEWED_X( 1; 30; [.B132]; 7 )"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32]; 7 )" office:value-type="string" office:string-value="4 4 1.00680" calcext:value-type="string">
            <text:p>4 4 1.00680</text:p>
          </table:table-cell>
          <table:table-cell office:value-type="float" office:value="1" calcext:value-type="float">
            <text:p>1</text:p>
          </table:table-cell>
          <table:table-cell table:formula="of:=LERP_BY_TYPE_SKEWED_X( 1600; 160250; [.B132]; 7 )" office:value-type="float" office:value="83690" calcext:value-type="float">
            <text:p>83690</text:p>
          </table:table-cell>
          <table:table-cell table:formula="of:=TEXT( [.L132]; &quot;0&quot; ) &amp; &quot; Rounds&quot;" office:value-type="string" office:string-value="256 Rounds" calcext:value-type="string">
            <text:p>256 Rounds</text:p>
          </table:table-cell>
          <table:table-cell table:formula="of:=TEXT( [.L132] / [.M132]; &quot;0&quot; ) &amp; &quot; Attacks&quot;" office:value-type="string" office:string-value="256 Attacks" calcext:value-type="string">
            <text:p>25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32] * 16 * [.M132]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Lg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A-Light Ammo &quot; &amp; TEXT([.C133]; &quot;00&quot;) &amp; &quot;x&quot;" office:value-type="string" office:string-value="Wastemaker AC A-Light Ammo 23x" calcext:value-type="string">
            <text:p>Wastemaker AC A-Light Ammo 23x</text:p>
          </table:table-cell>
          <table:table-cell office:value-type="float" office:value="6" calcext:value-type="float">
            <text:p>6</text:p>
          </table:table-cell>
          <table:table-cell table:formula="of:=LERP_BY_TYPE_SKEWED_X( 1; 30; [.B133]; 7 )"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33]; 7 )" office:value-type="string" office:string-value="6 6 1.00951" calcext:value-type="string">
            <text:p>6 6 1.00951</text:p>
          </table:table-cell>
          <table:table-cell office:value-type="float" office:value="1" calcext:value-type="float">
            <text:p>1</text:p>
          </table:table-cell>
          <table:table-cell table:formula="of:=LERP_BY_TYPE_SKEWED_X( 1600; 160250; [.B133]; 7 )" office:value-type="float" office:value="119570" calcext:value-type="float">
            <text:p>119570</text:p>
          </table:table-cell>
          <table:table-cell table:formula="of:=TEXT( [.L133]; &quot;0&quot; ) &amp; &quot; Rounds&quot;" office:value-type="string" office:string-value="368 Rounds" calcext:value-type="string">
            <text:p>368 Rounds</text:p>
          </table:table-cell>
          <table:table-cell table:formula="of:=TEXT( [.L133] / [.M133]; &quot;0&quot; ) &amp; &quot; Attacks&quot;" office:value-type="string" office:string-value="368 Attacks" calcext:value-type="string">
            <text:p>36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33] * 16 * [.M133]"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Lg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A-Light Ammo &quot; &amp; TEXT([.C134]; &quot;00&quot;) &amp; &quot;x&quot;" office:value-type="string" office:string-value="Wastemaker AC A-Light Ammo 30x" calcext:value-type="string">
            <text:p>Wastemaker AC A-Light Ammo 30x</text:p>
          </table:table-cell>
          <table:table-cell office:value-type="float" office:value="7" calcext:value-type="float">
            <text:p>7</text:p>
          </table:table-cell>
          <table:table-cell table:formula="of:=LERP_BY_TYPE_SKEWED_X( 1; 30; [.B134]; 7 )" office:value-type="float" office:value="30" calcext:value-type="float">
            <text:p>30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34]; 7 )" office:value-type="string" office:string-value="8 8 1.01250" calcext:value-type="string">
            <text:p>8 8 1.01250</text:p>
          </table:table-cell>
          <table:table-cell office:value-type="float" office:value="1" calcext:value-type="float">
            <text:p>1</text:p>
          </table:table-cell>
          <table:table-cell table:formula="of:=LERP_BY_TYPE_SKEWED_X( 1600; 160250; [.B134]; 7 )" office:value-type="float" office:value="160250" calcext:value-type="float">
            <text:p>160250</text:p>
          </table:table-cell>
          <table:table-cell table:formula="of:=TEXT( [.L134]; &quot;0&quot; ) &amp; &quot; Rounds&quot;" office:value-type="string" office:string-value="480 Rounds" calcext:value-type="string">
            <text:p>480 Rounds</text:p>
          </table:table-cell>
          <table:table-cell table:formula="of:=TEXT( [.L134] / [.M134]; &quot;0&quot; ) &amp; &quot; Attacks&quot;" office:value-type="string" office:string-value="480 Attacks" calcext:value-type="string">
            <text:p>48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34] * 16 * [.M134]"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Lg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style-name="ce6" table:number-columns-repeated="17"/>
        </table:table-row>
        <table:table-row table:style-name="ro2">
          <table:table-cell table:formula="of:=&quot;Wastemaker AC B-Medium Ammo &quot; &amp; TEXT([.C136]; &quot;00&quot;) &amp; &quot;x&quot;" office:value-type="string" office:string-value="Wastemaker AC B-Medium Ammo 01x" calcext:value-type="string">
            <text:p>Wastemaker AC B-Medium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25; [.B136]; 7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36]; 7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2500; 240250; [.B136]; 7 )" office:value-type="float" office:value="2500" calcext:value-type="float">
            <text:p>2500</text:p>
          </table:table-cell>
          <table:table-cell table:formula="of:=TEXT( [.L136]; &quot;0&quot; ) &amp; &quot; Rounds&quot;" office:value-type="string" office:string-value="12 Rounds" calcext:value-type="string">
            <text:p>12 Rounds</text:p>
          </table:table-cell>
          <table:table-cell table:formula="of:=TEXT( [.L136] / [.M136]; &quot;0&quot; ) &amp; &quot; Attacks&quot;" office:value-type="string" office:string-value="12 Attacks" calcext:value-type="string">
            <text:p>12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36] * 12 * [.M136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Me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B-Medium Ammo &quot; &amp; TEXT([.C137]; &quot;00&quot;) &amp; &quot;x&quot;" office:value-type="string" office:string-value="Wastemaker AC B-Medium Ammo 02x" calcext:value-type="string">
            <text:p>Wastemaker AC B-Medium Ammo 02x</text:p>
          </table:table-cell>
          <table:table-cell office:value-type="float" office:value="2" calcext:value-type="float">
            <text:p>2</text:p>
          </table:table-cell>
          <table:table-cell table:formula="of:=LERP_BY_TYPE_SKEWED_X( 1; 25; [.B137]; 7 )"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37]; 7 )" office:value-type="string" office:string-value="0 0 1.00085" calcext:value-type="string">
            <text:p>0 0 1.00085</text:p>
          </table:table-cell>
          <table:table-cell office:value-type="float" office:value="1" calcext:value-type="float">
            <text:p>1</text:p>
          </table:table-cell>
          <table:table-cell table:formula="of:=LERP_BY_TYPE_SKEWED_X( 2500; 240250; [.B137]; 7 )" office:value-type="float" office:value="15431" calcext:value-type="float">
            <text:p>15431</text:p>
          </table:table-cell>
          <table:table-cell table:formula="of:=TEXT( [.L137]; &quot;0&quot; ) &amp; &quot; Rounds&quot;" office:value-type="string" office:string-value="24 Rounds" calcext:value-type="string">
            <text:p>24 Rounds</text:p>
          </table:table-cell>
          <table:table-cell table:formula="of:=TEXT( [.L137] / [.M137]; &quot;0&quot; ) &amp; &quot; Attacks&quot;" office:value-type="string" office:string-value="24 Attacks" calcext:value-type="string">
            <text:p>24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37] * 12 * [.M137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Me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B-Medium Ammo &quot; &amp; TEXT([.C138]; &quot;00&quot;) &amp; &quot;x&quot;" office:value-type="string" office:string-value="Wastemaker AC B-Medium Ammo 05x" calcext:value-type="string">
            <text:p>Wastemaker AC B-Medium Ammo 05x</text:p>
          </table:table-cell>
          <table:table-cell office:value-type="float" office:value="3" calcext:value-type="float">
            <text:p>3</text:p>
          </table:table-cell>
          <table:table-cell table:formula="of:=LERP_BY_TYPE_SKEWED_X( 1; 25; [.B138]; 7 )"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38]; 7 )" office:value-type="string" office:string-value="1 1 1.00241" calcext:value-type="string">
            <text:p>1 1 1.00241</text:p>
          </table:table-cell>
          <table:table-cell office:value-type="float" office:value="1" calcext:value-type="float">
            <text:p>1</text:p>
          </table:table-cell>
          <table:table-cell table:formula="of:=LERP_BY_TYPE_SKEWED_X( 2500; 240250; [.B138]; 7 )" office:value-type="float" office:value="42384" calcext:value-type="float">
            <text:p>42384</text:p>
          </table:table-cell>
          <table:table-cell table:formula="of:=TEXT( [.L138]; &quot;0&quot; ) &amp; &quot; Rounds&quot;" office:value-type="string" office:string-value="60 Rounds" calcext:value-type="string">
            <text:p>60 Rounds</text:p>
          </table:table-cell>
          <table:table-cell table:formula="of:=TEXT( [.L138] / [.M138]; &quot;0&quot; ) &amp; &quot; Attacks&quot;" office:value-type="string" office:string-value="60 Attacks" calcext:value-type="string">
            <text:p>6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38] * 12 * [.M138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Me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B-Medium Ammo &quot; &amp; TEXT([.C139]; &quot;00&quot;) &amp; &quot;x&quot;" office:value-type="string" office:string-value="Wastemaker AC B-Medium Ammo 09x" calcext:value-type="string">
            <text:p>Wastemaker AC B-Medium Ammo 09x</text:p>
          </table:table-cell>
          <table:table-cell office:value-type="float" office:value="4" calcext:value-type="float">
            <text:p>4</text:p>
          </table:table-cell>
          <table:table-cell table:formula="of:=LERP_BY_TYPE_SKEWED_X( 1; 25; [.B139]; 7 )"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39]; 7 )" office:value-type="string" office:string-value="2 2 1.00442" calcext:value-type="string">
            <text:p>2 2 1.00442</text:p>
          </table:table-cell>
          <table:table-cell office:value-type="float" office:value="1" calcext:value-type="float">
            <text:p>1</text:p>
          </table:table-cell>
          <table:table-cell table:formula="of:=LERP_BY_TYPE_SKEWED_X( 2500; 240250; [.B139]; 7 )" office:value-type="float" office:value="79581" calcext:value-type="float">
            <text:p>79581</text:p>
          </table:table-cell>
          <table:table-cell table:formula="of:=TEXT( [.L139]; &quot;0&quot; ) &amp; &quot; Rounds&quot;" office:value-type="string" office:string-value="108 Rounds" calcext:value-type="string">
            <text:p>108 Rounds</text:p>
          </table:table-cell>
          <table:table-cell table:formula="of:=TEXT( [.L139] / [.M139]; &quot;0&quot; ) &amp; &quot; Attacks&quot;" office:value-type="string" office:string-value="108 Attacks" calcext:value-type="string">
            <text:p>10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39] * 12 * [.M139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Me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B-Medium Ammo &quot; &amp; TEXT([.C140]; &quot;00&quot;) &amp; &quot;x&quot;" office:value-type="string" office:string-value="Wastemaker AC B-Medium Ammo 13x" calcext:value-type="string">
            <text:p>Wastemaker AC B-Medium Ammo 13x</text:p>
          </table:table-cell>
          <table:table-cell office:value-type="float" office:value="5" calcext:value-type="float">
            <text:p>5</text:p>
          </table:table-cell>
          <table:table-cell table:formula="of:=LERP_BY_TYPE_SKEWED_X( 1; 25; [.B140]; 7 )"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40]; 7 )" office:value-type="string" office:string-value="4 4 1.00680" calcext:value-type="string">
            <text:p>4 4 1.00680</text:p>
          </table:table-cell>
          <table:table-cell office:value-type="float" office:value="1" calcext:value-type="float">
            <text:p>1</text:p>
          </table:table-cell>
          <table:table-cell table:formula="of:=LERP_BY_TYPE_SKEWED_X( 2500; 240250; [.B140]; 7 )" office:value-type="float" office:value="125519" calcext:value-type="float">
            <text:p>125519</text:p>
          </table:table-cell>
          <table:table-cell table:formula="of:=TEXT( [.L140]; &quot;0&quot; ) &amp; &quot; Rounds&quot;" office:value-type="string" office:string-value="156 Rounds" calcext:value-type="string">
            <text:p>156 Rounds</text:p>
          </table:table-cell>
          <table:table-cell table:formula="of:=TEXT( [.L140] / [.M140]; &quot;0&quot; ) &amp; &quot; Attacks&quot;" office:value-type="string" office:string-value="156 Attacks" calcext:value-type="string">
            <text:p>15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40] * 12 * [.M140]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Me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B-Medium Ammo &quot; &amp; TEXT([.C141]; &quot;00&quot;) &amp; &quot;x&quot;" office:value-type="string" office:string-value="Wastemaker AC B-Medium Ammo 19x" calcext:value-type="string">
            <text:p>Wastemaker AC B-Medium Ammo 19x</text:p>
          </table:table-cell>
          <table:table-cell office:value-type="float" office:value="6" calcext:value-type="float">
            <text:p>6</text:p>
          </table:table-cell>
          <table:table-cell table:formula="of:=LERP_BY_TYPE_SKEWED_X( 1; 25; [.B141]; 7 )"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41]; 7 )" office:value-type="string" office:string-value="6 6 1.00951" calcext:value-type="string">
            <text:p>6 6 1.00951</text:p>
          </table:table-cell>
          <table:table-cell office:value-type="float" office:value="1" calcext:value-type="float">
            <text:p>1</text:p>
          </table:table-cell>
          <table:table-cell table:formula="of:=LERP_BY_TYPE_SKEWED_X( 2500; 240250; [.B141]; 7 )" office:value-type="float" office:value="179287" calcext:value-type="float">
            <text:p>179287</text:p>
          </table:table-cell>
          <table:table-cell table:formula="of:=TEXT( [.L141]; &quot;0&quot; ) &amp; &quot; Rounds&quot;" office:value-type="string" office:string-value="228 Rounds" calcext:value-type="string">
            <text:p>228 Rounds</text:p>
          </table:table-cell>
          <table:table-cell table:formula="of:=TEXT( [.L141] / [.M141]; &quot;0&quot; ) &amp; &quot; Attacks&quot;" office:value-type="string" office:string-value="228 Attacks" calcext:value-type="string">
            <text:p>22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41] * 12 * [.M141]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Me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B-Medium Ammo &quot; &amp; TEXT([.C142]; &quot;00&quot;) &amp; &quot;x&quot;" office:value-type="string" office:string-value="Wastemaker AC B-Medium Ammo 25x" calcext:value-type="string">
            <text:p>Wastemaker AC B-Medium Ammo 25x</text:p>
          </table:table-cell>
          <table:table-cell office:value-type="float" office:value="7" calcext:value-type="float">
            <text:p>7</text:p>
          </table:table-cell>
          <table:table-cell table:formula="of:=LERP_BY_TYPE_SKEWED_X( 1; 25; [.B142]; 7 )"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42]; 7 )" office:value-type="string" office:string-value="8 8 1.01250" calcext:value-type="string">
            <text:p>8 8 1.01250</text:p>
          </table:table-cell>
          <table:table-cell office:value-type="float" office:value="1" calcext:value-type="float">
            <text:p>1</text:p>
          </table:table-cell>
          <table:table-cell table:formula="of:=LERP_BY_TYPE_SKEWED_X( 2500; 240250; [.B142]; 7 )" office:value-type="float" office:value="240250" calcext:value-type="float">
            <text:p>240250</text:p>
          </table:table-cell>
          <table:table-cell table:formula="of:=TEXT( [.L142]; &quot;0&quot; ) &amp; &quot; Rounds&quot;" office:value-type="string" office:string-value="300 Rounds" calcext:value-type="string">
            <text:p>300 Rounds</text:p>
          </table:table-cell>
          <table:table-cell table:formula="of:=TEXT( [.L142] / [.M142]; &quot;0&quot; ) &amp; &quot; Attacks&quot;" office:value-type="string" office:string-value="300 Attacks" calcext:value-type="string">
            <text:p>30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42] * 12 * [.M142]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Me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style-name="ce6" table:number-columns-repeated="17"/>
        </table:table-row>
        <table:table-row table:style-name="ro2">
          <table:table-cell table:formula="of:=&quot;Wastemaker AC C-Heavy Ammo &quot; &amp; TEXT([.C144]; &quot;00&quot;) &amp; &quot;x&quot;" office:value-type="string" office:string-value="Wastemaker AC C-Heavy Ammo 01x" calcext:value-type="string">
            <text:p>Wastemaker AC C-Heavy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20; [.B144]; 7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44]; 7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3350; 320250; [.B144]; 7 )" office:value-type="float" office:value="3350" calcext:value-type="float">
            <text:p>3350</text:p>
          </table:table-cell>
          <table:table-cell table:formula="of:=TEXT( [.L144]; &quot;0&quot; ) &amp; &quot; Rounds&quot;" office:value-type="string" office:string-value="8 Rounds" calcext:value-type="string">
            <text:p>8 Rounds</text:p>
          </table:table-cell>
          <table:table-cell table:formula="of:=TEXT( [.L144] / [.M144]; &quot;0&quot; ) &amp; &quot; Attacks&quot;" office:value-type="string" office:string-value="8 Attacks" calcext:value-type="string">
            <text:p>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44] * 8 * [.M14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Hv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C-Heavy Ammo &quot; &amp; TEXT([.C145]; &quot;00&quot;) &amp; &quot;x&quot;" office:value-type="string" office:string-value="Wastemaker AC C-Heavy Ammo 02x" calcext:value-type="string">
            <text:p>Wastemaker AC C-Heavy Ammo 02x</text:p>
          </table:table-cell>
          <table:table-cell office:value-type="float" office:value="2" calcext:value-type="float">
            <text:p>2</text:p>
          </table:table-cell>
          <table:table-cell table:formula="of:=LERP_BY_TYPE_SKEWED_X( 1; 20; [.B145]; 7 )"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45]; 7 )" office:value-type="string" office:string-value="0 0 1.00085" calcext:value-type="string">
            <text:p>0 0 1.00085</text:p>
          </table:table-cell>
          <table:table-cell office:value-type="float" office:value="1" calcext:value-type="float">
            <text:p>1</text:p>
          </table:table-cell>
          <table:table-cell table:formula="of:=LERP_BY_TYPE_SKEWED_X( 3350; 320250; [.B145]; 7 )" office:value-type="float" office:value="20586" calcext:value-type="float">
            <text:p>20586</text:p>
          </table:table-cell>
          <table:table-cell table:formula="of:=TEXT( [.L145]; &quot;0&quot; ) &amp; &quot; Rounds&quot;" office:value-type="string" office:string-value="16 Rounds" calcext:value-type="string">
            <text:p>16 Rounds</text:p>
          </table:table-cell>
          <table:table-cell table:formula="of:=TEXT( [.L145] / [.M145]; &quot;0&quot; ) &amp; &quot; Attacks&quot;" office:value-type="string" office:string-value="16 Attacks" calcext:value-type="string">
            <text:p>1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45] * 8 * [.M145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Hv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C-Heavy Ammo &quot; &amp; TEXT([.C146]; &quot;00&quot;) &amp; &quot;x&quot;" office:value-type="string" office:string-value="Wastemaker AC C-Heavy Ammo 04x" calcext:value-type="string">
            <text:p>Wastemaker AC C-Heavy Ammo 04x</text:p>
          </table:table-cell>
          <table:table-cell office:value-type="float" office:value="3" calcext:value-type="float">
            <text:p>3</text:p>
          </table:table-cell>
          <table:table-cell table:formula="of:=LERP_BY_TYPE_SKEWED_X( 1; 20; [.B146]; 7 )"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46]; 7 )" office:value-type="string" office:string-value="1 1 1.00241" calcext:value-type="string">
            <text:p>1 1 1.00241</text:p>
          </table:table-cell>
          <table:table-cell office:value-type="float" office:value="1" calcext:value-type="float">
            <text:p>1</text:p>
          </table:table-cell>
          <table:table-cell table:formula="of:=LERP_BY_TYPE_SKEWED_X( 3350; 320250; [.B146]; 7 )" office:value-type="float" office:value="56512" calcext:value-type="float">
            <text:p>56512</text:p>
          </table:table-cell>
          <table:table-cell table:formula="of:=TEXT( [.L146]; &quot;0&quot; ) &amp; &quot; Rounds&quot;" office:value-type="string" office:string-value="32 Rounds" calcext:value-type="string">
            <text:p>32 Rounds</text:p>
          </table:table-cell>
          <table:table-cell table:formula="of:=TEXT( [.L146] / [.M146]; &quot;0&quot; ) &amp; &quot; Attacks&quot;" office:value-type="string" office:string-value="32 Attacks" calcext:value-type="string">
            <text:p>32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46] * 8 * [.M146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Hv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C-Heavy Ammo &quot; &amp; TEXT([.C147]; &quot;00&quot;) &amp; &quot;x&quot;" office:value-type="string" office:string-value="Wastemaker AC C-Heavy Ammo 07x" calcext:value-type="string">
            <text:p>Wastemaker AC C-Heavy Ammo 07x</text:p>
          </table:table-cell>
          <table:table-cell office:value-type="float" office:value="4" calcext:value-type="float">
            <text:p>4</text:p>
          </table:table-cell>
          <table:table-cell table:formula="of:=LERP_BY_TYPE_SKEWED_X( 1; 20; [.B147]; 7 )"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47]; 7 )" office:value-type="string" office:string-value="2 2 1.00442" calcext:value-type="string">
            <text:p>2 2 1.00442</text:p>
          </table:table-cell>
          <table:table-cell office:value-type="float" office:value="1" calcext:value-type="float">
            <text:p>1</text:p>
          </table:table-cell>
          <table:table-cell table:formula="of:=LERP_BY_TYPE_SKEWED_X( 3350; 320250; [.B147]; 7 )" office:value-type="float" office:value="106092" calcext:value-type="float">
            <text:p>106092</text:p>
          </table:table-cell>
          <table:table-cell table:formula="of:=TEXT( [.L147]; &quot;0&quot; ) &amp; &quot; Rounds&quot;" office:value-type="string" office:string-value="56 Rounds" calcext:value-type="string">
            <text:p>56 Rounds</text:p>
          </table:table-cell>
          <table:table-cell table:formula="of:=TEXT( [.L147] / [.M147]; &quot;0&quot; ) &amp; &quot; Attacks&quot;" office:value-type="string" office:string-value="56 Attacks" calcext:value-type="string">
            <text:p>56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47] * 8 * [.M147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Hv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C-Heavy Ammo &quot; &amp; TEXT([.C148]; &quot;00&quot;) &amp; &quot;x&quot;" office:value-type="string" office:string-value="Wastemaker AC C-Heavy Ammo 11x" calcext:value-type="string">
            <text:p>Wastemaker AC C-Heavy Ammo 11x</text:p>
          </table:table-cell>
          <table:table-cell office:value-type="float" office:value="5" calcext:value-type="float">
            <text:p>5</text:p>
          </table:table-cell>
          <table:table-cell table:formula="of:=LERP_BY_TYPE_SKEWED_X( 1; 20; [.B148]; 7 )"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48]; 7 )" office:value-type="string" office:string-value="4 4 1.00680" calcext:value-type="string">
            <text:p>4 4 1.00680</text:p>
          </table:table-cell>
          <table:table-cell office:value-type="float" office:value="1" calcext:value-type="float">
            <text:p>1</text:p>
          </table:table-cell>
          <table:table-cell table:formula="of:=LERP_BY_TYPE_SKEWED_X( 3350; 320250; [.B148]; 7 )" office:value-type="float" office:value="167324" calcext:value-type="float">
            <text:p>167324</text:p>
          </table:table-cell>
          <table:table-cell table:formula="of:=TEXT( [.L148]; &quot;0&quot; ) &amp; &quot; Rounds&quot;" office:value-type="string" office:string-value="88 Rounds" calcext:value-type="string">
            <text:p>88 Rounds</text:p>
          </table:table-cell>
          <table:table-cell table:formula="of:=TEXT( [.L148] / [.M148]; &quot;0&quot; ) &amp; &quot; Attacks&quot;" office:value-type="string" office:string-value="88 Attacks" calcext:value-type="string">
            <text:p>8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48] * 8 * [.M148]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Hv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C-Heavy Ammo &quot; &amp; TEXT([.C149]; &quot;00&quot;) &amp; &quot;x&quot;" office:value-type="string" office:string-value="Wastemaker AC C-Heavy Ammo 15x" calcext:value-type="string">
            <text:p>Wastemaker AC C-Heavy Ammo 15x</text:p>
          </table:table-cell>
          <table:table-cell office:value-type="float" office:value="6" calcext:value-type="float">
            <text:p>6</text:p>
          </table:table-cell>
          <table:table-cell table:formula="of:=LERP_BY_TYPE_SKEWED_X( 1; 20; [.B149]; 7 )"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49]; 7 )" office:value-type="string" office:string-value="6 6 1.00951" calcext:value-type="string">
            <text:p>6 6 1.00951</text:p>
          </table:table-cell>
          <table:table-cell office:value-type="float" office:value="1" calcext:value-type="float">
            <text:p>1</text:p>
          </table:table-cell>
          <table:table-cell table:formula="of:=LERP_BY_TYPE_SKEWED_X( 3350; 320250; [.B149]; 7 )" office:value-type="float" office:value="238992" calcext:value-type="float">
            <text:p>238992</text:p>
          </table:table-cell>
          <table:table-cell table:formula="of:=TEXT( [.L149]; &quot;0&quot; ) &amp; &quot; Rounds&quot;" office:value-type="string" office:string-value="120 Rounds" calcext:value-type="string">
            <text:p>120 Rounds</text:p>
          </table:table-cell>
          <table:table-cell table:formula="of:=TEXT( [.L149] / [.M149]; &quot;0&quot; ) &amp; &quot; Attacks&quot;" office:value-type="string" office:string-value="120 Attacks" calcext:value-type="string">
            <text:p>12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49] * 8 * [.M149]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Hv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C-Heavy Ammo &quot; &amp; TEXT([.C150]; &quot;00&quot;) &amp; &quot;x&quot;" office:value-type="string" office:string-value="Wastemaker AC C-Heavy Ammo 20x" calcext:value-type="string">
            <text:p>Wastemaker AC C-Heavy Ammo 20x</text:p>
          </table:table-cell>
          <table:table-cell office:value-type="float" office:value="7" calcext:value-type="float">
            <text:p>7</text:p>
          </table:table-cell>
          <table:table-cell table:formula="of:=LERP_BY_TYPE_SKEWED_X( 1; 20; [.B150]; 7 )"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50]; 7 )" office:value-type="string" office:string-value="8 8 1.01250" calcext:value-type="string">
            <text:p>8 8 1.01250</text:p>
          </table:table-cell>
          <table:table-cell office:value-type="float" office:value="1" calcext:value-type="float">
            <text:p>1</text:p>
          </table:table-cell>
          <table:table-cell table:formula="of:=LERP_BY_TYPE_SKEWED_X( 3350; 320250; [.B150]; 7 )" office:value-type="float" office:value="320250" calcext:value-type="float">
            <text:p>320250</text:p>
          </table:table-cell>
          <table:table-cell table:formula="of:=TEXT( [.L150]; &quot;0&quot; ) &amp; &quot; Rounds&quot;" office:value-type="string" office:string-value="160 Rounds" calcext:value-type="string">
            <text:p>160 Rounds</text:p>
          </table:table-cell>
          <table:table-cell table:formula="of:=TEXT( [.L150] / [.M150]; &quot;0&quot; ) &amp; &quot; Attacks&quot;" office:value-type="string" office:string-value="160 Attacks" calcext:value-type="string">
            <text:p>16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50] * 8 * [.M150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unition_WM_Hv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style-name="ce6" table:number-columns-repeated="17"/>
        </table:table-row>
        <table:table-row table:style-name="ro2">
          <table:table-cell table:formula="of:=&quot;Wastemaker AC D-Sniper Ammo &quot; &amp; TEXT([.C152]; &quot;00&quot;) &amp; &quot;x&quot;" office:value-type="string" office:string-value="Wastemaker AC D-Sniper Ammo 01x" calcext:value-type="string">
            <text:p>Wastemaker AC D-Sniper Ammo 01x</text:p>
          </table:table-cell>
          <table:table-cell office:value-type="float" office:value="1" calcext:value-type="float">
            <text:p>1</text:p>
          </table:table-cell>
          <table:table-cell table:formula="of:=LERP_BY_TYPE_SKEWED_X( 1; 22; [.B152]; 7 )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52]; 7 )" office:value-type="string" office:string-value="0 0 1.00000" calcext:value-type="string">
            <text:p>0 0 1.00000</text:p>
          </table:table-cell>
          <table:table-cell office:value-type="float" office:value="1" calcext:value-type="float">
            <text:p>1</text:p>
          </table:table-cell>
          <table:table-cell table:formula="of:=LERP_BY_TYPE_SKEWED_X( 3010; 280250; [.B152]; 7 )" office:value-type="float" office:value="3010" calcext:value-type="float">
            <text:p>3010</text:p>
          </table:table-cell>
          <table:table-cell table:formula="of:=TEXT( [.L152]; &quot;0&quot; ) &amp; &quot; Rounds&quot;" office:value-type="string" office:string-value="28 Rounds" calcext:value-type="string">
            <text:p>28 Rounds</text:p>
          </table:table-cell>
          <table:table-cell table:formula="of:=TEXT( [.L152] / [.M152]; &quot;0&quot; ) &amp; &quot; Attacks&quot;" office:value-type="string" office:string-value="14 Attacks" calcext:value-type="string">
            <text:p>14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52] * 14 * [.M152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WM_Snp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D-Sniper Ammo &quot; &amp; TEXT([.C153]; &quot;00&quot;) &amp; &quot;x&quot;" office:value-type="string" office:string-value="Wastemaker AC D-Sniper Ammo 02x" calcext:value-type="string">
            <text:p>Wastemaker AC D-Sniper Ammo 02x</text:p>
          </table:table-cell>
          <table:table-cell office:value-type="float" office:value="2" calcext:value-type="float">
            <text:p>2</text:p>
          </table:table-cell>
          <table:table-cell table:formula="of:=LERP_BY_TYPE_SKEWED_X( 1; 22; [.B153]; 7 )"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53]; 7 )" office:value-type="string" office:string-value="0 0 1.00085" calcext:value-type="string">
            <text:p>0 0 1.00085</text:p>
          </table:table-cell>
          <table:table-cell office:value-type="float" office:value="1" calcext:value-type="float">
            <text:p>1</text:p>
          </table:table-cell>
          <table:table-cell table:formula="of:=LERP_BY_TYPE_SKEWED_X( 3010; 280250; [.B153]; 7 )" office:value-type="float" office:value="18089" calcext:value-type="float">
            <text:p>18089</text:p>
          </table:table-cell>
          <table:table-cell table:formula="of:=TEXT( [.L153]; &quot;0&quot; ) &amp; &quot; Rounds&quot;" office:value-type="string" office:string-value="56 Rounds" calcext:value-type="string">
            <text:p>56 Rounds</text:p>
          </table:table-cell>
          <table:table-cell table:formula="of:=TEXT( [.L153] / [.M153]; &quot;0&quot; ) &amp; &quot; Attacks&quot;" office:value-type="string" office:string-value="28 Attacks" calcext:value-type="string">
            <text:p>2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53] * 14 * [.M153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WM_Snp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D-Sniper Ammo &quot; &amp; TEXT([.C154]; &quot;00&quot;) &amp; &quot;x&quot;" office:value-type="string" office:string-value="Wastemaker AC D-Sniper Ammo 05x" calcext:value-type="string">
            <text:p>Wastemaker AC D-Sniper Ammo 05x</text:p>
          </table:table-cell>
          <table:table-cell office:value-type="float" office:value="3" calcext:value-type="float">
            <text:p>3</text:p>
          </table:table-cell>
          <table:table-cell table:formula="of:=LERP_BY_TYPE_SKEWED_X( 1; 22; [.B154]; 7 )"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54]; 7 )" office:value-type="string" office:string-value="1 1 1.00241" calcext:value-type="string">
            <text:p>1 1 1.00241</text:p>
          </table:table-cell>
          <table:table-cell office:value-type="float" office:value="1" calcext:value-type="float">
            <text:p>1</text:p>
          </table:table-cell>
          <table:table-cell table:formula="of:=LERP_BY_TYPE_SKEWED_X( 3010; 280250; [.B154]; 7 )" office:value-type="float" office:value="49519" calcext:value-type="float">
            <text:p>49519</text:p>
          </table:table-cell>
          <table:table-cell table:formula="of:=TEXT( [.L154]; &quot;0&quot; ) &amp; &quot; Rounds&quot;" office:value-type="string" office:string-value="140 Rounds" calcext:value-type="string">
            <text:p>140 Rounds</text:p>
          </table:table-cell>
          <table:table-cell table:formula="of:=TEXT( [.L154] / [.M154]; &quot;0&quot; ) &amp; &quot; Attacks&quot;" office:value-type="string" office:string-value="70 Attacks" calcext:value-type="string">
            <text:p>70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54] * 14 * [.M154]"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WM_Snp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D-Sniper Ammo &quot; &amp; TEXT([.C155]; &quot;00&quot;) &amp; &quot;x&quot;" office:value-type="string" office:string-value="Wastemaker AC D-Sniper Ammo 08x" calcext:value-type="string">
            <text:p>Wastemaker AC D-Sniper Ammo 08x</text:p>
          </table:table-cell>
          <table:table-cell office:value-type="float" office:value="4" calcext:value-type="float">
            <text:p>4</text:p>
          </table:table-cell>
          <table:table-cell table:formula="of:=LERP_BY_TYPE_SKEWED_X( 1; 22; [.B155]; 7 )"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55]; 7 )" office:value-type="string" office:string-value="2 2 1.00442" calcext:value-type="string">
            <text:p>2 2 1.00442</text:p>
          </table:table-cell>
          <table:table-cell office:value-type="float" office:value="1" calcext:value-type="float">
            <text:p>1</text:p>
          </table:table-cell>
          <table:table-cell table:formula="of:=LERP_BY_TYPE_SKEWED_X( 3010; 280250; [.B155]; 7 )" office:value-type="float" office:value="92894" calcext:value-type="float">
            <text:p>92894</text:p>
          </table:table-cell>
          <table:table-cell table:formula="of:=TEXT( [.L155]; &quot;0&quot; ) &amp; &quot; Rounds&quot;" office:value-type="string" office:string-value="224 Rounds" calcext:value-type="string">
            <text:p>224 Rounds</text:p>
          </table:table-cell>
          <table:table-cell table:formula="of:=TEXT( [.L155] / [.M155]; &quot;0&quot; ) &amp; &quot; Attacks&quot;" office:value-type="string" office:string-value="112 Attacks" calcext:value-type="string">
            <text:p>112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55] * 14 * [.M155]"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WM_Snp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D-Sniper Ammo &quot; &amp; TEXT([.C156]; &quot;00&quot;) &amp; &quot;x&quot;" office:value-type="string" office:string-value="Wastemaker AC D-Sniper Ammo 12x" calcext:value-type="string">
            <text:p>Wastemaker AC D-Sniper Ammo 12x</text:p>
          </table:table-cell>
          <table:table-cell office:value-type="float" office:value="5" calcext:value-type="float">
            <text:p>5</text:p>
          </table:table-cell>
          <table:table-cell table:formula="of:=LERP_BY_TYPE_SKEWED_X( 1; 22; [.B156]; 7 )"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56]; 7 )" office:value-type="string" office:string-value="4 4 1.00680" calcext:value-type="string">
            <text:p>4 4 1.00680</text:p>
          </table:table-cell>
          <table:table-cell office:value-type="float" office:value="1" calcext:value-type="float">
            <text:p>1</text:p>
          </table:table-cell>
          <table:table-cell table:formula="of:=LERP_BY_TYPE_SKEWED_X( 3010; 280250; [.B156]; 7 )" office:value-type="float" office:value="146462" calcext:value-type="float">
            <text:p>146462</text:p>
          </table:table-cell>
          <table:table-cell table:formula="of:=TEXT( [.L156]; &quot;0&quot; ) &amp; &quot; Rounds&quot;" office:value-type="string" office:string-value="336 Rounds" calcext:value-type="string">
            <text:p>336 Rounds</text:p>
          </table:table-cell>
          <table:table-cell table:formula="of:=TEXT( [.L156] / [.M156]; &quot;0&quot; ) &amp; &quot; Attacks&quot;" office:value-type="string" office:string-value="168 Attacks" calcext:value-type="string">
            <text:p>16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56] * 14 * [.M156]"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WM_Snp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D-Sniper Ammo &quot; &amp; TEXT([.C157]; &quot;00&quot;) &amp; &quot;x&quot;" office:value-type="string" office:string-value="Wastemaker AC D-Sniper Ammo 17x" calcext:value-type="string">
            <text:p>Wastemaker AC D-Sniper Ammo 17x</text:p>
          </table:table-cell>
          <table:table-cell office:value-type="float" office:value="6" calcext:value-type="float">
            <text:p>6</text:p>
          </table:table-cell>
          <table:table-cell table:formula="of:=LERP_BY_TYPE_SKEWED_X( 1; 22; [.B157]; 7 )"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57]; 7 )" office:value-type="string" office:string-value="6 6 1.00951" calcext:value-type="string">
            <text:p>6 6 1.00951</text:p>
          </table:table-cell>
          <table:table-cell office:value-type="float" office:value="1" calcext:value-type="float">
            <text:p>1</text:p>
          </table:table-cell>
          <table:table-cell table:formula="of:=LERP_BY_TYPE_SKEWED_X( 3010; 280250; [.B157]; 7 )" office:value-type="float" office:value="209161" calcext:value-type="float">
            <text:p>209161</text:p>
          </table:table-cell>
          <table:table-cell table:formula="of:=TEXT( [.L157]; &quot;0&quot; ) &amp; &quot; Rounds&quot;" office:value-type="string" office:string-value="476 Rounds" calcext:value-type="string">
            <text:p>476 Rounds</text:p>
          </table:table-cell>
          <table:table-cell table:formula="of:=TEXT( [.L157] / [.M157]; &quot;0&quot; ) &amp; &quot; Attacks&quot;" office:value-type="string" office:string-value="238 Attacks" calcext:value-type="string">
            <text:p>23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57] * 14 * [.M157]"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WM_Snp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formula="of:=&quot;Wastemaker AC D-Sniper Ammo &quot; &amp; TEXT([.C158]; &quot;00&quot;) &amp; &quot;x&quot;" office:value-type="string" office:string-value="Wastemaker AC D-Sniper Ammo 22x" calcext:value-type="string">
            <text:p>Wastemaker AC D-Sniper Ammo 22x</text:p>
          </table:table-cell>
          <table:table-cell office:value-type="float" office:value="7" calcext:value-type="float">
            <text:p>7</text:p>
          </table:table-cell>
          <table:table-cell table:formula="of:=LERP_BY_TYPE_SKEWED_X( 1; 22; [.B158]; 7 )"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table:formula="of:=DRAIN( 0; 8;  0; 8;  1; 1.0125;   [.B158]; 7 )" office:value-type="string" office:string-value="8 8 1.01250" calcext:value-type="string">
            <text:p>8 8 1.01250</text:p>
          </table:table-cell>
          <table:table-cell office:value-type="float" office:value="1" calcext:value-type="float">
            <text:p>1</text:p>
          </table:table-cell>
          <table:table-cell table:formula="of:=LERP_BY_TYPE_SKEWED_X( 3010; 280250; [.B158]; 7 )" office:value-type="float" office:value="280250" calcext:value-type="float">
            <text:p>280250</text:p>
          </table:table-cell>
          <table:table-cell table:formula="of:=TEXT( [.L158]; &quot;0&quot; ) &amp; &quot; Rounds&quot;" office:value-type="string" office:string-value="616 Rounds" calcext:value-type="string">
            <text:p>616 Rounds</text:p>
          </table:table-cell>
          <table:table-cell table:formula="of:=TEXT( [.L158] / [.M158]; &quot;0&quot; ) &amp; &quot; Attacks&quot;" office:value-type="string" office:string-value="308 Attacks" calcext:value-type="string">
            <text:p>308 Attacks</text:p>
          </table:table-cell>
          <table:table-cell/>
          <table:table-cell office:value-type="string" calcext:value-type="string">
            <text:p>ammoBox_Ballistic</text:p>
          </table:table-cell>
          <table:table-cell table:formula="of:=[.C158] * 14 * [.M158]"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unition_WM_Snp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Wastemaker AC Ammunition</text:p>
          </table:table-cell>
        </table:table-row>
        <table:table-row table:style-name="ro2">
          <table:table-cell table:style-name="ce6" table:number-columns-repeated="17"/>
        </table:table-row>
      </table:table>
      <table:named-expressions>
        <table:named-expression table:name="Reaper_Drain_Standard" table:base-cell-address="$Sheet1.$Q$35" table:expression="7.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0756in" fo:margin-bottom="0.0673in" fo:margin-left="0.05in" fo:margin-right="0.0402in" style:scale-to="4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05:37:55.28812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8:21:29.886365500</meta:creation-date>
    <meta:generator>LibreOffice/25.8.3.2$Windows_X86_64 LibreOffice_project/8ca8d55c161d602844f5428fa4b58097424e324e</meta:generator>
    <dc:date>2025-12-02T07:21:29.492120000</dc:date>
    <meta:editing-duration>P1DT23H39M21S</meta:editing-duration>
    <meta:editing-cycles>151</meta:editing-cycles>
    <meta:print-date>2025-11-03T12:49:53.488066600</meta:print-date>
    <meta:printed-by>PDF files</meta:printed-by>
    <meta:document-statistic meta:table-count="1" meta:cell-count="191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End Sub

Function LERP(a,b,t)
	LERP = (a * (1.0 - t)) + (b * t)
End Function

Function LERP_BY_TYPE(a,b,t)
    Dim oFunc As Object
	Dim type_factor As Double, lerped As Double
    oFunc = createUnoService("com.sun.star.sheet.FunctionAccess")	
    type_factor = (t - 1) / 4.0
	
	lerped = (a * (1.0 - type_factor)) + (b * type_factor)

	LERP_BY_TYPE = oFunc.callFunction("ROUND", Array(lerped, 0))
End Function

Function LERP_BY_TYPE_SKEWED(a,b,t,skew)
    Dim oFunc As Object
	Dim type_factor As Double, lerped As Double
    oFunc = createUnoService("com.sun.star.sheet.FunctionAccess")	
    type_factor = (t - 1) / 4.0
    type_factor = type_factor^skew
	
	lerped = (a * (1.0 - type_factor)) + (b * type_factor)

	LERP_BY_TYPE_SKEWED = oFunc.callFunction("ROUND", Array(lerped, 0))
End Function

Function LERP_BY_TYPE_SKEWED_X(a,b,t,max_type)
    Dim oFunc As Object
	Dim type_factor As Double, lerped As Double
    oFunc = createUnoService("com.sun.star.sheet.FunctionAccess")	
    type_factor = (t - 1) / (max_type - 1)
    type_factor = type_factor^1.625
	
	lerped = (a * (1.0 - type_factor)) + (b * type_factor)

	LERP_BY_TYPE_SKEWED_X = oFunc.callFunction("ROUND", Array(lerped, 0))
End Function

Function LERP_ROUND(a,b,t)
    Dim oFunc As Object
	Dim type_factor As Double, lerped As Double
    oFunc = createUnoService("com.sun.star.sheet.FunctionAccess")	
    type_factor = t
	
	lerped = (a * (1.0 - type_factor)) + (b * type_factor)

	LERP_ROUND = oFunc.callFunction("ROUND", Array(lerped, 0))
End Function

Function LERP_ROUND_SKEWED(a,b,t,skew)
    Dim oFunc As Object
	Dim type_factor As Double, lerped As Double
    oFunc = createUnoService("com.sun.star.sheet.FunctionAccess")	
    type_factor = t
    type_factor = type_factor^skew
	
	lerped = (a * (1.0 - type_factor)) + (b * type_factor)

	LERP_ROUND_SKEWED = oFunc.callFunction("ROUND", Array(lerped, 0))
End Function

Function DRAIN(heat0,heat1,heat_limit0,heat_limit1,damage0,damage1,gear_type,num_types)
    Dim oFunc As Object
    oFunc = createUnoService("com.sun.star.sheet.FunctionAccess")
    
    Dim type_factor As Double
    type_factor = (gear_type - 1) / (num_types - 1)
    
    Dim cost_heat As Double, cost_heat_limit As Double, cost_damage As Double
	cost_heat = LERP_ROUND(heat0, heat1, type_factor^2.0)
	cost_heat_limit = LERP_ROUND(heat_limit0, heat_limit1, type_factor^2.0)
	cost_damage = LERP_ROUND(damage0 * 100000, damage1 * 100000, type_factor^1.5) / 100000
	
	DRAIN = oFunc.callFunction("TEXT", Array(cost_heat, "0")) &amp; " " &amp; oFunc.callFunction("TEXT", Array(cost_heat_limit, "0")) &amp; " " &amp; oFunc.callFunction("TEXT", Array(cost_damage, "0.00000")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